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2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P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785b6" style:font-name-asian="DejaVu Sans Mono" style:font-size-asian="10pt" style:font-name-complex="DejaVu Sans Mono" style:font-size-complex="10pt"/>
    </style:style>
    <style:style style:name="P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87d87" style:font-name-asian="DejaVu Sans Mono" style:font-size-asian="10pt" style:font-name-complex="DejaVu Sans Mono" style:font-size-complex="10pt"/>
    </style:style>
    <style:style style:name="P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938e7" style:font-name-asian="DejaVu Sans Mono" style:font-size-asian="10pt" style:font-name-complex="DejaVu Sans Mono" style:font-size-complex="10pt"/>
    </style:style>
    <style:style style:name="P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aa0fb" style:font-name-asian="DejaVu Sans Mono" style:font-size-asian="10pt" style:font-name-complex="DejaVu Sans Mono" style:font-size-complex="10pt"/>
    </style:style>
    <style:style style:name="P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5736" style:font-name-asian="DejaVu Sans Mono" style:font-size-asian="10pt" style:font-name-complex="DejaVu Sans Mono" style:font-size-complex="10pt"/>
    </style:style>
    <style:style style:name="P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cd0e" style:font-name-asian="DejaVu Sans Mono" style:font-size-asian="10pt" style:font-name-complex="DejaVu Sans Mono" style:font-size-complex="10pt"/>
    </style:style>
    <style:style style:name="P1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d8d5e" style:font-name-asian="DejaVu Sans Mono" style:font-size-asian="10pt" style:font-name-complex="DejaVu Sans Mono" style:font-size-complex="10pt"/>
    </style:style>
    <style:style style:name="P1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f6fe5" style:font-name-asian="DejaVu Sans Mono" style:font-size-asian="10pt" style:font-name-complex="DejaVu Sans Mono" style:font-size-complex="10pt"/>
    </style:style>
    <style:style style:name="P1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270c1" style:font-name-asian="DejaVu Sans Mono" style:font-size-asian="10pt" style:font-name-complex="DejaVu Sans Mono" style:font-size-complex="10pt"/>
    </style:style>
    <style:style style:name="P1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3d654" style:font-name-asian="DejaVu Sans Mono" style:font-size-asian="10pt" style:font-name-complex="DejaVu Sans Mono" style:font-size-complex="10pt"/>
    </style:style>
    <style:style style:name="P1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5d4b4" style:font-name-asian="DejaVu Sans Mono" style:font-size-asian="10pt" style:font-name-complex="DejaVu Sans Mono" style:font-size-complex="10pt"/>
    </style:style>
    <style:style style:name="P1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62f25" style:font-name-asian="DejaVu Sans Mono" style:font-size-asian="10pt" style:font-name-complex="DejaVu Sans Mono" style:font-size-complex="10pt"/>
    </style:style>
    <style:style style:name="P1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785b6" officeooo:paragraph-rsid="000785b6" style:font-name-asian="DejaVu Sans Mono" style:font-size-asian="10pt" style:font-name-complex="DejaVu Sans Mono" style:font-size-complex="10pt"/>
    </style:style>
    <style:style style:name="P1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8b1cf" officeooo:paragraph-rsid="0008b1cf" style:font-name-asian="DejaVu Sans Mono" style:font-size-asian="10pt" style:font-name-complex="DejaVu Sans Mono" style:font-size-complex="10pt"/>
    </style:style>
    <style:style style:name="P1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aa0fb" officeooo:paragraph-rsid="000aa0fb" style:font-name-asian="DejaVu Sans Mono" style:font-size-asian="10pt" style:font-name-complex="DejaVu Sans Mono" style:font-size-complex="10pt"/>
    </style:style>
    <style:style style:name="P1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5736" officeooo:paragraph-rsid="000c5736" style:font-name-asian="DejaVu Sans Mono" style:font-size-asian="10pt" style:font-name-complex="DejaVu Sans Mono" style:font-size-complex="10pt"/>
    </style:style>
    <style:style style:name="P2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cd0e" officeooo:paragraph-rsid="000ccd0e" style:font-name-asian="DejaVu Sans Mono" style:font-size-asian="10pt" style:font-name-complex="DejaVu Sans Mono" style:font-size-complex="10pt"/>
    </style:style>
    <style:style style:name="P2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f6fe5" officeooo:paragraph-rsid="000f6fe5" style:font-name-asian="DejaVu Sans Mono" style:font-size-asian="10pt" style:font-name-complex="DejaVu Sans Mono" style:font-size-complex="10pt"/>
    </style:style>
    <style:style style:name="P2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14cb7" officeooo:paragraph-rsid="00114cb7" style:font-name-asian="DejaVu Sans Mono" style:font-size-asian="10pt" style:font-name-complex="DejaVu Sans Mono" style:font-size-complex="10pt"/>
    </style:style>
    <style:style style:name="P2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270c1" officeooo:paragraph-rsid="001270c1" style:font-name-asian="DejaVu Sans Mono" style:font-size-asian="10pt" style:font-name-complex="DejaVu Sans Mono" style:font-size-complex="10pt"/>
    </style:style>
    <style:style style:name="P2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3d654" officeooo:paragraph-rsid="0013d654" style:font-name-asian="DejaVu Sans Mono" style:font-size-asian="10pt" style:font-name-complex="DejaVu Sans Mono" style:font-size-complex="10pt"/>
    </style:style>
    <style:style style:name="P2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62f25" officeooo:paragraph-rsid="00162f25" style:font-name-asian="DejaVu Sans Mono" style:font-size-asian="10pt" style:font-name-complex="DejaVu Sans Mono" style:font-size-complex="10pt"/>
    </style:style>
    <style:style style:name="P26" style:family="paragraph" style:parent-style-name="Normal" style:master-page-name="MP0">
      <style:paragraph-properties fo:margin-top="0cm" fo:margin-bottom="0cm" loext:contextual-spacing="false" fo:line-height="100%" fo:orphans="0" fo:widows="0" style:page-number="auto" fo:break-before="page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2" style:family="text">
      <style:text-properties officeooo:rsid="00069b7d"/>
    </style:style>
    <style:style style:name="T3" style:family="text">
      <style:text-properties officeooo:rsid="000785b6"/>
    </style:style>
    <style:style style:name="T4" style:family="text">
      <style:text-properties officeooo:rsid="00087d87"/>
    </style:style>
    <style:style style:name="T5" style:family="text">
      <style:text-properties officeooo:rsid="0008b1cf"/>
    </style:style>
    <style:style style:name="T6" style:family="text">
      <style:text-properties officeooo:rsid="000938e7"/>
    </style:style>
    <style:style style:name="T7" style:family="text">
      <style:text-properties officeooo:rsid="000aa0fb"/>
    </style:style>
    <style:style style:name="T8" style:family="text">
      <style:text-properties officeooo:rsid="000c5736"/>
    </style:style>
    <style:style style:name="T9" style:family="text">
      <style:text-properties officeooo:rsid="000ccd0e"/>
    </style:style>
    <style:style style:name="T10" style:family="text">
      <style:text-properties officeooo:rsid="000d8d5e"/>
    </style:style>
    <style:style style:name="T11" style:family="text">
      <style:text-properties officeooo:rsid="000f6fe5"/>
    </style:style>
    <style:style style:name="T12" style:family="text">
      <style:text-properties officeooo:rsid="00114cb7"/>
    </style:style>
    <style:style style:name="T13" style:family="text">
      <style:text-properties officeooo:rsid="001270c1"/>
    </style:style>
    <style:style style:name="T14" style:family="text">
      <style:text-properties officeooo:rsid="0013d654"/>
    </style:style>
    <style:style style:name="T15" style:family="text">
      <style:text-properties officeooo:rsid="0015d4b4"/>
    </style:style>
    <style:style style:name="T16" style:family="text">
      <style:text-properties officeooo:rsid="00162f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/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<text:soft-page-break/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<text:soft-page-break/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oft-page-break/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><text:soft-page-break/></text:p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<text:soft-page-break/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<text:soft-page-break/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<text:soft-page-break/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<text:soft-page-break/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oft-page-break/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<text:soft-page-break/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><text:soft-page-break/></text:p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><text:soft-page-break/></text:p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<text:soft-page-break/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<text:soft-page-break/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/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<text:soft-page-break/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/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<text:soft-page-break/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><text:soft-page-break/></text:p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oft-page-break/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3">#são parcialmeý</text:p>
      <text:p text:style-name="P3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><text:soft-page-break/></text:p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oft-page-break/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<text:soft-page-break/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oft-page-break/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/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oft-page-break/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<text:soft-page-break/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<text:soft-page-break/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<text:soft-page-break/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<text:soft-page-break/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oft-page-break/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oft-page-break/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/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<text:soft-page-break/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/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oft-page-break/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<text:soft-page-break/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><text:soft-page-break/></text:p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><text:soft-page-break/></text:p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<text:soft-page-break/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/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<text:soft-page-break/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1"><text:span text:style-name="Fonte_20_parág._20_padrão"><text:span text:style-name="T1">#são parcialme�</text:span></text:span></text:p>
      <text:p text:style-name="P3">nte autônomos.#</text:p>
      <text:p text:style-name="P3"/>
      <text:p text:style-name="P3"><text:s/>278: 10:15:52.09 10:15:55.00 <text:s/>Durée 00:00:02.16 <text:s/>Lisibilité 40</text:p>
      <text:p text:style-name="P3">#A autonomia deles está</text:p>
      <text:p text:style-name="P3">entre os níveis 2 e 3.#</text:p>
      <text:p text:style-name="P3"/>
      <text:p text:style-name="P3"><text:s/>279: 10:15:57.09 10:15:59.00 <text:s/>Durée 00:00:01.16 <text:s/>Lisibilité 25</text:p>
      <text:p text:style-name="P3">#Quanto aos carros em teste,#</text:p>
      <text:p text:style-name="P3"/>
      <text:p text:style-name="P3"><text:s/>280: 10:15:59.04 10:16:01.24 <text:s/>Durée 00:00:02.20 <text:s/>Lisibilité 42</text:p>
      <text:p text:style-name="P3">#há sempre um engenheiro,</text:p>
      <text:p text:style-name="P3">um técnico ou um condutor#</text:p>
      <text:p text:style-name="P3"/>
      <text:p text:style-name="P3"><text:s/>281: 10:16:02.03 10:16:05.05 <text:s/>Durée 00:00:03.02 <text:s/>Lisibilité 46</text:p>
      <text:p text:style-name="P3">#ao volante para assumir</text:p>
      <text:p text:style-name="P3">em caso de imprevisto.#</text:p>
      <text:p text:style-name="P3"/>
      <text:p text:style-name="P3"><text:s/>282: 10:16:09.19 10:16:13.11 <text:s/>Durée 00:00:03.17 <text:s/>Lisibilité 55</text:p>
      <text:p text:style-name="P3">#Enquanto o carro não atingir</text:p>
      <text:p text:style-name="P3">o nível 4 de autonomia,#</text:p>
      <text:p text:style-name="P3"/>
      <text:p text:style-name="P3"><text:s/>283: 10:16:14.00 10:16:17.12 <text:s/>Durée 00:00:03.12 <text:s/>Lisibilité 52</text:p>
      <text:p text:style-name="P3">#ele exige, nos níveis 2 e 3,</text:p>
      <text:p text:style-name="P3">estar atento,#</text:p>
      <text:p text:style-name="P3"/>
      <text:p text:style-name="P3"><text:s/>284: 10:16:17.16 10:16:19.07 <text:s/>Durée 00:00:01.16 <text:s/>Lisibilité 25</text:p>
      <text:p text:style-name="P3">#monitorar os sistemas.#</text:p>
      <text:p text:style-name="P3"/>
      <text:p text:style-name="P3"><text:s/>285: 10:16:19.11 10:16:21.11 <text:s/>Durée 00:00:02.00 <text:s/>Lisibilité 30</text:p>
      <text:p text:style-name="P3"><text:soft-page-break/>#E é aí</text:p>
      <text:p text:style-name="P3">que as coisas se complicam.#</text:p>
      <text:p text:style-name="P3"/>
      <text:p text:style-name="P3"><text:s/>286: 10:16:22.03 10:16:25.09 <text:s/>Durée 00:00:03.06 <text:s/>Lisibilité 49</text:p>
      <text:p text:style-name="P3">A necessidade de monitorar</text:p>
      <text:p text:style-name="P3">a condução do carro,</text:p>
      <text:p text:style-name="P3"/>
      <text:p text:style-name="P3"><text:s/>287: 10:16:25.13 10:16:28.07 <text:s/>Durée 00:00:02.19 <text:s/>Lisibilité 41</text:p>
      <text:p text:style-name="P3">estando pronto a assumir</text:p>
      <text:p text:style-name="P3">o volante se preciso,</text:p>
      <text:p text:style-name="P3"/>
      <text:p text:style-name="P3"><text:s/>288: 10:16:28.11 10:16:31.15 <text:s/>Durée 00:00:03.04 <text:s/>Lisibilité 47</text:p>
      <text:p text:style-name="P3">pode ser tão exigente</text:p>
      <text:p text:style-name="P3">quanto dirigir o veículo.</text:p>
      <text:p text:style-name="P3"/>
      <text:p text:style-name="P3"><text:s/>289: 10:16:35.16 10:16:39.02 <text:s/>Durée 00:00:03.11 <text:s/>Lisibilité 52</text:p>
      <text:p text:style-name="P3">#O dilema é manter</text:p>
      <text:p text:style-name="P3">a atenção do condutor#</text:p>
      <text:p text:style-name="P3"/>
      <text:p text:style-name="P3"><text:s/>290: 10:16:39.06 10:16:41.16 <text:s/>Durée 00:00:02.10 <text:s/>Lisibilité 36</text:p>
      <text:p text:style-name="P3">#quando houver</text:p>
      <text:p text:style-name="P3">cada vez menos tarefas#</text:p>
      <text:p text:style-name="P3"/>
      <text:p text:style-name="P3"><text:s/>291: 10:16:41.20 10:16:42.17 <text:s/>Durée 00:00:00.22 <text:s/>Lisibilité 13</text:p>
      <text:p text:style-name="P3">#na condução.#</text:p>
      <text:p text:style-name="P3"/>
      <text:p text:style-name="P3"><text:s/>292: 10:16:45.03 10:16:48.16 <text:s/>Durée 00:00:03.13 <text:s/>Lisibilité 53</text:p>
      <text:p text:style-name="P3">O problema que surge quando</text:p>
      <text:p text:style-name="P3">basta monitorar um sistema </text:p>
      <text:p text:style-name="P3"/>
      <text:p text:style-name="P3"><text:s/>293: 10:16:48.20 10:16:50.14 <text:s/>Durée 00:00:01.19 <text:s/>Lisibilité 26</text:p>
      <text:p text:style-name="P3">é que é rotineiro.</text:p>
      <text:p text:style-name="P3"/>
      <text:p text:style-name="P3"><text:s/>294: 10:16:50.18 10:16:52.14 <text:s/>Durée 00:00:01.21 <text:s/>Lisibilité 28</text:p>
      <text:p text:style-name="P3">E o tédio que vem com a rotina</text:p>
      <text:p text:style-name="P3"/>
      <text:p text:style-name="P3"><text:s/>295: 10:16:52.18 10:16:55.12 <text:s/>Durée 00:00:02.19 <text:s/>Lisibilité 41</text:p>
      <text:p text:style-name="P3">faz baixar nossa vigilância.</text:p>
      <text:p text:style-name="P3"/>
      <text:p text:style-name="P3"><text:s/>296: 10:16:58.19 10:16:59.21 <text:s/>Durée 00:00:01.02 <text:s/>Lisibilité 16</text:p>
      <text:p text:style-name="P3">#Vejamos como é#</text:p>
      <text:p text:style-name="P3"/>
      <text:p text:style-name="P3"><text:s/>297: 10:17:00.00 10:17:02.05 <text:s/>Durée 00:00:02.05 <text:s/>Lisibilité 33</text:p>
      <text:p text:style-name="P3">#conduzir um carro</text:p>
      <text:p text:style-name="P3">parcialmente autônomo.#</text:p>
      <text:p text:style-name="P3"/>
      <text:p text:style-name="P3"><text:s/>298: 10:17:03.08 10:17:05.09 <text:s/>Durée 00:00:02.01 <text:s/>Lisibilité 31</text:p>
      <text:p text:style-name="P3">#Marie senta ao volante,#</text:p>
      <text:p text:style-name="P3"/>
      <text:p text:style-name="P3"><text:s/>299: 10:17:05.14 10:17:08.23 <text:s/>Durée 00:00:03.09 <text:s/>Lisibilité 50</text:p>
      <text:p text:style-name="P3">#o volante de um simulador</text:p>
      <text:p text:style-name="P3">de carro autônomo de nível 2,#</text:p>
      <text:p text:style-name="P3"/>
      <text:p text:style-name="P3"><text:s/>300: 10:17:09.03 10:17:12.04 <text:s/>Durée 00:00:03.01 <text:s/>Lisibilité 46</text:p>
      <text:p text:style-name="P3">#no laboratório</text:p>
      <text:p text:style-name="P3"><text:soft-page-break/>da Transports Canada em Ottawa.#</text:p>
      <text:p text:style-name="P3"/>
      <text:p text:style-name="P3"><text:s/>301: 10:17:13.14 10:17:15.02 <text:s/>Durée 00:00:01.13 <text:s/>Lisibilité 23</text:p>
      <text:p text:style-name="P3">#Querem testar</text:p>
      <text:p text:style-name="P3">o que ocorre#</text:p>
      <text:p text:style-name="P3"/>
      <text:p text:style-name="P3"><text:s/>302: 10:17:15.07 10:17:17.13 <text:s/>Durée 00:00:02.06 <text:s/>Lisibilité 34</text:p>
      <text:p text:style-name="P3">#se o carro pedir</text:p>
      <text:p text:style-name="P3">que ela assuma a direção#</text:p>
      <text:p text:style-name="P3"/>
      <text:p text:style-name="P3"><text:s/>303: 10:17:17.20 10:17:20.06 <text:s/>Durée 00:00:02.11 <text:s/>Lisibilité 37</text:p>
      <text:p text:style-name="P3">#quando não está concentrada</text:p>
      <text:p text:style-name="P3">no trajeto.#</text:p>
      <text:p text:style-name="P3"/>
      <text:p text:style-name="P3"><text:s/>304: 10:17:23.17 10:17:26.23 <text:s/>Durée 00:00:03.06 <text:s/>Lisibilité 49</text:p>
      <text:p text:style-name="P3">#Para distraí-la, a ocupam</text:p>
      <text:p text:style-name="P3">numa tarefa no computador.#</text:p>
      <text:p text:style-name="P3"/>
      <text:p text:style-name="P3"><text:s/>305: 10:17:31.14 10:17:34.02 <text:s/>Durée 00:00:02.13 <text:s/>Lisibilité 38</text:p>
      <text:p text:style-name="P3">#Peter Burns dirige a pesquisa.#</text:p>
      <text:p text:style-name="P3"/>
      <text:p text:style-name="P3"><text:s/>306: 10:17:34.06 10:17:37.01 <text:s/>Durée 00:00:02.20 <text:s/>Lisibilité 42</text:p>
      <text:p text:style-name="P3">#Ele estuda</text:p>
      <text:p text:style-name="P3">a distribuição da atenção#</text:p>
      <text:p text:style-name="P3"/>
      <text:p text:style-name="P3"><text:s/>307: 10:17:37.05 10:17:38.17 <text:s/>Durée 00:00:01.12 <text:s/>Lisibilité 22</text:p>
      <text:p text:style-name="P3">#durante a condução.#</text:p>
      <text:p text:style-name="P3"/>
      <text:p text:style-name="P3"><text:s/>308: 10:17:40.04 10:17:43.16 <text:s/>Durée 00:00:03.12 <text:s/>Lisibilité 52</text:p>
      <text:p text:style-name="P3">O que nos preocupa nesses sistemas</text:p>
      <text:p text:style-name="P3">parcialmente autônomos</text:p>
      <text:p text:style-name="P3"/>
      <text:p text:style-name="P3"><text:s/>309: 10:17:45.06 10:17:48.04 <text:s/>Durée 00:00:02.23 <text:s/>Lisibilité 44</text:p>
      <text:p text:style-name="P3">é que as mãos e os pés</text:p>
      <text:p text:style-name="P3">estão livres da condução,</text:p>
      <text:p text:style-name="P3"/>
      <text:p text:style-name="P3"><text:s/>310: 10:17:48.08 10:17:49.19 <text:s/>Durée 00:00:01.11 <text:s/>Lisibilité 22</text:p>
      <text:p text:style-name="P3">mas não o cérebro.</text:p>
      <text:p text:style-name="P3"/>
      <text:p text:style-name="P3"><text:s/>311: 10:17:55.06 10:17:56.22 <text:s/>Durée 00:00:01.16 <text:s/>Lisibilité 25</text:p>
      <text:p text:style-name="P3">O sistema que testamos agora</text:p>
      <text:p text:style-name="P3"/>
      <text:p text:style-name="P3"><text:s/>312: 10:17:57.13 10:18:00.08 <text:s/>Durée 00:00:02.20 <text:s/>Lisibilité 42</text:p>
      <text:p text:style-name="P3">exige que o condutor</text:p>
      <text:p text:style-name="P3">supervisione a condução.</text:p>
      <text:p text:style-name="P3"/>
      <text:p text:style-name="P3"><text:s/>313: 10:18:01.20 10:18:04.24 <text:s/>Durée 00:00:03.04 <text:s/>Lisibilité 47</text:p>
      <text:p text:style-name="P3">Ele deve poder intervir</text:p>
      <text:p text:style-name="P3">no prazo de dois segundos.</text:p>
      <text:p text:style-name="P3"/>
      <text:p text:style-name="P3"><text:s/>314: 10:18:05.20 10:18:08.06 <text:s/>Durée 00:00:02.11 <text:s/>Lisibilité 37</text:p>
      <text:p text:style-name="P3">Mais que isso,</text:p>
      <text:p text:style-name="P3">há risco de colisão.</text:p>
      <text:p text:style-name="P3"/>
      <text:p text:style-name="P3"><text:s/>315: 10:18:18.20 10:18:21.01 <text:s/>Durée 00:00:02.06 <text:s/>Lisibilité 34</text:p>
      <text:p text:style-name="P3"><text:soft-page-break/>#Dois segundos parece pouco,#</text:p>
      <text:p text:style-name="P3"/>
      <text:p text:style-name="P3"><text:s/>316: 10:18:21.05 10:18:23.07 <text:s/>Durée 00:00:02.02 <text:s/>Lisibilité 31</text:p>
      <text:p text:style-name="P3">#mas quando rodamos a 100 km/h,#</text:p>
      <text:p text:style-name="P3"/>
      <text:p text:style-name="P3"><text:s/>317: 10:18:23.11 10:18:25.24 <text:s/>Durée 00:00:02.13 <text:s/>Lisibilité 38</text:p>
      <text:p text:style-name="P3">#percorremos 28 metros</text:p>
      <text:p text:style-name="P3">por segundo.#</text:p>
      <text:p text:style-name="P3"/>
      <text:p text:style-name="P3"><text:s/>318: 10:18:26.03 10:18:28.00 <text:s/>Durée 00:00:01.22 <text:s/>Lisibilité 28</text:p>
      <text:p text:style-name="P3">#Os obstáculos surgem rápido.#</text:p>
      <text:p text:style-name="P3"/>
      <text:p text:style-name="P3"><text:s/>319: 10:18:29.23 10:18:32.05 <text:s/>Durée 00:00:02.07 <text:s/>Lisibilité 34</text:p>
      <text:p text:style-name="P3">#A cada etapa</text:p>
      <text:p text:style-name="P3">as pesquisadoras tomam notas#</text:p>
      <text:p text:style-name="P3"/>
      <text:p text:style-name="P3"><text:s/>320: 10:18:32.09 10:18:33.23 <text:s/>Durée 00:00:01.14 <text:s/>Lisibilité 23</text:p>
      <text:p text:style-name="P3">#sobre a condução de Marie.#</text:p>
      <text:p text:style-name="P3"/>
      <text:p text:style-name="P3"><text:s/>321: 10:18:34.03 10:18:36.08 <text:s/>Durée 00:00:02.05 <text:s/>Lisibilité 33</text:p>
      <text:p text:style-name="P3">#Câmeras sobre suas mãos</text:p>
      <text:p text:style-name="P3">e seu rosto#</text:p>
      <text:p text:style-name="P3"/>
      <text:p text:style-name="P3"><text:s/>322: 10:18:36.13 10:18:39.15 <text:s/>Durée 00:00:03.02 <text:s/>Lisibilité 46</text:p>
      <text:p text:style-name="P3">#indicam em que momento</text:p>
      <text:p text:style-name="P3">ela percebe o problema.#</text:p>
      <text:p text:style-name="P3"/>
      <text:p text:style-name="P3"><text:s/>323: 10:18:40.07 10:18:43.09 <text:s/>Durée 00:00:03.02 <text:s/>Lisibilité 46</text:p>
      <text:p text:style-name="P3">#A câmera sobre seus pés</text:p>
      <text:p text:style-name="P3">marca o tempo de reação.#</text:p>
      <text:p text:style-name="P3"/>
      <text:p text:style-name="P3"><text:s/>324: 10:18:44.08 10:18:47.19 <text:s/>Durée 00:00:03.11 <text:s/>Lisibilité 52</text:p>
      <text:p text:style-name="P3">#Também medem se a retomada</text:p>
      <text:p text:style-name="P3">de controle do veículo é boa.#</text:p>
      <text:p text:style-name="P3"/>
      <text:p text:style-name="P3"><text:s/>325: 10:18:50.09 10:18:53.13 <text:s/>Durée 00:00:03.04 <text:s/>Lisibilité 47</text:p>
      <text:p text:style-name="P3">#A distração aqui não tem nada a ver</text:p>
      <text:p text:style-name="P3">com uma olhadela#</text:p>
      <text:p text:style-name="P3"/>
      <text:p text:style-name="P3"><text:s/>326: 10:18:53.17 10:18:56.14 <text:s/>Durée 00:00:02.22 <text:s/>Lisibilité 43</text:p>
      <text:p text:style-name="P3">#que damos numa tela</text:p>
      <text:p text:style-name="P3">ou num aparelho no carro#</text:p>
      <text:p text:style-name="P3"/>
      <text:p text:style-name="P3"><text:s/>327: 10:18:56.18 10:18:58.03 <text:s/>Durée 00:00:01.10 <text:s/>Lisibilité 21</text:p>
      <text:p text:style-name="P3">#por 1 ou 2 segundos.#</text:p>
      <text:p text:style-name="P3"/>
      <text:p text:style-name="P3"><text:s/>328: 10:18:58.07 10:19:00.14 <text:s/>Durée 00:00:02.07 <text:s/>Lisibilité 34</text:p>
      <text:p text:style-name="P3">#É uma distração de 30 segundos#</text:p>
      <text:p text:style-name="P3"/>
      <text:p text:style-name="P3"><text:s/>329: 10:19:00.18 10:19:02.09 <text:s/>Durée 00:00:01.16 <text:s/>Lisibilité 25</text:p>
      <text:p text:style-name="P3">#ou de vários minutos.#</text:p>
      <text:p text:style-name="P3"/>
      <text:p text:style-name="P3"><text:s/>330: 10:19:05.14 10:19:09.05 <text:s/>Durée 00:00:03.16 <text:s/>Lisibilité 55</text:p>
      <text:p text:style-name="P3">#O condutor tem pouca consciência</text:p>
      <text:p text:style-name="P3">do que acontece no caminho.#</text:p>
      <text:p text:style-name="P3"><text:soft-page-break/></text:p>
      <text:p text:style-name="P3"><text:s/>331: 10:19:11.22 10:19:14.23 <text:s/>Durée 00:00:03.01 <text:s/>Lisibilité 46</text:p>
      <text:p text:style-name="P3">#Teme-se que ele demore a agir</text:p>
      <text:p text:style-name="P3">ante um imprevisto.#</text:p>
      <text:p text:style-name="P3"/>
      <text:p text:style-name="P3"><text:s/>332: 10:19:22.17 10:19:26.05 <text:s/>Durée 00:00:03.13 <text:s/>Lisibilité 53</text:p>
      <text:p text:style-name="P3">#Também se teme</text:p>
      <text:p text:style-name="P3">que a tecnologia a bordo altere#</text:p>
      <text:p text:style-name="P3"/>
      <text:p text:style-name="P3"><text:s/>333: 10:19:26.10 10:19:28.00 <text:s/>Durée 00:00:01.15 <text:s/>Lisibilité 24</text:p>
      <text:p text:style-name="P3">#o comportamento</text:p>
      <text:p text:style-name="P3">do condutor.#</text:p>
      <text:p text:style-name="P3"/>
      <text:p text:style-name="P3"><text:s/>334: 10:19:30.21 10:19:33.22 <text:s/>Durée 00:00:03.01 <text:s/>Lisibilité 46</text:p>
      <text:p text:style-name="P3">#Confiar apenas no ponto de vista</text:p>
      <text:p text:style-name="P3">da câmera de ré#</text:p>
      <text:p text:style-name="P3"/>
      <text:p text:style-name="P3"><text:s/>335: 10:19:34.01 10:19:36.05 <text:s/>Durée 00:00:02.04 <text:s/>Lisibilité 32</text:p>
      <text:p text:style-name="P3">#em vez de virar a cabeça,</text:p>
      <text:p text:style-name="P3">por exemplo.#</text:p>
      <text:p text:style-name="P3"/>
      <text:p text:style-name="P3"><text:s/>336: 10:19:36.10 10:19:37.21 <text:s/>Durée 00:00:01.11 <text:s/>Lisibilité 22</text:p>
      <text:p text:style-name="P3">#O perigo é o condutor#</text:p>
      <text:p text:style-name="P3"/>
      <text:p text:style-name="P3"><text:s/>337: 10:19:38.00 10:19:40.15 <text:s/>Durée 00:00:02.15 <text:s/>Lisibilité 39</text:p>
      <text:p text:style-name="P3">#confiar rápido demais</text:p>
      <text:p text:style-name="P3">na tecnologia.#</text:p>
      <text:p text:style-name="P3"/>
      <text:p text:style-name="P3"><text:s/>338: 10:19:46.09 10:19:48.19 <text:s/>Durée 00:00:02.10 <text:s/>Lisibilité 36</text:p>
      <text:p text:style-name="P3">#A questão surgiu</text:p>
      <text:p text:style-name="P3">após o acidente mortal#</text:p>
      <text:p text:style-name="P3"/>
      <text:p text:style-name="P3"><text:s/>339: 10:19:48.23 10:19:50.24 <text:s/>Durée 00:00:02.01 <text:s/>Lisibilité 31</text:p>
      <text:p text:style-name="P3">#ocorrido em 2016 na Flórida,#</text:p>
      <text:p text:style-name="P3"/>
      <text:p text:style-name="P3"><text:s/>340: 10:19:51.03 10:19:53.12 <text:s/>Durée 00:00:02.09 <text:s/>Lisibilité 35</text:p>
      <text:p text:style-name="P3">#quando um Tesla</text:p>
      <text:p text:style-name="P3">em piloto automático#</text:p>
      <text:p text:style-name="P3"/>
      <text:p text:style-name="P3"><text:s/>341: 10:19:53.17 10:19:57.11 <text:s/>Durée 00:00:03.19 <text:s/>Lisibilité 56</text:p>
      <text:p text:style-name="P3">#entrou debaixo do reboque</text:p>
      <text:p text:style-name="P3">de um caminhão com que cruzou.#</text:p>
      <text:p text:style-name="P3"/>
      <text:p text:style-name="P3"><text:s/>342: 10:19:59.14 10:20:00.19 <text:s/>Durée 00:00:01.05 <text:s/>Lisibilité 18</text:p>
      <text:p text:style-name="P3">Vimos situações</text:p>
      <text:p text:style-name="P3"/>
      <text:p text:style-name="P3"><text:s/>343: 10:20:00.23 10:20:03.17 <text:s/>Durée 00:00:02.19 <text:s/>Lisibilité 41</text:p>
      <text:p text:style-name="P3">onde gente usou</text:p>
      <text:p text:style-name="P3">sistemas avançados de condução</text:p>
      <text:p text:style-name="P3"/>
      <text:p text:style-name="P3"><text:s/>344: 10:20:03.21 10:20:06.04 <text:s/>Durée 00:00:02.08 <text:s/>Lisibilité 35</text:p>
      <text:p text:style-name="P3">como se fossem carros autônomos.</text:p>
      <text:p text:style-name="P3"/>
      <text:p text:style-name="P3"><text:s/>345: 10:20:06.08 10:20:08.23 <text:s/>Durée 00:00:02.15 <text:s/>Lisibilité 39</text:p>
      <text:p text:style-name="P3">Houve acidentes</text:p>
      <text:p text:style-name="P3"><text:soft-page-break/>ou outros problemas,</text:p>
      <text:p text:style-name="P3"/>
      <text:p text:style-name="P3"><text:s/>346: 10:20:09.02 10:20:12.13 <text:s/>Durée 00:00:03.11 <text:s/>Lisibilité 52</text:p>
      <text:p text:style-name="P3">porque eles não entenderam</text:p>
      <text:p text:style-name="P3">os limites do veículo.</text:p>
      <text:p text:style-name="P3"/>
      <text:p text:style-name="P3"><text:s/>347: 10:20:14.14 10:20:18.08 <text:s/>Durée 00:00:03.19 <text:s/>Lisibilité 56</text:p>
      <text:p text:style-name="P3">#A questão da comunicação</text:p>
      <text:p text:style-name="P3">entre o veículo e o condutor#</text:p>
      <text:p text:style-name="P3"/>
      <text:p text:style-name="P3"><text:s/>348: 10:20:18.12 10:20:20.04 <text:s/>Durée 00:00:01.17 <text:s/>Lisibilité 25</text:p>
      <text:p text:style-name="P3">#torna-se então capital.#</text:p>
      <text:p text:style-name="P3"/>
      <text:p text:style-name="P3"><text:s/>349: 10:20:20.08 10:20:21.14 <text:s/>Durée 00:00:01.06 <text:s/>Lisibilité 19</text:p>
      <text:p text:style-name="P3">Piloto automático ligado.</text:p>
      <text:p text:style-name="P3"/>
      <text:p text:style-name="P3"><text:s/>350: 10:20:24.14 10:20:25.24 <text:s/>Durée 00:00:01.10 <text:s/>Lisibilité 21</text:p>
      <text:p text:style-name="P3">#Éric Meloche nos mostra#</text:p>
      <text:p text:style-name="P3"/>
      <text:p text:style-name="P3"><text:s/>351: 10:20:26.04 10:20:28.12 <text:s/>Durée 00:00:02.08 <text:s/>Lisibilité 35</text:p>
      <text:p text:style-name="P3">#que tipo de alarme</text:p>
      <text:p text:style-name="P3">um Tesla produz,#</text:p>
      <text:p text:style-name="P3"/>
      <text:p text:style-name="P3"><text:s/>352: 10:20:29.16 10:20:31.24 <text:s/>Durée 00:00:02.08 <text:s/>Lisibilité 35</text:p>
      <text:p text:style-name="P3">#que tipo de sinal</text:p>
      <text:p text:style-name="P3">ele manda ao condutor.#</text:p>
      <text:p text:style-name="P3"/>
      <text:p text:style-name="P3"><text:s/>353: 10:20:32.17 10:20:35.07 <text:s/>Durée 00:00:02.15 <text:s/>Lisibilité 39</text:p>
      <text:p text:style-name="P3">Se ficarmos muito tempo</text:p>
      <text:p text:style-name="P3">sem tocar no volante,</text:p>
      <text:p text:style-name="P3"/>
      <text:p text:style-name="P3"><text:s/>354: 10:20:35.11 10:20:36.15 <text:s/>Durée 00:00:01.04 <text:s/>Lisibilité 17</text:p>
      <text:p text:style-name="P3">ele nos adverte</text:p>
      <text:p text:style-name="P3"/>
      <text:p text:style-name="P3"><text:s/>355: 10:20:36.20 10:20:39.01 <text:s/>Durée 00:00:02.06 <text:s/>Lisibilité 34</text:p>
      <text:p text:style-name="P3">para colocarmos as mãos no volante.</text:p>
      <text:p text:style-name="P3"/>
      <text:p text:style-name="P3"><text:s/>356: 10:20:41.06 10:20:44.07 <text:s/>Durée 00:00:03.01 <text:s/>Lisibilité 46</text:p>
      <text:p text:style-name="P3">#Após vários alertas,</text:p>
      <text:p text:style-name="P3">o carro para#</text:p>
      <text:p text:style-name="P3"/>
      <text:p text:style-name="P3"><text:s/>357: 10:20:44.24 10:20:47.03 <text:s/>Durée 00:00:02.04 <text:s/>Lisibilité 32</text:p>
      <text:p text:style-name="P3">#e trava o piloto automático#</text:p>
      <text:p text:style-name="P3"/>
      <text:p text:style-name="P3"><text:s/>358: 10:20:47.08 10:20:49.07 <text:s/>Durée 00:00:01.24 <text:s/>Lisibilité 29</text:p>
      <text:p text:style-name="P3">#pelo resto do trajeto.#</text:p>
      <text:p text:style-name="P3"/>
      <text:p text:style-name="P3"><text:s/>359: 10:20:50.06 10:20:52.07 <text:s/>Durée 00:00:02.01 <text:s/>Lisibilité 31</text:p>
      <text:p text:style-name="P3">Ele não se ativará</text:p>
      <text:p text:style-name="P3"/>
      <text:p text:style-name="P3"><text:s/>360: 10:20:52.12 10:20:55.01 <text:s/>Durée 00:00:02.14 <text:s/>Lisibilité 38</text:p>
      <text:p text:style-name="P3">porque não atendemos ao comando.</text:p>
      <text:p text:style-name="P3"/>
      <text:p text:style-name="P3"><text:s/>361: 10:20:58.19 10:21:00.20 <text:s/>Durée 00:00:02.01 <text:s/>Lisibilité 31</text:p>
      <text:p text:style-name="P3">#O que nos leva a outra questão.#</text:p>
      <text:p text:style-name="P3"><text:soft-page-break/></text:p>
      <text:p text:style-name="P3"><text:s/>362: 10:21:01.17 10:21:03.24 <text:s/>Durée 00:00:02.07 <text:s/>Lisibilité 34</text:p>
      <text:p text:style-name="P3">#Que tipo de alarme</text:p>
      <text:p text:style-name="P3">é mais apropriado#</text:p>
      <text:p text:style-name="P3"/>
      <text:p text:style-name="P3"><text:s/>363: 10:21:04.03 10:21:06.03 <text:s/>Durée 00:00:02.00 <text:s/>Lisibilité 30</text:p>
      <text:p text:style-name="P3">#para chamar atenção do condutor?#</text:p>
      <text:p text:style-name="P3"/>
      <text:p text:style-name="P3"><text:s/>364: 10:21:07.16 10:21:10.22 <text:s/>Durée 00:00:03.06 <text:s/>Lisibilité 49</text:p>
      <text:p text:style-name="P3">#Visual? Sonoro?#</text:p>
      <text:p text:style-name="P3"/>
      <text:p text:style-name="P3"><text:s/>365: 10:21:11.02 10:21:12.08 <text:s/>Durée 00:00:01.06 <text:s/>Lisibilité 19</text:p>
      <text:p text:style-name="P3">#Tátil?#</text:p>
      <text:p text:style-name="P3"/>
      <text:p text:style-name="P3"><text:s/>366: 10:21:12.13 10:21:13.18 <text:s/>Durée 00:00:01.05 <text:s/>Lisibilité 18</text:p>
      <text:p text:style-name="P3">#Com que frequência?#</text:p>
      <text:p text:style-name="P3"/>
      <text:p text:style-name="P3"><text:s/>367: 10:21:16.15 10:21:18.19 <text:s/>Durée 00:00:02.04 <text:s/>Lisibilité 32</text:p>
      <text:p text:style-name="P3">Queremos alertas</text:p>
      <text:p text:style-name="P3">fáceis de entender</text:p>
      <text:p text:style-name="P3"/>
      <text:p text:style-name="P3"><text:s/>368: 10:21:18.23 10:21:20.08 <text:s/>Durée 00:00:01.10 <text:s/>Lisibilité 21</text:p>
      <text:p text:style-name="P3">pelo condutor</text:p>
      <text:p text:style-name="P3"/>
      <text:p text:style-name="P3"><text:s/>369: 10:21:20.12 10:21:23.10 <text:s/>Durée 00:00:02.23 <text:s/>Lisibilité 44</text:p>
      <text:p text:style-name="P3">e que lhe indiquem rapidamente</text:p>
      <text:p text:style-name="P3">o que fazer.</text:p>
      <text:p text:style-name="P3"/>
      <text:p text:style-name="P3"><text:s/>370: 10:21:26.24 10:21:28.17 <text:s/>Durée 00:00:01.18 <text:s/>Lisibilité 26</text:p>
      <text:p text:style-name="P3">Não queremos bombardeá-lo</text:p>
      <text:p text:style-name="P3"/>
      <text:p text:style-name="P3"><text:s/>371: 10:21:28.21 10:21:30.04 <text:s/>Durée 00:00:01.08 <text:s/>Lisibilité 20</text:p>
      <text:p text:style-name="P3">de sons e luzes</text:p>
      <text:p text:style-name="P3"/>
      <text:p text:style-name="P3"><text:s/>372: 10:21:30.09 10:21:32.09 <text:s/>Durée 00:00:02.00 <text:s/>Lisibilité 30</text:p>
      <text:p text:style-name="P3">sem que ele saiba o que fazer.</text:p>
      <text:p text:style-name="P3"/>
      <text:p text:style-name="P3"><text:s/>373: 10:21:33.13 10:21:35.19 <text:s/>Durée 00:00:02.06 <text:s/>Lisibilité 34</text:p>
      <text:p text:style-name="P3">É preciso guiá-lo</text:p>
      <text:p text:style-name="P3">para a reação certa.</text:p>
      <text:p text:style-name="P3"/>
      <text:p text:style-name="P3"><text:s/>374: 10:21:40.24 10:21:43.07 <text:s/>Durée 00:00:02.08 <text:s/>Lisibilité 35</text:p>
      <text:p text:style-name="P3">É muito delicada, essa interação</text:p>
      <text:p text:style-name="P3"/>
      <text:p text:style-name="P3"><text:s/>375: 10:21:43.12 10:21:46.02 <text:s/>Durée 00:00:02.15 <text:s/>Lisibilité 39</text:p>
      <text:p text:style-name="P3">entre o condutor</text:p>
      <text:p text:style-name="P3">e o veículo autônomo.</text:p>
      <text:p text:style-name="P3"/>
      <text:p text:style-name="P3"><text:s/>376: 10:21:50.10 10:21:52.20 <text:s/>Durée 00:00:02.10 <text:s/>Lisibilité 36</text:p>
      <text:p text:style-name="P3">#As montadoras também se preocupam#</text:p>
      <text:p text:style-name="P3"/>
      <text:p text:style-name="P3"><text:s/>377: 10:21:53.00 10:21:54.20 <text:s/>Durée 00:00:01.20 <text:s/>Lisibilité 27</text:p>
      <text:p text:style-name="P3">#com essa fase de transição.#</text:p>
      <text:p text:style-name="P3"/>
      <text:p text:style-name="P3"><text:s/>378: 10:21:55.00 10:21:57.02 <text:s/>Durée 00:00:02.02 <text:s/>Lisibilité 31</text:p>
      <text:p text:style-name="P3"><text:soft-page-break/>#Como garantir que o motorista#</text:p>
      <text:p text:style-name="P3"/>
      <text:p text:style-name="P3"><text:s/>379: 10:21:57.07 10:21:59.20 <text:s/>Durée 00:00:02.13 <text:s/>Lisibilité 38</text:p>
      <text:p text:style-name="P3">#compreenda as capacidades reais</text:p>
      <text:p text:style-name="P3">do veículo#</text:p>
      <text:p text:style-name="P3"/>
      <text:p text:style-name="P3"><text:s/>380: 10:22:00.00 10:22:03.09 <text:s/>Durée 00:00:03.09 <text:s/>Lisibilité 50</text:p>
      <text:p text:style-name="P3">#que ainda não atingiu</text:p>
      <text:p text:style-name="P3">o nível máximo de autonomia?#</text:p>
      <text:p text:style-name="P3"/>
      <text:p text:style-name="P3"><text:s/>381: 10:22:03.14 10:22:07.04 <text:s/>Durée 00:00:03.15 <text:s/>Lisibilité 54</text:p>
      <text:p text:style-name="P3">#A Toyota, por exemplo,</text:p>
      <text:p text:style-name="P3">em vez de mandá-lo monitorar#</text:p>
      <text:p text:style-name="P3"/>
      <text:p text:style-name="P3"><text:s/>382: 10:22:07.09 10:22:10.04 <text:s/>Durée 00:00:02.20 <text:s/>Lisibilité 42</text:p>
      <text:p text:style-name="P3">#o sistema de direção</text:p>
      <text:p text:style-name="P3">no carro semiautônomo,#</text:p>
      <text:p text:style-name="P3"/>
      <text:p text:style-name="P3"><text:s/>383: 10:22:10.08 10:22:12.17 <text:s/>Durée 00:00:02.09 <text:s/>Lisibilité 35</text:p>
      <text:p text:style-name="P3">#sugere que ele seja</text:p>
      <text:p text:style-name="P3">seu anjo da guarda.#</text:p>
      <text:p text:style-name="P3"/>
      <text:p text:style-name="P3"><text:s/>384: 10:22:15.11 10:22:19.06 <text:s/>Durée 00:00:03.20 <text:s/>Lisibilité 57</text:p>
      <text:p text:style-name="P3">Nosso sistema é baseado</text:p>
      <text:p text:style-name="P3">no princípio do anjo da guarda.</text:p>
      <text:p text:style-name="P3"/>
      <text:p text:style-name="P3"><text:s/>385: 10:22:19.10 10:22:22.05 <text:s/>Durée 00:00:02.20 <text:s/>Lisibilité 42</text:p>
      <text:p text:style-name="P3">Ele deixa a condução</text:p>
      <text:p text:style-name="P3">nas mãos do condutor.</text:p>
      <text:p text:style-name="P3"/>
      <text:p text:style-name="P3"><text:s/>386: 10:22:22.10 10:22:25.00 <text:s/>Durée 00:00:02.15 <text:s/>Lisibilité 39</text:p>
      <text:p text:style-name="P3">A tecnologia o assiste</text:p>
      <text:p text:style-name="P3">na sua condução.</text:p>
      <text:p text:style-name="P3"/>
      <text:p text:style-name="P3"><text:s/>387: 10:22:25.16 10:22:28.00 <text:s/>Durée 00:00:02.09 <text:s/>Lisibilité 35</text:p>
      <text:p text:style-name="P3">É o sistema</text:p>
      <text:p text:style-name="P3">que monitora o condutor</text:p>
      <text:p text:style-name="P3"/>
      <text:p text:style-name="P3"><text:s/>388: 10:22:28.04 10:22:29.20 <text:s/>Durée 00:00:01.16 <text:s/>Lisibilité 25</text:p>
      <text:p text:style-name="P3">e é o sistema que monitora</text:p>
      <text:p text:style-name="P3"/>
      <text:p text:style-name="P3"><text:s/>389: 10:22:30.00 10:22:31.21 <text:s/>Durée 00:00:01.21 <text:s/>Lisibilité 28</text:p>
      <text:p text:style-name="P3">e intervém durante a condução</text:p>
      <text:p text:style-name="P3"/>
      <text:p text:style-name="P3"><text:s/>390: 10:22:32.00 10:22:35.12 <text:s/>Durée 00:00:03.12 <text:s/>Lisibilité 52</text:p>
      <text:p text:style-name="P3">se o condutor se distrair</text:p>
      <text:p text:style-name="P3">a ponto de pode cometer um erro.</text:p>
      <text:p text:style-name="P3"/>
      <text:p text:style-name="P3"><text:s/>391: 10:22:38.14 10:22:41.18 <text:s/>Durée 00:00:03.04 <text:s/>Lisibilité 47</text:p>
      <text:p text:style-name="P3">#Outras montadoras,</text:p>
      <text:p text:style-name="P3">como Waymo ou Ford, por exemplo,#</text:p>
      <text:p text:style-name="P3"/>
      <text:p text:style-name="P3"><text:s/>392: 10:22:41.23 10:22:45.02 <text:s/>Durée 00:00:03.04 <text:s/>Lisibilité 47</text:p>
      <text:p text:style-name="P3">#preferem esperar chegar</text:p>
      <text:p text:style-name="P3">a um nível real de autonomia#</text:p>
      <text:p text:style-name="P3"><text:soft-page-break/></text:p>
      <text:p text:style-name="P3"><text:s/>393: 10:22:45.06 10:22:47.22 <text:s/>Durée 00:00:02.16 <text:s/>Lisibilité 40</text:p>
      <text:p text:style-name="P3">#antes de lançar</text:p>
      <text:p text:style-name="P3">um veículo no mercado.#</text:p>
      <text:p text:style-name="P3"/>
      <text:p text:style-name="P3"><text:s/>394: 10:22:49.16 10:22:53.03 <text:s/>Durée 00:00:03.12 <text:s/>Lisibilité 52</text:p>
      <text:p text:style-name="P3">Esses veículos visam</text:p>
      <text:p text:style-name="P3">o nível de autonomia 4 ou mais.</text:p>
      <text:p text:style-name="P3"/>
      <text:p text:style-name="P3"><text:s/>395: 10:22:53.07 10:22:54.22 <text:s/>Durée 00:00:01.15 <text:s/>Lisibilité 24</text:p>
      <text:p text:style-name="P3">Não esperamos</text:p>
      <text:p text:style-name="P3">que o condutor</text:p>
      <text:p text:style-name="P3"/>
      <text:p text:style-name="P3"><text:s/>396: 10:22:55.01 10:22:56.18 <text:s/>Durée 00:00:01.17 <text:s/>Lisibilité 25</text:p>
      <text:p text:style-name="P3">seja responsável ou reaja</text:p>
      <text:p text:style-name="P3"/>
      <text:p text:style-name="P3"><text:s/>397: 10:22:56.22 10:22:59.21 <text:s/>Durée 00:00:02.24 <text:s/>Lisibilité 44</text:p>
      <text:p text:style-name="P3">quando o veículo</text:p>
      <text:p text:style-name="P3">está em modo autônomo.</text:p>
      <text:p text:style-name="P3"/>
      <text:p text:style-name="P3"><text:s/>398: 10:23:02.07 10:23:06.01 <text:s/>Durée 00:00:03.19 <text:s/>Lisibilité 56</text:p>
      <text:p text:style-name="P3">Imagine que o carro rode</text:p>
      <text:p text:style-name="P3">sem problemas durante quilômetros,</text:p>
      <text:p text:style-name="P3"/>
      <text:p text:style-name="P3"><text:s/>399: 10:23:06.05 10:23:08.09 <text:s/>Durée 00:00:02.04 <text:s/>Lisibilité 32</text:p>
      <text:p text:style-name="P3">encontre uma situação</text:p>
      <text:p text:style-name="P3">mais difícil</text:p>
      <text:p text:style-name="P3"/>
      <text:p text:style-name="P3"><text:s/>400: 10:23:08.13 10:23:11.17 <text:s/>Durée 00:00:03.04 <text:s/>Lisibilité 47</text:p>
      <text:p text:style-name="P3">e diga: "OK,</text:p>
      <text:p text:style-name="P3">vou soltar o volante, assuma."</text:p>
      <text:p text:style-name="P3"/>
      <text:p text:style-name="P3"><text:s/>401: 10:23:13.17 10:23:17.01 <text:s/>Durée 00:00:03.09 <text:s/>Lisibilité 50</text:p>
      <text:p text:style-name="P3">Não queremos pôr o condutor</text:p>
      <text:p text:style-name="P3">numa situação dessas.</text:p>
      <text:p text:style-name="P3"/>
      <text:p text:style-name="P3"><text:s/>402: 10:23:24.02 10:23:26.24 <text:s/>Durée 00:00:02.22 <text:s/>Lisibilité 43</text:p>
      <text:p text:style-name="P3">#Esse período de transição supõe</text:p>
      <text:p text:style-name="P3">que os autônomos#</text:p>
      <text:p text:style-name="P3"/>
      <text:p text:style-name="P3"><text:s/>403: 10:23:27.04 10:23:29.03 <text:s/>Durée 00:00:01.24 <text:s/>Lisibilité 29</text:p>
      <text:p text:style-name="P3">#convivam durante vários anos#</text:p>
      <text:p text:style-name="P3"/>
      <text:p text:style-name="P3"><text:s/>404: 10:23:29.07 10:23:31.07 <text:s/>Durée 00:00:02.00 <text:s/>Lisibilité 30</text:p>
      <text:p text:style-name="P3">#com veículos clássicos</text:p>
      <text:p text:style-name="P3">nas vias.#</text:p>
      <text:p text:style-name="P3"/>
      <text:p text:style-name="P3"><text:s/>405: 10:23:32.01 10:23:33.24 <text:s/>Durée 00:00:01.23 <text:s/>Lisibilité 29</text:p>
      <text:p text:style-name="P3">#Isso obriga a encontrarem#</text:p>
      <text:p text:style-name="P3"/>
      <text:p text:style-name="P3"><text:s/>406: 10:23:34.03 10:23:37.09 <text:s/>Durée 00:00:03.06 <text:s/>Lisibilité 49</text:p>
      <text:p text:style-name="P3">#meios para que todos os veículos</text:p>
      <text:p text:style-name="P3">se comuniquem.#</text:p>
      <text:p text:style-name="P3"/>
      <text:p text:style-name="P3"><text:s/>407: 10:23:42.09 10:23:44.15 <text:s/>Durée 00:00:02.06 <text:s/>Lisibilité 34</text:p>
      <text:p text:style-name="P3"><text:soft-page-break/>Carro sem condutor</text:p>
      <text:p text:style-name="P3"/>
      <text:p text:style-name="P3"><text:s/>408: 10:23:44.19 10:23:46.20 <text:s/>Durée 00:00:02.01 <text:s/>Lisibilité 31</text:p>
      <text:p text:style-name="P3">#A cena se passa em 2015.#</text:p>
      <text:p text:style-name="P3"/>
      <text:p text:style-name="P3"><text:s/>409: 10:23:47.00 10:23:49.15 <text:s/>Durée 00:00:02.15 <text:s/>Lisibilité 39</text:p>
      <text:p text:style-name="P3">#Andy Greenberg,</text:p>
      <text:p text:style-name="P3">da revista americana# Wired,</text:p>
      <text:p text:style-name="P3"/>
      <text:p text:style-name="P3"><text:s/>410: 10:23:49.19 10:23:53.16 <text:s/>Durée 00:00:03.22 <text:s/>Lisibilité 58</text:p>
      <text:p text:style-name="P3">#é cobaia de um ataque à distância</text:p>
      <text:p text:style-name="P3">ao seu veículo planejado#</text:p>
      <text:p text:style-name="P3"/>
      <text:p text:style-name="P3"><text:s/>411: 10:23:53.20 10:23:57.09 <text:s/>Durée 00:00:03.14 <text:s/>Lisibilité 53</text:p>
      <text:p text:style-name="P3">#pelos programadores</text:p>
      <text:p text:style-name="P3">Charlie Miller e Chris Valasek.#</text:p>
      <text:p text:style-name="P3"/>
      <text:p text:style-name="P3"><text:s/>412: 10:23:58.00 10:24:00.08 <text:s/>Durée 00:00:02.08 <text:s/>Lisibilité 35</text:p>
      <text:p text:style-name="P3">Haja o que houver,</text:p>
      <text:p text:style-name="P3">não se desespere.</text:p>
      <text:p text:style-name="P3"/>
      <text:p text:style-name="P3"><text:s/>413: 10:24:01.23 10:24:04.01 <text:s/>Durée 00:00:02.03 <text:s/>Lisibilité 32</text:p>
      <text:p text:style-name="P3">#Primeiro eles ligam o ventilador.#</text:p>
      <text:p text:style-name="P3"/>
      <text:p text:style-name="P3"><text:s/>414: 10:24:04.23 10:24:06.22 <text:s/>Durée 00:00:01.24 <text:s/>Lisibilité 29</text:p>
      <text:p text:style-name="P3">O ventilador ligou.</text:p>
      <text:p text:style-name="P3"/>
      <text:p text:style-name="P3"><text:s/>415: 10:24:08.07 10:24:09.17 <text:s/>Durée 00:00:01.10 <text:s/>Lisibilité 21</text:p>
      <text:p text:style-name="P3">#Eles ligam o rádio.#</text:p>
      <text:p text:style-name="P3"/>
      <text:p text:style-name="P3"><text:s/>416: 10:24:10.07 10:24:11.24 <text:s/>Durée 00:00:01.17 <text:s/>Lisibilité 25</text:p>
      <text:p text:style-name="P3">Não consigo</text:p>
      <text:p text:style-name="P3">desligar o rádio.</text:p>
      <text:p text:style-name="P3"/>
      <text:p text:style-name="P3"><text:s/>417: 10:24:12.04 10:24:13.23 <text:s/>Durée 00:00:01.19 <text:s/>Lisibilité 26</text:p>
      <text:p text:style-name="P3">#E desligam o motor.#</text:p>
      <text:p text:style-name="P3"/>
      <text:p text:style-name="P3"><text:s/>418: 10:24:14.03 10:24:15.16 <text:s/>Durée 00:00:01.13 <text:s/>Lisibilité 23</text:p>
      <text:p text:style-name="P3">Vamos, desligue o motor.</text:p>
      <text:p text:style-name="P3"/>
      <text:p text:style-name="P3"><text:s/>419: 10:24:15.20 10:24:18.19 <text:s/>Durée 00:00:02.24 <text:s/>Lisibilité 44</text:p>
      <text:p text:style-name="P3">#Após um leve momento de pânico,</text:p>
      <text:p text:style-name="P3">Andy pôde retomar#</text:p>
      <text:p text:style-name="P3"/>
      <text:p text:style-name="P3"><text:s/>420: 10:24:18.24 10:24:20.09 <text:s/>Durée 00:00:01.10 <text:s/>Lisibilité 21</text:p>
      <text:p text:style-name="P3">#o controle do veículo.#</text:p>
      <text:p text:style-name="P3"/>
      <text:p text:style-name="P3"><text:s/>421: 10:24:20.13 10:24:23.04 <text:s/>Durée 00:00:02.16 <text:s/>Lisibilité 40</text:p>
      <text:p text:style-name="P3">#As falhas do sistema</text:p>
      <text:p text:style-name="P3">são revistas corrigidas#</text:p>
      <text:p text:style-name="P3"/>
      <text:p text:style-name="P3"><text:s/>422: 10:24:23.09 10:24:24.04 <text:s/>Durée 00:00:00.20 <text:s/>Lisibilité 12</text:p>
      <text:p text:style-name="P3">#pela empresa,#</text:p>
      <text:p text:style-name="P3"/>
      <text:p text:style-name="P3"><text:s/>423: 10:24:24.08 10:24:27.01 <text:s/>Durée 00:00:02.18 <text:s/>Lisibilité 41</text:p>
      <text:p text:style-name="P3"><text:soft-page-break/>#mas o evento teve o efeito</text:p>
      <text:p text:style-name="P3">de um eletrochoque.#</text:p>
      <text:p text:style-name="P3"/>
      <text:p text:style-name="P3"><text:s/>424: 10:24:30.24 10:24:33.19 <text:s/>Durée 00:00:02.20 <text:s/>Lisibilité 42</text:p>
      <text:p text:style-name="P3">#Como garantir que os carros</text:p>
      <text:p text:style-name="P3">conectados ou autônomos#</text:p>
      <text:p text:style-name="P3"/>
      <text:p text:style-name="P3"><text:s/>425: 10:24:33.23 10:24:36.17 <text:s/>Durée 00:00:02.19 <text:s/>Lisibilité 41</text:p>
      <text:p text:style-name="P3">#sejam seguros,</text:p>
      <text:p text:style-name="P3">e seus sistemas, infalíveis,#</text:p>
      <text:p text:style-name="P3"/>
      <text:p text:style-name="P3"><text:s/>426: 10:24:37.17 10:24:38.22 <text:s/>Durée 00:00:01.05 <text:s/>Lisibilité 18</text:p>
      <text:p text:style-name="P3">#já que eles dispõem#</text:p>
      <text:p text:style-name="P3"/>
      <text:p text:style-name="P3"><text:s/>427: 10:24:39.01 10:24:41.11 <text:s/>Durée 00:00:02.10 <text:s/>Lisibilité 36</text:p>
      <text:p text:style-name="P3">#de um número maior</text:p>
      <text:p text:style-name="P3">de sistemas digitais.#</text:p>
      <text:p text:style-name="P3"/>
      <text:p text:style-name="P3"><text:s/>428: 10:24:44.02 10:24:45.23 <text:s/>Durée 00:00:01.21 <text:s/>Lisibilité 28</text:p>
      <text:p text:style-name="P3">O desenvolvimento</text:p>
      <text:p text:style-name="P3">do carro autônomo</text:p>
      <text:p text:style-name="P3"/>
      <text:p text:style-name="P3"><text:s/>429: 10:24:46.02 10:24:49.19 <text:s/>Durée 00:00:03.17 <text:s/>Lisibilité 55</text:p>
      <text:p text:style-name="P3">implica questões de segurança</text:p>
      <text:p text:style-name="P3">e devemos ter consciência disso.</text:p>
      <text:p text:style-name="P3"/>
      <text:p text:style-name="P3"><text:s/>430: 10:24:49.23 10:24:51.24 <text:s/>Durée 00:00:02.01 <text:s/>Lisibilité 31</text:p>
      <text:p text:style-name="P3">É o hackeamento de sistemas,</text:p>
      <text:p text:style-name="P3"/>
      <text:p text:style-name="P3"><text:s/>431: 10:24:52.03 10:24:53.09 <text:s/>Durée 00:00:01.06 <text:s/>Lisibilité 19</text:p>
      <text:p text:style-name="P3">tanto das interfaces</text:p>
      <text:p text:style-name="P3"/>
      <text:p text:style-name="P3"><text:s/>432: 10:24:53.13 10:24:56.04 <text:s/>Durée 00:00:02.16 <text:s/>Lisibilité 40</text:p>
      <text:p text:style-name="P3">que permitem comunicar</text:p>
      <text:p text:style-name="P3">com o mundo externo</text:p>
      <text:p text:style-name="P3"/>
      <text:p text:style-name="P3"><text:s/>433: 10:24:56.08 10:24:58.19 <text:s/>Durée 00:00:02.11 <text:s/>Lisibilité 37</text:p>
      <text:p text:style-name="P3">quanto os sensores</text:p>
      <text:p text:style-name="P3">instalados no carro.</text:p>
      <text:p text:style-name="P3"/>
      <text:p text:style-name="P3"><text:s/>434: 10:25:03.17 10:25:05.17 <text:s/>Durée 00:00:02.00 <text:s/>Lisibilité 30</text:p>
      <text:p text:style-name="P3">#Comecemos pela conectividade.#</text:p>
      <text:p text:style-name="P3"/>
      <text:p text:style-name="P3"><text:s/>435: 10:25:06.00 10:25:08.05 <text:s/>Durée 00:00:02.05 <text:s/>Lisibilité 33</text:p>
      <text:p text:style-name="P3">#Os carros</text:p>
      <text:p text:style-name="P3">estão cada vez mais ligados#</text:p>
      <text:p text:style-name="P3"/>
      <text:p text:style-name="P3"><text:s/>436: 10:25:08.09 10:25:12.21 <text:s/>Durée 00:00:04.12 <text:s/>Lisibilité 67</text:p>
      <text:p text:style-name="P3">#ao mundo exterior:</text:p>
      <text:p text:style-name="P3">Bluetooth, Wifi, 4G e em breve 5G.#</text:p>
      <text:p text:style-name="P3"/>
      <text:p text:style-name="P3"><text:s/>437: 10:25:13.08 10:25:15.13 <text:s/>Durée 00:00:02.05 <text:s/>Lisibilité 33</text:p>
      <text:p text:style-name="P3">#Os carros trocam informações#</text:p>
      <text:p text:style-name="P3"/>
      <text:p text:style-name="P3"><text:s/>438: 10:25:15.17 10:25:17.17 <text:s/>Durée 00:00:02.00 <text:s/>Lisibilité 30</text:p>
      <text:p text:style-name="P3"><text:soft-page-break/>#com infraestruturas rodoviárias,#</text:p>
      <text:p text:style-name="P3"/>
      <text:p text:style-name="P3"><text:s/>439: 10:25:17.21 10:25:20.07 <text:s/>Durée 00:00:02.11 <text:s/>Lisibilité 37</text:p>
      <text:p text:style-name="P3">#como quanto tempo</text:p>
      <text:p text:style-name="P3">para o sinal mudar.#</text:p>
      <text:p text:style-name="P3"/>
      <text:p text:style-name="P3"><text:s/>440: 10:25:20.11 10:25:22.18 <text:s/>Durée 00:00:02.07 <text:s/>Lisibilité 34</text:p>
      <text:p text:style-name="P3">#Também trocam informações</text:p>
      <text:p text:style-name="P3">entre eles:#</text:p>
      <text:p text:style-name="P3"/>
      <text:p text:style-name="P3"><text:s/>441: 10:25:22.22 10:25:24.12 <text:s/>Durée 00:00:01.15 <text:s/>Lisibilité 24</text:p>
      <text:p text:style-name="P3">#sua posição, por exemplo.#</text:p>
      <text:p text:style-name="P3"/>
      <text:p text:style-name="P3"><text:s/>442: 10:25:24.16 10:25:27.03 <text:s/>Durée 00:00:02.12 <text:s/>Lisibilité 37</text:p>
      <text:p text:style-name="P3">#O risco é que um terceiro</text:p>
      <text:p text:style-name="P3">ou pirata#</text:p>
      <text:p text:style-name="P3"/>
      <text:p text:style-name="P3"><text:s/>443: 10:25:27.07 10:25:29.13 <text:s/>Durée 00:00:02.06 <text:s/>Lisibilité 34</text:p>
      <text:p text:style-name="P3">#se intrometa na comunicação.#</text:p>
      <text:p text:style-name="P3"/>
      <text:p text:style-name="P3"><text:s/>444: 10:25:30.21 10:25:34.13 <text:s/>Durée 00:00:03.17 <text:s/>Lisibilité 55</text:p>
      <text:p text:style-name="P3">#José Fernandez é professor</text:p>
      <text:p text:style-name="P3">na Politécnica de Montreal.#</text:p>
      <text:p text:style-name="P3"/>
      <text:p text:style-name="P3"><text:s/>445: 10:25:35.17 10:25:37.20 <text:s/>Durée 00:00:02.03 <text:s/>Lisibilité 32</text:p>
      <text:p text:style-name="P3">#Ele estuda questões de segurança#</text:p>
      <text:p text:style-name="P3"/>
      <text:p text:style-name="P3"><text:s/>446: 10:25:38.00 10:25:40.01 <text:s/>Durée 00:00:02.01 <text:s/>Lisibilité 31</text:p>
      <text:p text:style-name="P3">#das comunicações digitais.#</text:p>
      <text:p text:style-name="P3"/>
      <text:p text:style-name="P3"><text:s/>447: 10:25:40.15 10:25:42.11 <text:s/>Durée 00:00:01.21 <text:s/>Lisibilité 28</text:p>
      <text:p text:style-name="P3">Falamos de um carro conectado</text:p>
      <text:p text:style-name="P3"/>
      <text:p text:style-name="P3"><text:s/>448: 10:25:42.15 10:25:45.15 <text:s/>Durée 00:00:03.00 <text:s/>Lisibilité 45</text:p>
      <text:p text:style-name="P3">cujos componentes se falam</text:p>
      <text:p text:style-name="P3">entre si e com o exterior.</text:p>
      <text:p text:style-name="P3"/>
      <text:p text:style-name="P3"><text:s/>449: 10:25:45.20 10:25:47.16 <text:s/>Durée 00:00:01.21 <text:s/>Lisibilité 28</text:p>
      <text:p text:style-name="P3">É equivalente</text:p>
      <text:p text:style-name="P3">à rede de casa,</text:p>
      <text:p text:style-name="P3"/>
      <text:p text:style-name="P3"><text:s/>450: 10:25:47.20 10:25:51.01 <text:s/>Durée 00:00:03.06 <text:s/>Lisibilité 49</text:p>
      <text:p text:style-name="P3">onde temos diversos computadores</text:p>
      <text:p text:style-name="P3"/>
      <text:p text:style-name="P3"><text:s/>451: 10:25:51.05 10:25:53.12 <text:s/>Durée 00:00:02.07 <text:s/>Lisibilité 34</text:p>
      <text:p text:style-name="P3">falando entre eles,</text:p>
      <text:p text:style-name="P3">trocando informações.</text:p>
      <text:p text:style-name="P3"/>
      <text:p text:style-name="P3"><text:s/>452: 10:25:53.16 10:25:55.07 <text:s/>Durée 00:00:01.16 <text:s/>Lisibilité 25</text:p>
      <text:p text:style-name="P3">e conectados à internet.</text:p>
      <text:p text:style-name="P3"/>
      <text:p text:style-name="P3"><text:s/>453: 10:25:55.12 10:25:58.14 <text:s/>Durée 00:00:03.02 <text:s/>Lisibilité 46</text:p>
      <text:p text:style-name="P3">E temos de adaptar</text:p>
      <text:p text:style-name="P3">os carros autônomos</text:p>
      <text:p text:style-name="P3"/>
      <text:p text:style-name="P3"><text:soft-page-break/><text:s/>454: 10:25:58.18 10:26:00.00 <text:s/>Durée 00:00:01.07 <text:s/>Lisibilité 19</text:p>
      <text:p text:style-name="P3">a desconfiar</text:p>
      <text:p text:style-name="P3"/>
      <text:p text:style-name="P3"><text:s/>455: 10:26:00.05 10:26:01.21 <text:s/>Durée 00:00:01.16 <text:s/>Lisibilité 25</text:p>
      <text:p text:style-name="P3">de certas informações</text:p>
      <text:p text:style-name="P3"/>
      <text:p text:style-name="P3"><text:s/>456: 10:26:02.00 10:26:03.23 <text:s/>Durée 00:00:01.23 <text:s/>Lisibilité 29</text:p>
      <text:p text:style-name="P3">que podem ser falsificadas.</text:p>
      <text:p text:style-name="P3"/>
      <text:p text:style-name="P3"><text:s/>457: 10:26:07.12 10:26:10.13 <text:s/>Durée 00:00:03.01 <text:s/>Lisibilité 46</text:p>
      <text:p text:style-name="P3">#Uma das formas de se precaver</text:p>
      <text:p text:style-name="P3">é poder autentificar#</text:p>
      <text:p text:style-name="P3"/>
      <text:p text:style-name="P3"><text:s/>458: 10:26:10.18 10:26:13.10 <text:s/>Durée 00:00:02.17 <text:s/>Lisibilité 40</text:p>
      <text:p text:style-name="P3">#a fonte da informação</text:p>
      <text:p text:style-name="P3">que nos é encaminhada.#</text:p>
      <text:p text:style-name="P3"/>
      <text:p text:style-name="P3"><text:s/>459: 10:26:14.18 10:26:17.04 <text:s/>Durée 00:00:02.11 <text:s/>Lisibilité 37</text:p>
      <text:p text:style-name="P3">Temos de nos assegurar </text:p>
      <text:p text:style-name="P3">que as fontes de dados</text:p>
      <text:p text:style-name="P3"/>
      <text:p text:style-name="P3"><text:s/>460: 10:26:17.08 10:26:18.08 <text:s/>Durée 00:00:01.00 <text:s/>Lisibilité 15</text:p>
      <text:p text:style-name="P3">sejam autentificadas,</text:p>
      <text:p text:style-name="P3"/>
      <text:p text:style-name="P3"><text:s/>461: 10:26:18.13 10:26:23.15 <text:s/>Durée 00:00:05.02 <text:s/>Lisibilité 76</text:p>
      <text:p text:style-name="P3">que só sejam autorizados</text:p>
      <text:p text:style-name="P3">a transmitir informações</text:p>
      <text:p text:style-name="P3"/>
      <text:p text:style-name="P3"><text:s/>462: 10:26:23.19 10:26:26.02 <text:s/>Durée 00:00:02.08 <text:s/>Lisibilité 35</text:p>
      <text:p text:style-name="P3">carros que sejam certificados,</text:p>
      <text:p text:style-name="P3">por exemplo,</text:p>
      <text:p text:style-name="P3"/>
      <text:p text:style-name="P3"><text:s/>463: 10:26:26.06 10:26:28.16 <text:s/>Durée 00:00:02.10 <text:s/>Lisibilité 36</text:p>
      <text:p text:style-name="P3">ou que só possam</text:p>
      <text:p text:style-name="P3">transmitir informações</text:p>
      <text:p text:style-name="P3"/>
      <text:p text:style-name="P3"><text:s/>464: 10:26:28.20 10:26:31.15 <text:s/>Durée 00:00:02.20 <text:s/>Lisibilité 42</text:p>
      <text:p text:style-name="P3">sensores na rodovia</text:p>
      <text:p text:style-name="P3">que sejam controlados.</text:p>
      <text:p text:style-name="P3"/>
      <text:p text:style-name="P3"><text:s/>465: 10:26:35.01 10:26:36.22 <text:s/>Durée 00:00:01.21 <text:s/>Lisibilité 28</text:p>
      <text:p text:style-name="P3">#As questões</text:p>
      <text:p text:style-name="P3">de segurança digital#</text:p>
      <text:p text:style-name="P3"/>
      <text:p text:style-name="P3"><text:s/>466: 10:26:37.01 10:26:40.01 <text:s/>Durée 00:00:03.00 <text:s/>Lisibilité 45</text:p>
      <text:p text:style-name="P3">#são o cotidiano de empresas</text:p>
      <text:p text:style-name="P3">como a QNX, em Ottawa,#</text:p>
      <text:p text:style-name="P3"/>
      <text:p text:style-name="P3"><text:s/>467: 10:26:40.06 10:26:42.01 <text:s/>Durée 00:00:01.20 <text:s/>Lisibilité 27</text:p>
      <text:p text:style-name="P3">#uma filial da BlackBerry.#</text:p>
      <text:p text:style-name="P3"/>
      <text:p text:style-name="P3"><text:s/>468: 10:26:42.06 10:26:45.06 <text:s/>Durée 00:00:03.00 <text:s/>Lisibilité 45</text:p>
      <text:p text:style-name="P3">#Especializada no desenvolvimento</text:p>
      <text:p text:style-name="P3">de sistemas de exploração#</text:p>
      <text:p text:style-name="P3"/>
      <text:p text:style-name="P3"><text:soft-page-break/><text:s/>469: 10:26:45.10 10:26:47.12 <text:s/>Durée 00:00:02.02 <text:s/>Lisibilité 31</text:p>
      <text:p text:style-name="P3">#para equipamentos</text:p>
      <text:p text:style-name="P3">de# infotainment#,#</text:p>
      <text:p text:style-name="P3"/>
      <text:p text:style-name="P3"><text:s/>470: 10:26:47.16 10:26:50.17 <text:s/>Durée 00:00:03.01 <text:s/>Lisibilité 46</text:p>
      <text:p text:style-name="P3">#seu sistema equipa 60 milhões</text:p>
      <text:p text:style-name="P3">de carros no mundo.#</text:p>
      <text:p text:style-name="P3"/>
      <text:p text:style-name="P3"><text:s/>471: 10:26:52.04 10:26:54.13 <text:s/>Durée 00:00:02.09 <text:s/>Lisibilité 35</text:p>
      <text:p text:style-name="P3">#Desde o ano passado,</text:p>
      <text:p text:style-name="P3">a QNX iniciou#</text:p>
      <text:p text:style-name="P3"/>
      <text:p text:style-name="P3"><text:s/>472: 10:26:54.17 10:26:57.10 <text:s/>Durée 00:00:02.18 <text:s/>Lisibilité 41</text:p>
      <text:p text:style-name="P3">#o desenvolvimento</text:p>
      <text:p text:style-name="P3">de um novo sistema de exploração,#</text:p>
      <text:p text:style-name="P3"/>
      <text:p text:style-name="P3"><text:s/>473: 10:26:57.14 10:27:00.09 <text:s/>Durée 00:00:02.20 <text:s/>Lisibilité 42</text:p>
      <text:p text:style-name="P3">#desta vez para a condução</text:p>
      <text:p text:style-name="P3">de carros autônomos.#</text:p>
      <text:p text:style-name="P3"/>
      <text:p text:style-name="P3"><text:s/>474: 10:27:03.22 10:27:06.20 <text:s/>Durée 00:00:02.23 <text:s/>Lisibilité 44</text:p>
      <text:p text:style-name="P3">#A arquitetura do sistema</text:p>
      <text:p text:style-name="P3">leva em conta# de facto</text:p>
      <text:p text:style-name="P3"/>
      <text:p text:style-name="P3"><text:s/>475: 10:27:07.00 10:27:08.23 <text:s/>Durée 00:00:01.23 <text:s/>Lisibilité 29</text:p>
      <text:p text:style-name="P3">#que um ataque</text:p>
      <text:p text:style-name="P3">é sempre possível.#</text:p>
      <text:p text:style-name="P3"/>
      <text:p text:style-name="P3"><text:s/>476: 10:27:09.02 10:27:11.20 <text:s/>Durée 00:00:02.18 <text:s/>Lisibilité 41</text:p>
      <text:p text:style-name="P3">#A ideia é detectar rapidamente#</text:p>
      <text:p text:style-name="P3"/>
      <text:p text:style-name="P3"><text:s/>477: 10:27:11.24 10:27:16.10 <text:s/>Durée 00:00:04.11 <text:s/>Lisibilité 67</text:p>
      <text:p text:style-name="P3">#e limitar a capacidade do intruso</text:p>
      <text:p text:style-name="P3">de manipular o veículo à sua revelia.#</text:p>
      <text:p text:style-name="P3"/>
      <text:p text:style-name="P3"><text:s/>478: 10:27:18.04 10:27:21.00 <text:s/>Durée 00:00:02.21 <text:s/>Lisibilité 43</text:p>
      <text:p text:style-name="P3">Queremos detectar uma intrusão</text:p>
      <text:p text:style-name="P3">e contê-la.</text:p>
      <text:p text:style-name="P3"/>
      <text:p text:style-name="P3"><text:s/>479: 10:27:21.04 10:27:22.05 <text:s/>Durée 00:00:01.01 <text:s/>Lisibilité 16</text:p>
      <text:p text:style-name="P3">Um software autorizado</text:p>
      <text:p text:style-name="P3"/>
      <text:p text:style-name="P3"><text:s/>480: 10:27:22.10 10:27:23.14 <text:s/>Durée 00:00:01.04 <text:s/>Lisibilité 17</text:p>
      <text:p text:style-name="P3">a falar com um sensor</text:p>
      <text:p text:style-name="P3"/>
      <text:p text:style-name="P3"><text:s/>481: 10:27:23.18 10:27:26.07 <text:s/>Durée 00:00:02.14 <text:s/>Lisibilité 38</text:p>
      <text:p text:style-name="P3">e a transmitir esses dados</text:p>
      <text:p text:style-name="P3">a outro sistema</text:p>
      <text:p text:style-name="P3"/>
      <text:p text:style-name="P3"><text:s/>482: 10:27:26.11 10:27:29.15 <text:s/>Durée 00:00:03.04 <text:s/>Lisibilité 47</text:p>
      <text:p text:style-name="P3">não poderá ir além</text:p>
      <text:p text:style-name="P3">do que ele foi autorizado.</text:p>
      <text:p text:style-name="P3"/>
      <text:p text:style-name="P3"><text:s/>483: 10:27:30.14 10:27:32.00 <text:s/>Durée 00:00:01.11 <text:s/>Lisibilité 22</text:p>
      <text:p text:style-name="P3">Ele não poderá</text:p>
      <text:p text:style-name="P3"><text:soft-page-break/>comprometer</text:p>
      <text:p text:style-name="P3"/>
      <text:p text:style-name="P3"><text:s/>484: 10:27:32.04 10:27:34.23 <text:s/>Durée 00:00:02.19 <text:s/>Lisibilité 41</text:p>
      <text:p text:style-name="P3">o funcionamento</text:p>
      <text:p text:style-name="P3">de outro sistema no veículo.</text:p>
      <text:p text:style-name="P3"/>
      <text:p text:style-name="P3"><text:s/>485: 10:27:38.14 10:27:42.05 <text:s/>Durée 00:00:03.16 <text:s/>Lisibilité 55</text:p>
      <text:p text:style-name="P3">#O segundo tipo de ataques possível </text:p>
      <text:p text:style-name="P3">é aos sensores:#</text:p>
      <text:p text:style-name="P3"/>
      <text:p text:style-name="P3"><text:s/>486: 10:27:42.10 10:27:44.23 <text:s/>Durée 00:00:02.13 <text:s/>Lisibilité 38</text:p>
      <text:p text:style-name="P3">#LIDAR, radar, GPS, ultrassons,#</text:p>
      <text:p text:style-name="P3"/>
      <text:p text:style-name="P3"><text:s/>487: 10:27:45.03 10:27:46.05 <text:s/>Durée 00:00:01.02 <text:s/>Lisibilité 16</text:p>
      <text:p text:style-name="P3">#câmeras.#</text:p>
      <text:p text:style-name="P3"/>
      <text:p text:style-name="P3"><text:s/>488: 10:27:46.10 10:27:50.04 <text:s/>Durée 00:00:03.19 <text:s/>Lisibilité 56</text:p>
      <text:p text:style-name="P3">#Várias experiências mostraram</text:p>
      <text:p text:style-name="P3">que é possível hackear um sensor.#</text:p>
      <text:p text:style-name="P3"/>
      <text:p text:style-name="P3"><text:s/>489: 10:27:50.21 10:27:52.23 <text:s/>Durée 00:00:02.02 <text:s/>Lisibilité 31</text:p>
      <text:p text:style-name="P3">#Um ataque assim,</text:p>
      <text:p text:style-name="P3">se não for detectado,#</text:p>
      <text:p text:style-name="P3"/>
      <text:p text:style-name="P3"><text:s/>490: 10:27:53.02 10:27:54.05 <text:s/>Durée 00:00:01.03 <text:s/>Lisibilité 17</text:p>
      <text:p text:style-name="P3">#pode afetar#</text:p>
      <text:p text:style-name="P3"/>
      <text:p text:style-name="P3"><text:s/>491: 10:27:54.09 10:27:57.02 <text:s/>Durée 00:00:02.18 <text:s/>Lisibilité 41</text:p>
      <text:p text:style-name="P3">#as decisões de condução</text:p>
      <text:p text:style-name="P3">que o carro toma.#</text:p>
      <text:p text:style-name="P3"/>
      <text:p text:style-name="P3"><text:s/>492: 10:27:58.11 10:28:00.07 <text:s/>Durée 00:00:01.21 <text:s/>Lisibilité 28</text:p>
      <text:p text:style-name="P3">Se alguém explorar</text:p>
      <text:p text:style-name="P3">a vulnerabilidade</text:p>
      <text:p text:style-name="P3"/>
      <text:p text:style-name="P3"><text:s/>493: 10:28:00.11 10:28:04.11 <text:s/>Durée 00:00:04.00 <text:s/>Lisibilité 60</text:p>
      <text:p text:style-name="P3">de um radar ou do LIDAR,</text:p>
      <text:p text:style-name="P3">precisa ser detectado rapidamente.</text:p>
      <text:p text:style-name="P3"/>
      <text:p text:style-name="P3"><text:s/>494: 10:28:06.09 10:28:07.16 <text:s/>Durée 00:00:01.07 <text:s/>Lisibilité 19</text:p>
      <text:p text:style-name="P3">Podem descobrir dados</text:p>
      <text:p text:style-name="P3"/>
      <text:p text:style-name="P3"><text:s/>495: 10:28:07.20 10:28:10.14 <text:s/>Durée 00:00:02.19 <text:s/>Lisibilité 41</text:p>
      <text:p text:style-name="P3">que não correspondem</text:p>
      <text:p text:style-name="P3">aos recebidos pelo veículo</text:p>
      <text:p text:style-name="P3"/>
      <text:p text:style-name="P3"><text:s/>496: 10:28:10.18 10:28:11.24 <text:s/>Durée 00:00:01.06 <text:s/>Lisibilité 19</text:p>
      <text:p text:style-name="P3">durante seu treino.</text:p>
      <text:p text:style-name="P3"/>
      <text:p text:style-name="P3"><text:s/>497: 10:28:12.03 10:28:15.09 <text:s/>Durée 00:00:03.06 <text:s/>Lisibilité 49</text:p>
      <text:p text:style-name="P3">Um sinal seria então lançado</text:p>
      <text:p text:style-name="P3">ao sistema de condução:</text:p>
      <text:p text:style-name="P3"/>
      <text:p text:style-name="P3"><text:s/>498: 10:28:15.13 10:28:16.24 <text:s/>Durée 00:00:01.11 <text:s/>Lisibilité 22</text:p>
      <text:p text:style-name="P3">"Há algo estranho.</text:p>
      <text:p text:style-name="P3"><text:soft-page-break/></text:p>
      <text:p text:style-name="P3"><text:s/>499: 10:28:18.20 10:28:20.16 <text:s/>Durée 00:00:01.21 <text:s/>Lisibilité 28</text:p>
      <text:p text:style-name="P3">"Não se sabemos é uma ameaça,</text:p>
      <text:p text:style-name="P3"/>
      <text:p text:style-name="P3"><text:s/>500: 10:28:20.20 10:28:22.12 <text:s/>Durée 00:00:01.17 <text:s/>Lisibilité 25</text:p>
      <text:p text:style-name="P3">"mas não corresponde</text:p>
      <text:p text:style-name="P3">aos dados</text:p>
      <text:p text:style-name="P3"/>
      <text:p text:style-name="P3"><text:s/>501: 10:28:22.16 10:28:24.07 <text:s/>Durée 00:00:01.16 <text:s/>Lisibilité 25</text:p>
      <text:p text:style-name="P3">"que vemos habitualmente."</text:p>
      <text:p text:style-name="P3"/>
      <text:p text:style-name="P3"><text:s/>502: 10:28:29.09 10:28:34.04 <text:s/>Durée 00:00:04.20 <text:s/>Lisibilité 72</text:p>
      <text:p text:style-name="P3">#A importância de ter um sistema</text:p>
      <text:p text:style-name="P3">inatacável e confiável é crucial.#</text:p>
      <text:p text:style-name="P3"/>
      <text:p text:style-name="P3"><text:s/>503: 10:28:39.12 10:28:42.16 <text:s/>Durée 00:00:03.04 <text:s/>Lisibilité 47</text:p>
      <text:p text:style-name="P3">#Podemos comparar</text:p>
      <text:p text:style-name="P3">com o piloto automático de um avião#</text:p>
      <text:p text:style-name="P3"/>
      <text:p text:style-name="P3"><text:s/>504: 10:28:42.20 10:28:45.01 <text:s/>Durée 00:00:02.06 <text:s/>Lisibilité 34</text:p>
      <text:p text:style-name="P3">#em que também há vidas em jogo.#</text:p>
      <text:p text:style-name="P3"/>
      <text:p text:style-name="P3"><text:s/>505: 10:28:46.10 10:28:48.04 <text:s/>Durée 00:00:01.19 <text:s/>Lisibilité 26</text:p>
      <text:p text:style-name="P3">Num avião há redundância</text:p>
      <text:p text:style-name="P3"/>
      <text:p text:style-name="P3"><text:s/>506: 10:28:48.08 10:28:50.18 <text:s/>Durée 00:00:02.10 <text:s/>Lisibilité 36</text:p>
      <text:p text:style-name="P3">dos sistemas hidráulicos</text:p>
      <text:p text:style-name="P3">ou eletrônicos.</text:p>
      <text:p text:style-name="P3"/>
      <text:p text:style-name="P3"><text:s/>507: 10:28:50.23 10:28:53.05 <text:s/>Durée 00:00:02.07 <text:s/>Lisibilité 34</text:p>
      <text:p text:style-name="P3">Para os carros,</text:p>
      <text:p text:style-name="P3">devemos fazer o mesmo.</text:p>
      <text:p text:style-name="P3"/>
      <text:p text:style-name="P3"><text:s/>508: 10:28:56.01 10:28:57.11 <text:s/>Durée 00:00:01.10 <text:s/>Lisibilité 21</text:p>
      <text:p text:style-name="P3">#A redundância também#</text:p>
      <text:p text:style-name="P3"/>
      <text:p text:style-name="P3"><text:s/>509: 10:28:57.16 10:29:00.01 <text:s/>Durée 00:00:02.10 <text:s/>Lisibilité 36</text:p>
      <text:p text:style-name="P3">#aumenta a fiabilidade</text:p>
      <text:p text:style-name="P3">do carro autônomo.#</text:p>
      <text:p text:style-name="P3"/>
      <text:p text:style-name="P3"><text:s/>510: 10:29:00.21 10:29:02.22 <text:s/>Durée 00:00:02.01 <text:s/>Lisibilité 31</text:p>
      <text:p text:style-name="P3">#Vários sistemas</text:p>
      <text:p text:style-name="P3">trabalham em paralelo#</text:p>
      <text:p text:style-name="P3"/>
      <text:p text:style-name="P3"><text:s/>511: 10:29:03.01 10:29:06.01 <text:s/>Durée 00:00:03.00 <text:s/>Lisibilité 45</text:p>
      <text:p text:style-name="P3">#ou se revezam em caso de problema.#</text:p>
      <text:p text:style-name="P3"/>
      <text:p text:style-name="P3"><text:s/>512: 10:29:06.23 10:29:09.22 <text:s/>Durée 00:00:02.24 <text:s/>Lisibilité 44</text:p>
      <text:p text:style-name="P3">#As decisões que o carro toma</text:p>
      <text:p text:style-name="P3">durante a condução#</text:p>
      <text:p text:style-name="P3"/>
      <text:p text:style-name="P3"><text:s/>513: 10:29:10.01 10:29:13.18 <text:s/>Durée 00:00:03.17 <text:s/>Lisibilité 55</text:p>
      <text:p text:style-name="P3">#são sempre baseadas em dados</text:p>
      <text:p text:style-name="P3">recebidos por vários sensores.#</text:p>
      <text:p text:style-name="P3"/>
      <text:p text:style-name="P3"><text:soft-page-break/><text:s/>514: 10:29:14.11 10:29:15.24 <text:s/>Durée 00:00:01.13 <text:s/>Lisibilité 23</text:p>
      <text:p text:style-name="P3">Usando 3 sensores,</text:p>
      <text:p text:style-name="P3"/>
      <text:p text:style-name="P3"><text:s/>515: 10:29:16.03 10:29:17.24 <text:s/>Durée 00:00:01.21 <text:s/>Lisibilité 28</text:p>
      <text:p text:style-name="P3">cria-se redundância</text:p>
      <text:p text:style-name="P3">no sistema.</text:p>
      <text:p text:style-name="P3"/>
      <text:p text:style-name="P3"><text:s/>516: 10:29:18.03 10:29:21.06 <text:s/>Durée 00:00:03.03 <text:s/>Lisibilité 47</text:p>
      <text:p text:style-name="P3">Se um sensor perder</text:p>
      <text:p text:style-name="P3">a detecção de um objeto,</text:p>
      <text:p text:style-name="P3"/>
      <text:p text:style-name="P3"><text:s/>517: 10:29:21.10 10:29:24.15 <text:s/>Durée 00:00:03.05 <text:s/>Lisibilité 48</text:p>
      <text:p text:style-name="P3">os outros o ajudam e veem</text:p>
      <text:p text:style-name="P3">o que pode ter lhe escapado.</text:p>
      <text:p text:style-name="P3"/>
      <text:p text:style-name="P3"><text:s/>518: 10:29:25.21 10:29:28.21 <text:s/>Durée 00:00:03.00 <text:s/>Lisibilité 45</text:p>
      <text:p text:style-name="P3">#Da mesma forma,</text:p>
      <text:p text:style-name="P3">vários algoritmos vão confirmar,#</text:p>
      <text:p text:style-name="P3"/>
      <text:p text:style-name="P3"><text:s/>519: 10:29:29.00 10:29:30.00 <text:s/>Durée 00:00:01.00 <text:s/>Lisibilité 15</text:p>
      <text:p text:style-name="P3">#um por vez,#</text:p>
      <text:p text:style-name="P3"/>
      <text:p text:style-name="P3"><text:s/>520: 10:29:30.04 10:29:32.21 <text:s/>Durée 00:00:02.17 <text:s/>Lisibilité 40</text:p>
      <text:p text:style-name="P3">#que é mesmo um pedestre</text:p>
      <text:p text:style-name="P3">na beira da via.#</text:p>
      <text:p text:style-name="P3"/>
      <text:p text:style-name="P3"><text:s/>521: 10:29:33.17 10:29:36.11 <text:s/>Durée 00:00:02.19 <text:s/>Lisibilité 41</text:p>
      <text:p text:style-name="P3">Aqui temos um pedestre.</text:p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/>
      <text:p text:style-name="P3"><text:s/>528: 10:29:52.23 10:29:56.01 <text:s/>Durée 00:00:03.03 <text:s/>Lisibilité 47</text:p>
      <text:p text:style-name="P3">É uma questão</text:p>
      <text:p text:style-name="P3">de robusteza e fiabilidade.</text:p>
      <text:p text:style-name="P3"/>
      <text:p text:style-name="P3"><text:soft-page-break/><text:s/>529: 10:29:57.13 10:30:00.18 <text:s/>Durée 00:00:03.05 <text:s/>Lisibilité 48</text:p>
      <text:p text:style-name="P3">Os sistemas atuais</text:p>
      <text:p text:style-name="P3">baseiam-se muito em mapas.</text:p>
      <text:p text:style-name="P3"/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/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<text:span text:style-name="T2">O</text:span> GPS n<text:span text:style-name="T2">ão é confiável</text:span></text:p>
      <text:p text:style-name="P3"><text:span text:style-name="T3">por vários motivos</text:span>.</text:p>
      <text:p text:style-name="P3"/>
      <text:p text:style-name="P3"><text:s/>541: 10:30:40.01 10:30:42.20 <text:s/>Durée 00:00:02.19 <text:s/>Lisibilité 41</text:p>
      <text:p text:style-name="P3">Vo<text:span text:style-name="T3">cê pode perder um si</text:span>nal</text:p>
      <text:p text:style-name="P3">entre <text:span text:style-name="T3">arranha-céus</text:span></text:p>
      <text:p text:style-name="P3"/>
      <text:p text:style-name="P3"><text:s/>542: 10:30:42.24 10:30:44.15 <text:s/>Durée 00:00:01.16 <text:s/>Lisibilité 25</text:p>
      <text:p text:style-name="P3">ou <text:span text:style-name="T3">em ruas estreitas.</text:span></text:p>
      <text:p text:style-name="P3"/>
      <text:p text:style-name="P3"><text:s/>543: 10:30:45.17 10:30:46.24 <text:s/>Durée 00:00:01.07 <text:s/>Lisibilité 19</text:p>
      <text:p text:style-name="P16">Por isso você precisa</text:p>
      <text:p text:style-name="P3"/>
      <text:p text:style-name="P3"><text:s/>544: 10:30:47.04 10:30:49.12 <text:s/>Durée 00:00:02.08 <text:s/>Lisibilité 35</text:p>
      <text:p text:style-name="P3"><text:soft-page-break/>d<text:span text:style-name="T3">e um</text:span> algoritmo</text:p>
      <text:p text:style-name="P3">de percepção visual</text:p>
      <text:p text:style-name="P3"/>
      <text:p text:style-name="P3"><text:s/>545: 10:30:49.16 10:30:52.07 <text:s/>Durée 00:00:02.16 <text:s/>Lisibilité 40</text:p>
      <text:p text:style-name="P3">qu<text:span text:style-name="T3">e descreva</text:span></text:p>
      <text:p text:style-name="P16">o que acontece à sua volta</text:p>
      <text:p text:style-name="P3"/>
      <text:p text:style-name="P3"><text:s/>546: 10:30:52.11 10:30:53.22 <text:s/>Durée 00:00:01.11 <text:s/>Lisibilité 22</text:p>
      <text:p text:style-name="P3">de f<text:span text:style-name="T3">orma dinâmica</text:span>:</text:p>
      <text:p text:style-name="P3"/>
      <text:p text:style-name="P3"><text:s/>547: 10:30:54.01 10:30:56.04 <text:s/>Durée 00:00:02.03 <text:s/>Lisibilité 32</text:p>
      <text:p text:style-name="P3"><text:span text:style-name="T3">onde fica a rua, sua via</text:span>... </text:p>
      <text:p text:style-name="P3"/>
      <text:p text:style-name="P3"><text:s/>548: 10:30:56.08 10:30:58.05 <text:s/>Durée 00:00:01.22 <text:s/>Lisibilité 28</text:p>
      <text:p text:style-name="P3">É <text:span text:style-name="T3">a meta de nossas pesquisas</text:span>.</text:p>
      <text:p text:style-name="P3"/>
      <text:p text:style-name="P3"><text:s/>549: 10:31:01.14 10:31:04.02 <text:s/>Durée 00:00:02.13 <text:s/>Lisibilité 38</text:p>
      <text:p text:style-name="P3">#<text:span text:style-name="T3">Essa</text:span> robuste<text:span text:style-name="T3">za</text:span> d<text:span text:style-name="T3">o</text:span>s sistemas</text:p>
      <text:p text:style-name="P3">e fiabili<text:span text:style-name="T3">dade</text:span>#</text:p>
      <text:p text:style-name="P3"/>
      <text:p text:style-name="P3"><text:s/>550: 10:31:04.07 10:31:05.12 <text:s/>Durée 00:00:01.05 <text:s/>Lisibilité 18</text:p>
      <text:p text:style-name="P3">#do carro autônomo#</text:p>
      <text:p text:style-name="P3"/>
      <text:p text:style-name="P3"><text:s/>551: 10:31:05.16 10:31:07.15 <text:s/>Durée 00:00:01.24 <text:s/>Lisibilité 29</text:p>
      <text:p text:style-name="P4">#d<text:span text:style-name="T3">evem existir</text:span></text:p>
      <text:p text:style-name="P4"><text:span text:style-name="T3">em todos os níveis</text:span>.#</text:p>
      <text:p text:style-name="P3"/>
      <text:p text:style-name="P3"><text:s/>552: 10:31:09.07 10:31:12.03 <text:s/>Durée 00:00:02.21 <text:s/>Lisibilité 43</text:p>
      <text:p text:style-name="P4">#C<text:span text:style-name="T3">ada decisão que o carro tomar</text:span></text:p>
      <text:p text:style-name="P4"><text:span text:style-name="T3">vai se basear</text:span>#</text:p>
      <text:p text:style-name="P3"/>
      <text:p text:style-name="P3"><text:s/>553: 10:31:12.08 10:31:14.00 <text:s/>Durée 00:00:01.17 <text:s/>Lisibilité 25</text:p>
      <text:p text:style-name="P4">#<text:span text:style-name="T3">num alto</text:span> nível de confiança#</text:p>
      <text:p text:style-name="P3"/>
      <text:p text:style-name="P3"><text:s/>554: 10:31:14.04 10:31:16.23 <text:s/>Durée 00:00:02.19 <text:s/>Lisibilité 41</text:p>
      <text:p text:style-name="P4">#<text:span text:style-name="T3">nos dados</text:span></text:p>
      <text:p text:style-name="P4"><text:span text:style-name="T3">que ele captar e analisar</text:span>.#</text:p>
      <text:p text:style-name="P3"/>
      <text:p text:style-name="P3"><text:s/>555: 10:31:17.21 10:31:20.02 <text:s/>Durée 00:00:02.06 <text:s/>Lisibilité 34</text:p>
      <text:p text:style-name="P3">#E <text:span text:style-name="T3">ness</text:span>e nível, <text:span text:style-name="T3">a</text:span> marge<text:span text:style-name="T3">m</text:span> d<text:span text:style-name="T3">e </text:span>erro#</text:p>
      <text:p text:style-name="P3"/>
      <text:p text:style-name="P3"><text:s/>556: 10:31:20.07 10:31:21.21 <text:s/>Durée 00:00:01.14 <text:s/>Lisibilité 23</text:p>
      <text:p text:style-name="P3">#<text:span text:style-name="T3">terá de </text:span>ser<text:span text:style-name="T3"> baixa</text:span>.#</text:p>
      <text:p text:style-name="P3"/>
      <text:p text:style-name="P3"><text:s/>557: 10:31:23.06 10:31:25.04 <text:s/>Durée 00:00:01.23 <text:s/>Lisibilité 29</text:p>
      <text:p text:style-name="P3"><text:span text:style-name="T3">Não podemos precipitar nada</text:span>.</text:p>
      <text:p text:style-name="P3"/>
      <text:p text:style-name="P3"><text:s/>558: 10:31:25.08 10:31:28.02 <text:s/>Durée 00:00:02.19 <text:s/>Lisibilité 41</text:p>
      <text:p text:style-name="P5">S<text:span text:style-name="T4">enão podemos pôr</text:span></text:p>
      <text:p text:style-name="P5"><text:span text:style-name="T4">as pessoas em perigo</text:span></text:p>
      <text:p text:style-name="P3"/>
      <text:p text:style-name="P3"><text:s/>559: 10:31:28.06 10:31:29.22 <text:s/>Durée 00:00:01.16 <text:s/>Lisibilité 25</text:p>
      <text:p text:style-name="P3">e <text:span text:style-name="T4">perder sua</text:span>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5"><text:soft-page-break/><text:span text:style-name="T4">Como indústria, devemos fazer</text:span></text:p>
      <text:p text:style-name="P5"><text:span text:style-name="T4">isso corretamente</text:span>.</text:p>
      <text:p text:style-name="P3"/>
      <text:p text:style-name="P3"><text:s/>561: 10:31:34.18 10:31:38.02 <text:s/>Durée 00:00:03.09 <text:s/>Lisibilité 50</text:p>
      <text:p text:style-name="P3">#Exig<text:span text:style-name="T4">iremos mais de </text:span>um carro</text:p>
      <text:p text:style-name="P3">autônomo que d<text:span text:style-name="T4">e </text:span>um condutor?#</text:p>
      <text:p text:style-name="P3"/>
      <text:p text:style-name="P3"><text:s/>562: 10:31:38.21 10:31:40.12 <text:s/>Durée 00:00:01.16 <text:s/>Lisibilité 25</text:p>
      <text:p text:style-name="P3">#<text:span text:style-name="T5">Perdoaremos facilmente</text:span>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#u<text:span text:style-name="T5">m</text:span> erro ou <text:span text:style-name="T5">a falha</text:span></text:p>
      <text:p text:style-name="P3">d<text:span text:style-name="T5">e um </text:span>de se<text:span text:style-name="T5">u</text:span>s sistemas?#</text:p>
      <text:p text:style-name="P3"/>
      <text:p text:style-name="P3"><text:s/>564: 10:31:45.14 10:31:46.16 <text:s/>Durée 00:00:01.02 <text:s/>Lisibilité 16</text:p>
      <text:p text:style-name="P17">O que está claro</text:p>
      <text:p text:style-name="P3"/>
      <text:p text:style-name="P3"><text:s/>565: 10:31:46.21 10:31:50.18 <text:s/>Durée 00:00:03.22 <text:s/>Lisibilité 58</text:p>
      <text:p text:style-name="P3">é que a soci<text:span text:style-name="T6">edade</text:span> exig<text:span text:style-name="T5">i</text:span>r<text:span text:style-name="T6">á mais</text:span></text:p>
      <text:p text:style-name="P3">d<text:span text:style-name="T6">e um</text:span> algoritmo ou d<text:span text:style-name="T6">e uma máquina</text:span></text:p>
      <text:p text:style-name="P3"/>
      <text:p text:style-name="P3"><text:s/>566: 10:31:50.22 10:31:52.10 <text:s/>Durée 00:00:01.13 <text:s/>Lisibilité 23</text:p>
      <text:p text:style-name="P3">que d<text:span text:style-name="T6">e </text:span>um condutor.</text:p>
      <text:p text:style-name="P3"/>
      <text:p text:style-name="P3"><text:s/>567: 10:31:52.14 10:31:53.20 <text:s/>Durée 00:00:01.06 <text:s/>Lisibilité 19</text:p>
      <text:p text:style-name="P3">E <text:span text:style-name="T6">por quê</text:span>?</text:p>
      <text:p text:style-name="P3"/>
      <text:p text:style-name="P3"><text:s/>568: 10:31:54.13 10:31:57.24 <text:s/>Durée 00:00:03.11 <text:s/>Lisibilité 52</text:p>
      <text:p text:style-name="P3"><text:span text:style-name="T6">C</text:span>onfia<text:span text:style-name="T6">mos num</text:span> humano</text:p>
      <text:p text:style-name="P3">p<text:span text:style-name="T6">orque nos </text:span>identifi<text:span text:style-name="T6">camos com ele</text:span>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6"><text:span text:style-name="T6">mais que com uma máquina</text:span>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<text:span text:style-name="T6">Então o quanto</text:span></text:p>
      <text:p text:style-name="P3">o carro autônomo#</text:p>
      <text:p text:style-name="P3"/>
      <text:p text:style-name="P3"><text:s/>571: 10:32:04.21 10:32:06.09 <text:s/>Durée 00:00:01.13 <text:s/>Lisibilité 23</text:p>
      <text:p text:style-name="P3">#dev<text:span text:style-name="T6">erá se aproxima</text:span>r#</text:p>
      <text:p text:style-name="P3"/>
      <text:p text:style-name="P3"><text:s/>572: 10:32:06.13 10:32:08.13 <text:s/>Durée 00:00:02.00 <text:s/>Lisibilité 30</text:p>
      <text:p text:style-name="P6">#d<text:span text:style-name="T6">o comportamento</text:span></text:p>
      <text:p text:style-name="P6"><text:span text:style-name="T6">e do raciocínio humanos</text:span>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<text:span text:style-name="T6">ara ganhar sua</text:span> confiança?#</text:p>
      <text:p text:style-name="P3"/>
      <text:p text:style-name="P3"><text:s/>574: 10:32:15.15 10:32:19.01 <text:s/>Durée 00:00:03.11 <text:s/>Lisibilité 52</text:p>
      <text:p text:style-name="P3"><text:span text:style-name="T6">Carro sem</text:span> condutor</text:p>
      <text:p text:style-name="P3"/>
      <text:p text:style-name="P3"><text:s/>575: 10:32:19.06 10:32:20.18 <text:s/>Durée 00:00:01.12 <text:s/>Lisibilité 22</text:p>
      <text:p text:style-name="P3">#<text:span text:style-name="T6">A lei</text:span> é <text:span text:style-name="T6">a lei</text:span>.#</text:p>
      <text:p text:style-name="P3"/>
      <text:p text:style-name="P3"><text:s/>576: 10:32:20.22 10:32:23.21 <text:s/>Durée 00:00:02.24 <text:s/>Lisibilité 44</text:p>
      <text:p text:style-name="P3"><text:soft-page-break/>#<text:span text:style-name="T6">O Código de Trânsito</text:span></text:p>
      <text:p text:style-name="P3"><text:span text:style-name="T6">impõe regras</text:span>:#</text:p>
      <text:p text:style-name="P3"/>
      <text:p text:style-name="P3"><text:s/>577: 10:32:24.01 10:32:26.19 <text:s/>Durée 00:00:02.18 <text:s/>Lisibilité 41</text:p>
      <text:p text:style-name="P3">#limit<text:span text:style-name="T6">es de velocidade,</text:span></text:p>
      <text:p text:style-name="P3">zon<text:span text:style-name="T6">a</text:span>s de <text:span text:style-name="T6">ultrapassagem</text:span>...#</text:p>
      <text:p text:style-name="P3"/>
      <text:p text:style-name="P3"><text:s/>578: 10:32:26.23 10:32:31.00 <text:s/>Durée 00:00:04.02 <text:s/>Lisibilité 61</text:p>
      <text:p text:style-name="P3">#<text:span text:style-name="T6">Regras bem fáceis de ensinar,</text:span></text:p>
      <text:p text:style-name="P3"><text:span text:style-name="T6">até a um</text:span> veículo autônomo.#</text:p>
      <text:p text:style-name="P3"/>
      <text:p text:style-name="P3"><text:s/>579: 10:32:31.12 10:32:34.03 <text:s/>Durée 00:00:02.16 <text:s/>Lisibilité 40</text:p>
      <text:p text:style-name="P3">#<text:span text:style-name="T6">Só</text:span> que <text:span text:style-name="T6">às vezes</text:span></text:p>
      <text:p text:style-name="P3"><text:span text:style-name="T6">temos de desobedecer</text:span>#</text:p>
      <text:p text:style-name="P3"/>
      <text:p text:style-name="P3"><text:s/>580: 10:32:34.08 10:32:35.24 <text:s/>Durée 00:00:01.16 <text:s/>Lisibilité 25</text:p>
      <text:p text:style-name="P3">#<text:span text:style-name="T6">às regra</text:span>s.#</text:p>
      <text:p text:style-name="P3"/>
      <text:p text:style-name="P3"><text:s/>581: 10:32:36.03 10:32:38.09 <text:s/>Durée 00:00:02.06 <text:s/>Lisibilité 34</text:p>
      <text:p text:style-name="P3">#Quand<text:span text:style-name="T6">o uma ambulância</text:span></text:p>
      <text:p text:style-name="P3"><text:span text:style-name="T6">chega por trás</text:span>,#</text:p>
      <text:p text:style-name="P3"/>
      <text:p text:style-name="P3"><text:s/>582: 10:32:38.13 10:32:40.24 <text:s/>Durée 00:00:02.11 <text:s/>Lisibilité 37</text:p>
      <text:p text:style-name="P7">#<text:span text:style-name="T7">podemos ter de fazer</text:span></text:p>
      <text:p text:style-name="P7"><text:span text:style-name="T7">uma manobra ilegal</text:span>#</text:p>
      <text:p text:style-name="P3"/>
      <text:p text:style-name="P3"><text:s/>583: 10:32:41.03 10:32:42.13 <text:s/>Durée 00:00:01.10 <text:s/>Lisibilité 21</text:p>
      <text:p text:style-name="P3">#p<text:span text:style-name="T7">ara deixá-la</text:span> pass<text:span text:style-name="T7">a</text:span>r.#</text:p>
      <text:p text:style-name="P3"/>
      <text:p text:style-name="P3"><text:s/>584: 10:32:44.11 10:32:47.06 <text:s/>Durée 00:00:02.20 <text:s/>Lisibilité 42</text:p>
      <text:p text:style-name="P3"><text:span text:style-name="T7">Devemos</text:span> program<text:span text:style-name="T7">a</text:span>r o carro</text:p>
      <text:p text:style-name="P3">autônomo <text:span text:style-name="T7">a burlar a lei</text:span></text:p>
      <text:p text:style-name="P3"/>
      <text:p text:style-name="P3"><text:s/>585: 10:32:47.10 10:32:48.16 <text:s/>Durée 00:00:01.06 <text:s/>Lisibilité 19</text:p>
      <text:p text:style-name="P18">até certo ponto.</text:p>
      <text:p text:style-name="P3"/>
      <text:p text:style-name="P3"><text:s/>586: 10:32:48.20 10:32:50.08 <text:s/>Durée 00:00:01.13 <text:s/>Lisibilité 23</text:p>
      <text:p text:style-name="P3">Com<text:span text:style-name="T7">o resolver o</text:span> problema?</text:p>
      <text:p text:style-name="P3"/>
      <text:p text:style-name="P3"><text:s/>587: 10:32:51.20 10:32:55.22 <text:s/>Durée 00:00:04.02 <text:s/>Lisibilité 61</text:p>
      <text:p text:style-name="P3">Que <text:span text:style-name="T7">tipo</text:span> de responsabili<text:span text:style-name="T7">dade legal</text:span></text:p>
      <text:p text:style-name="P3"><text:span text:style-name="T7">isso impõe às</text:span> montadoras?</text:p>
      <text:p text:style-name="P3"/>
      <text:p text:style-name="P3"><text:s/>588: 10:32:56.01 10:32:58.01 <text:s/>Durée 00:00:02.00 <text:s/>Lisibilité 30</text:p>
      <text:p text:style-name="P3">É u<text:span text:style-name="T7">ma ampla questão ética</text:span></text:p>
      <text:p text:style-name="P3"/>
      <text:p text:style-name="P3"><text:s/>589: 10:32:58.20 10:33:01.24 <text:s/>Durée 00:00:03.04 <text:s/>Lisibilité 47</text:p>
      <text:p text:style-name="P3">e é <text:span text:style-name="T7">o tipo de questão</text:span></text:p>
      <text:p text:style-name="P3">qu<text:span text:style-name="T7">e começa a</text:span> surgir</text:p>
      <text:p text:style-name="P3"/>
      <text:p text:style-name="P3"><text:s/>590: 10:33:02.03 10:33:04.14 <text:s/>Durée 00:00:02.11 <text:s/>Lisibilité 37</text:p>
      <text:p text:style-name="P3"><text:span text:style-name="T7">com o</text:span> desenvolvimento</text:p>
      <text:p text:style-name="P3">do carro autônomo.</text:p>
      <text:p text:style-name="P3"/>
      <text:p text:style-name="P3"><text:s/>591: 10:33:08.03 10:33:10.13 <text:s/>Durée 00:00:02.10 <text:s/>Lisibilité 36</text:p>
      <text:p text:style-name="P3"><text:soft-page-break/>#Jason Millar</text:p>
      <text:p text:style-name="P3"><text:span text:style-name="T7">é engenheiro e filósofo</text:span>#</text:p>
      <text:p text:style-name="P3"/>
      <text:p text:style-name="P3"><text:s/>592: 10:33:10.17 10:33:11.19 <text:s/>Durée 00:00:01.02 <text:s/>Lisibilité 16</text:p>
      <text:p text:style-name="P3">#<text:span text:style-name="T7">na U</text:span>niv. d<text:span text:style-name="T7">e </text:span>Ottawa.#</text:p>
      <text:p text:style-name="P3"/>
      <text:p text:style-name="P3"><text:s/>593: 10:33:12.09 10:33:14.24 <text:s/>Durée 00:00:02.15 <text:s/>Lisibilité 39</text:p>
      <text:p text:style-name="P3">#<text:span text:style-name="T7">Ele pertence a um grupo</text:span></text:p>
      <text:p text:style-name="P3"><text:span text:style-name="T7">que trabalha</text:span>#</text:p>
      <text:p text:style-name="P3"/>
      <text:p text:style-name="P3"><text:s/>594: 10:33:15.04 10:33:16.06 <text:s/>Durée 00:00:01.02 <text:s/>Lisibilité 16</text:p>
      <text:p text:style-name="P3">#<text:span text:style-name="T7">com a</text:span>s montadoras#</text:p>
      <text:p text:style-name="P3"/>
      <text:p text:style-name="P3"><text:s/>595: 10:33:16.10 10:33:19.03 <text:s/>Durée 00:00:02.18 <text:s/>Lisibilité 41</text:p>
      <text:p text:style-name="P3">#s<text:span text:style-name="T7">obre a</text:span>s questões éticas</text:p>
      <text:p text:style-name="P3"><text:span text:style-name="T7">d</text:span>o carro autônomo.#</text:p>
      <text:p text:style-name="P3"/>
      <text:p text:style-name="P3"><text:s/>596: 10:33:21.17 10:33:22.14 <text:s/>Durée 00:00:00.22 <text:s/>Lisibilité 13</text:p>
      <text:p text:style-name="P3">#U<text:span text:style-name="T7">m</text:span> carro#</text:p>
      <text:p text:style-name="P3"/>
      <text:p text:style-name="P3"><text:s/>597: 10:33:22.18 10:33:24.22 <text:s/>Durée 00:00:02.04 <text:s/>Lisibilité 32</text:p>
      <text:p text:style-name="P7">#qu<text:span text:style-name="T7">e em teoria</text:span></text:p>
      <text:p text:style-name="P7"><text:span text:style-name="T7">seja</text:span> prudente e at<text:span text:style-name="T7">ento</text:span>#</text:p>
      <text:p text:style-name="P3"/>
      <text:p text:style-name="P3"><text:s/>598: 10:33:25.01 10:33:27.00 <text:s/>Durée 00:00:01.24 <text:s/>Lisibilité 29</text:p>
      <text:p text:style-name="P7">#<text:span text:style-name="T7">ainda deverá enfrentar escolhas</text:span>#</text:p>
      <text:p text:style-name="P3"/>
      <text:p text:style-name="P3"><text:s/>599: 10:33:27.04 10:33:28.14 <text:s/>Durée 00:00:01.10 <text:s/>Lisibilité 21</text:p>
      <text:p text:style-name="P3">#<text:span text:style-name="T7">rápidas e duras</text:span>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<text:span text:style-name="T7">o todos os</text:span>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 o carro confront<text:span text:style-name="T7">ado</text:span></text:p>
      <text:p text:style-name="P3"><text:span text:style-name="T7">a 2 péssimas opções</text:span>:#</text:p>
      <text:p text:style-name="P3"/>
      <text:p text:style-name="P3"><text:s/>602: 10:33:37.07 10:33:40.08 <text:s/>Durée 00:00:03.01 <text:s/>Lisibilité 46</text:p>
      <text:p text:style-name="P3">#<text:span text:style-name="T7">bater num</text:span> obstáculo</text:p>
      <text:p text:style-name="P3"><text:span text:style-name="T7">podendo ferir seus ocupantes</text:span>#</text:p>
      <text:p text:style-name="P3"/>
      <text:p text:style-name="P3"><text:s/>603: 10:33:40.23 10:33:43.02 <text:s/>Durée 00:00:02.04 <text:s/>Lisibilité 32</text:p>
      <text:p text:style-name="P3">#ou <text:span text:style-name="T7">atropelar pedestres ao lado</text:span>#</text:p>
      <text:p text:style-name="P3"/>
      <text:p text:style-name="P3"><text:s/>604: 10:33:43.06 10:33:44.22 <text:s/>Durée 00:00:01.16 <text:s/>Lisibilité 25</text:p>
      <text:p text:style-name="P3">#p<text:span text:style-name="T7">ara evitar o </text:span>obstáculo?#</text:p>
      <text:p text:style-name="P3"/>
      <text:p text:style-name="P3"><text:s/>605: 10:33:45.01 10:33:47.23 <text:s/>Durée 00:00:02.22 <text:s/>Lisibilité 43</text:p>
      <text:p text:style-name="P7">#<text:span text:style-name="T7">Baseado em que faremos escolhas</text:span></text:p>
      <text:p text:style-name="P7"><text:span text:style-name="T7">pel</text:span>o carro?#</text:p>
      <text:p text:style-name="P3"/>
      <text:p text:style-name="P3"><text:s/>606: 10:33:50.18 10:33:52.09 <text:s/>Durée 00:00:01.16 <text:s/>Lisibilité 25</text:p>
      <text:p text:style-name="P3"><text:span text:style-name="T7">A</text:span>s montadoras <text:span text:style-name="T7">perguntaram</text:span>:</text:p>
      <text:p text:style-name="P3"/>
      <text:p text:style-name="P3"><text:s/>607: 10:33:52.13 10:33:54.18 <text:s/>Durée 00:00:02.05 <text:s/>Lisibilité 33</text:p>
      <text:p text:style-name="P3"><text:soft-page-break/>"Com<text:span text:style-name="T7">o devo</text:span> conce<text:span text:style-name="T7">ber </text:span>m<text:span text:style-name="T7">eu</text:span> carro?</text:p>
      <text:p text:style-name="P3"/>
      <text:p text:style-name="P3"><text:s/>608: 10:33:54.22 10:33:57.06 <text:s/>Durée 00:00:02.09 <text:s/>Lisibilité 35</text:p>
      <text:p text:style-name="P3">"<text:span text:style-name="T7">Devo proteger os passageiros</text:span></text:p>
      <text:p text:style-name="P3"/>
      <text:p text:style-name="P3"><text:s/>609: 10:33:57.12 10:33:59.05 <text:s/>Durée 00:00:01.18 <text:s/>Lisibilité 26</text:p>
      <text:p text:style-name="P3">"ou <text:span text:style-name="T8">o</text:span>s pedestres <text:span text:style-name="T8">n</text:span>a ru<text:span text:style-name="T8">a</text:span>?"</text:p>
      <text:p text:style-name="P3"/>
      <text:p text:style-name="P3"><text:s/>610: 10:34:01.02 10:34:04.17 <text:s/>Durée 00:00:03.15 <text:s/>Lisibilité 54</text:p>
      <text:p text:style-name="P19">Não há resposta fácil</text:p>
      <text:p text:style-name="P3"><text:span text:style-name="T8">para esse tipo</text:span> de quest<text:span text:style-name="T8">ão</text:span>.</text:p>
      <text:p text:style-name="P3"/>
      <text:p text:style-name="P3"><text:s/>611: 10:34:06.24 10:34:10.17 <text:s/>Durée 00:00:03.18 <text:s/>Lisibilité 56</text:p>
      <text:p text:style-name="P3">#<text:span text:style-name="T8">A resposta não é</text:span> simple<text:span text:style-name="T8">s,</text:span></text:p>
      <text:p text:style-name="P3"><text:span text:style-name="T8">pois podemos</text:span> justifi<text:span text:style-name="T8">ca</text:span>r <text:span text:style-name="T8">a</text:span>s 2 <text:span text:style-name="T8">opções</text:span>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<text:span text:style-name="T8">Haverá</text:span> situações</text:p>
      <text:p text:style-name="P3"/>
      <text:p text:style-name="P3"><text:s/>613: 10:34:14.06 10:34:16.10 <text:s/>Durée 00:00:02.04 <text:s/>Lisibilité 32</text:p>
      <text:p text:style-name="P8"><text:span text:style-name="T8">em que não se poderá</text:span></text:p>
      <text:p text:style-name="P8"><text:span text:style-name="T8">poupar todos</text:span>,</text:p>
      <text:p text:style-name="P3"/>
      <text:p text:style-name="P3"><text:s/>614: 10:34:16.16 10:34:18.20 <text:s/>Durée 00:00:02.04 <text:s/>Lisibilité 32</text:p>
      <text:p text:style-name="P19">em que o bom senso dirá</text:p>
      <text:p text:style-name="P3"/>
      <text:p text:style-name="P3"><text:s/>615: 10:34:18.24 10:34:21.20 <text:s/>Durée 00:00:02.21 <text:s/>Lisibilité 43</text:p>
      <text:p text:style-name="P3">qu<text:span text:style-name="T8">e é melhor reduzir</text:span></text:p>
      <text:p text:style-name="P3"><text:span text:style-name="T8">o risco de feridas</text:span> graves</text:p>
      <text:p text:style-name="P3"/>
      <text:p text:style-name="P3"><text:s/>616: 10:34:21.24 10:34:23.22 <text:s/>Durée 00:00:01.23 <text:s/>Lisibilité 29</text:p>
      <text:p text:style-name="P8"><text:span text:style-name="T8">dividindo o impacto da colisão</text:span></text:p>
      <text:p text:style-name="P3"/>
      <text:p text:style-name="P3"><text:s/>617: 10:34:24.01 10:34:25.01 <text:s/>Durée 00:00:01.00 <text:s/>Lisibilité 15</text:p>
      <text:p text:style-name="P3"><text:span text:style-name="T8">por várias pessoa</text:span>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<text:span text:style-name="T8">m cálculo que sugere</text:span></text:p>
      <text:p text:style-name="P3"/>
      <text:p text:style-name="P3"><text:s/>619: 10:34:27.23 10:34:30.04 <text:s/>Durée 00:00:02.06 <text:s/>Lisibilité 34</text:p>
      <text:p text:style-name="P3">que <text:span text:style-name="T8">todos terão ferimentos menores</text:span>.</text:p>
      <text:p text:style-name="P3"/>
      <text:p text:style-name="P3"><text:s/>620: 10:34:32.17 10:34:36.03 <text:s/>Durée 00:00:03.11 <text:s/>Lisibilité 52</text:p>
      <text:p text:style-name="P3">#<text:span text:style-name="T8">Esse cálculo depende em</text:span> parte</text:p>
      <text:p text:style-name="P3"><text:span text:style-name="T8">do valor que se dá à</text:span> vi<text:span text:style-name="T8">da</text:span>.#</text:p>
      <text:p text:style-name="P3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3">#C<text:span text:style-name="T8">oisa que os</text:span> humano<text:span text:style-name="T8">s aprendem</text:span></text:p>
      <text:p text:style-name="P3"><text:span text:style-name="T8">desde pequenos</text:span>.#</text:p>
      <text:p text:style-name="P3"/>
      <text:p text:style-name="P3"><text:s/>622: 10:34:41.22 10:34:44.00 <text:s/>Durée 00:00:02.03 <text:s/>Lisibilité 32</text:p>
      <text:p text:style-name="P3">#Mas o carro autônomo,</text:p>
      <text:p text:style-name="P3"><text:span text:style-name="T8">inicialmente</text:span>,#</text:p>
      <text:p text:style-name="P3"/>
      <text:p text:style-name="P3"><text:s/>623: 10:34:44.05 10:34:45.02 <text:s/>Durée 00:00:00.22 <text:s/>Lisibilité 13</text:p>
      <text:p text:style-name="P3"><text:soft-page-break/>#n<text:span text:style-name="T8">ão tem</text:span> val<text:span text:style-name="T8">ore</text:span>s.#</text:p>
      <text:p text:style-name="P3"/>
      <text:p text:style-name="P3"><text:s/>624: 10:34:45.20 10:34:48.03 <text:s/>Durée 00:00:02.08 <text:s/>Lisibilité 35</text:p>
      <text:p text:style-name="P8">#El<text:span text:style-name="T8">e tem</text:span></text:p>
      <text:p text:style-name="P8"><text:span text:style-name="T8">o que seus criadores lhe dão</text:span>.#</text:p>
      <text:p text:style-name="P3"/>
      <text:p text:style-name="P3"><text:s/>625: 10:34:50.04 10:34:53.14 <text:s/>Durée 00:00:03.10 <text:s/>Lisibilité 51</text:p>
      <text:p text:style-name="P3"><text:span text:style-name="T8">São</text:span> decisões que</text:p>
      <text:p text:style-name="P3"><text:span text:style-name="T8">o</text:span>s humanos <text:span text:style-name="T8">tomam pela máquina</text:span>.</text:p>
      <text:p text:style-name="P3"/>
      <text:p text:style-name="P3"><text:s/>626: 10:34:53.19 10:34:57.09 <text:s/>Durée 00:00:03.15 <text:s/>Lisibilité 54</text:p>
      <text:p text:style-name="P3"><text:span text:style-name="T8">No plano</text:span> étic<text:span text:style-name="T8">o</text:span>, <text:span text:style-name="T8">isso levanta</text:span></text:p>
      <text:p text:style-name="P3"><text:span text:style-name="T8">outra</text:span> questão int<text:span text:style-name="T8">e</text:span>ressante:</text:p>
      <text:p text:style-name="P3"/>
      <text:p text:style-name="P3"><text:s/>627: 10:34:57.13 10:34:59.00 <text:s/>Durée 00:00:01.12 <text:s/>Lisibilité 22</text:p>
      <text:p text:style-name="P8">qu<text:span text:style-name="T8">em tomará</text:span></text:p>
      <text:p text:style-name="P8"><text:span text:style-name="T8">essas</text:span> decisões?</text:p>
      <text:p text:style-name="P3"/>
      <text:p text:style-name="P3"><text:s/>628: 10:35:00.03 10:35:02.24 <text:s/>Durée 00:00:02.21 <text:s/>Lisibilité 43</text:p>
      <text:p text:style-name="P3">#Bo<text:span text:style-name="T8">a</text:span> <text:span text:style-name="T8">pergunta</text:span>. Qu<text:span text:style-name="T8">em decidirá</text:span>?#</text:p>
      <text:p text:style-name="P3"/>
      <text:p text:style-name="P3"><text:s/>629: 10:35:03.03 10:35:07.00 <text:s/>Durée 00:00:03.22 <text:s/>Lisibilité 58</text:p>
      <text:p text:style-name="P3">#<text:span text:style-name="T8">Os usuários, o legislador</text:span></text:p>
      <text:p text:style-name="P3">ou <text:span text:style-name="T8">a</text:span>s montadoras?#</text:p>
      <text:p text:style-name="P3"/>
      <text:p text:style-name="P3"><text:s/>630: 10:35:09.04 10:35:11.21 <text:s/>Durée 00:00:02.17 <text:s/>Lisibilité 40</text:p>
      <text:p text:style-name="P3"><text:span text:style-name="T8">Seria um</text:span> erro <text:span text:style-name="T8">das</text:span> montadoras</text:p>
      <text:p text:style-name="P3"/>
      <text:p text:style-name="P3"><text:s/>631: 10:35:12.00 10:35:14.14 <text:s/>Durée 00:00:02.14 <text:s/>Lisibilité 38</text:p>
      <text:p text:style-name="P8"><text:span text:style-name="T8">presumir</text:span></text:p>
      <text:p text:style-name="P8"><text:span text:style-name="T8">que eles têm legitimidade moral</text:span></text:p>
      <text:p text:style-name="P3"/>
      <text:p text:style-name="P3"><text:s/>632: 10:35:14.18 10:35:17.24 <text:s/>Durée 00:00:03.06 <text:s/>Lisibilité 49</text:p>
      <text:p text:style-name="P3">p<text:span text:style-name="T8">ara decidir algo assim</text:span></text:p>
      <text:p text:style-name="P19">em qualquer circunstância</text:p>
      <text:p text:style-name="P3"/>
      <text:p text:style-name="P3"><text:s/>633: 10:35:18.03 10:35:20.24 <text:s/>Durée 00:00:02.21 <text:s/>Lisibilité 43</text:p>
      <text:p text:style-name="P3">e <text:span text:style-name="T8">integrar sua escolha</text:span></text:p>
      <text:p text:style-name="P3"><text:span text:style-name="T8">no</text:span> design d<text:span text:style-name="T8">o</text:span> veículo.</text:p>
      <text:p text:style-name="P3"/>
      <text:p text:style-name="P3"><text:s/>634: 10:35:21.03 10:35:22.22 <text:s/>Durée 00:00:01.19 <text:s/>Lisibilité 26</text:p>
      <text:p text:style-name="P3"><text:span text:style-name="T8">Falando</text:span> de vi<text:span text:style-name="T8">da ou</text:span> mort<text:span text:style-name="T8">e</text:span>,</text:p>
      <text:p text:style-name="P3"/>
      <text:p text:style-name="P3"><text:s/>635: 10:35:23.01 10:35:26.09 <text:s/>Durée 00:00:03.08 <text:s/>Lisibilité 50</text:p>
      <text:p text:style-name="P8"><text:span text:style-name="T8">tocamos em altas questões morais</text:span></text:p>
      <text:p text:style-name="P3"/>
      <text:p text:style-name="P3"><text:s/>636: 10:35:26.14 10:35:28.13 <text:s/>Durée 00:00:01.24 <text:s/>Lisibilité 29</text:p>
      <text:p text:style-name="P3"><text:span text:style-name="T9">cuja </text:span>autori<text:span text:style-name="T9">dade</text:span> moral <text:span text:style-name="T9">no tema</text:span></text:p>
      <text:p text:style-name="P3"/>
      <text:p text:style-name="P3"><text:s/>637: 10:35:28.17 10:35:31.16 <text:s/>Durée 00:00:02.24 <text:s/>Lisibilité 44</text:p>
      <text:p text:style-name="P9">não<text:span text:style-name="T9"> está</text:span></text:p>
      <text:p text:style-name="P9"><text:span text:style-name="T9">num escritório de engenheiros</text:span>.</text:p>
      <text:p text:style-name="P3"/>
      <text:p text:style-name="P3"><text:s/>638: 10:35:35.17 10:35:37.13 <text:s/>Durée 00:00:01.21 <text:s/>Lisibilité 28</text:p>
      <text:p text:style-name="P3">#<text:span text:style-name="T9">As regras que enquadram</text:span>#</text:p>
      <text:p text:style-name="P3"><text:soft-page-break/></text:p>
      <text:p text:style-name="P3"><text:s/>639: 10:35:37.17 10:35:40.10 <text:s/>Durée 00:00:02.18 <text:s/>Lisibilité 41</text:p>
      <text:p text:style-name="P9">#o carro autônomo</text:p>
      <text:p text:style-name="P9"><text:span text:style-name="T9">na</text:span> Améri<text:span text:style-name="T9">ca do</text:span> Nor<text:span text:style-name="T9">te ainda</text:span>#</text:p>
      <text:p text:style-name="P3"/>
      <text:p text:style-name="P3"><text:s/>640: 10:35:40.14 10:35:41.17 <text:s/>Durée 00:00:01.03 <text:s/>Lisibilité 17</text:p>
      <text:p text:style-name="P3">#<text:span text:style-name="T9">não foram definidas</text:span>.#</text:p>
      <text:p text:style-name="P3"/>
      <text:p text:style-name="P3"><text:s/>641: 10:35:42.09 10:35:45.16 <text:s/>Durée 00:00:03.07 <text:s/>Lisibilité 49</text:p>
      <text:p text:style-name="P3">#<text:span text:style-name="T9">Nem a</text:span> <text:span text:style-name="T9">divisão da </text:span>responsabili<text:span text:style-name="T9">dade</text:span></text:p>
      <text:p text:style-name="P3">e<text:span text:style-name="T9">m caso de acidente</text:span>.#</text:p>
      <text:p text:style-name="P3"/>
      <text:p text:style-name="P3"><text:s/>642: 10:35:47.19 10:35:50.02 <text:s/>Durée 00:00:02.08 <text:s/>Lisibilité 35</text:p>
      <text:p text:style-name="P3"><text:span text:style-name="T9">Essas escolhas</text:span></text:p>
      <text:p text:style-name="P3"><text:span text:style-name="T9">são um trabalho</text:span> <text:span text:style-name="T9">enorme</text:span>,</text:p>
      <text:p text:style-name="P3"/>
      <text:p text:style-name="P3"><text:s/>643: 10:35:50.06 10:35:51.19 <text:s/>Durée 00:00:01.13 <text:s/>Lisibilité 23</text:p>
      <text:p text:style-name="P20">pois há vidas em jogo</text:p>
      <text:p text:style-name="P3"/>
      <text:p text:style-name="P3"><text:s/>644: 10:35:51.23 10:35:54.10 <text:s/>Durée 00:00:02.12 <text:s/>Lisibilité 37</text:p>
      <text:p text:style-name="P3">e o carro <text:span text:style-name="T9">tomará</text:span> decisões.</text:p>
      <text:p text:style-name="P3"/>
      <text:p text:style-name="P3"><text:s/>645: 10:35:54.23 10:35:57.05 <text:s/>Durée 00:00:02.07 <text:s/>Lisibilité 34</text:p>
      <text:p text:style-name="P9"><text:span text:style-name="T9">Ainda há muito trabalho à frente</text:span></text:p>
      <text:p text:style-name="P3"/>
      <text:p text:style-name="P3"><text:s/>646: 10:35:57.09 10:36:00.21 <text:s/>Durée 00:00:03.12 <text:s/>Lisibilité 52</text:p>
      <text:p text:style-name="P3"><text:span text:style-name="T9">antes de vermos</text:span> carros</text:p>
      <text:p text:style-name="P3"><text:span text:style-name="T9">totalmente</text:span> autônomos <text:span text:style-name="T9">nas ruas</text:span>.</text:p>
      <text:p text:style-name="P3"/>
      <text:p text:style-name="P3"><text:s/>647: 10:36:02.03 10:36:04.23 <text:s/>Durée 00:00:02.20 <text:s/>Lisibilité 42</text:p>
      <text:p text:style-name="P3">#<text:span text:style-name="T9">A</text:span> promess<text:span text:style-name="T9">a de entregar</text:span></text:p>
      <text:p text:style-name="P3">carros autônomos#</text:p>
      <text:p text:style-name="P3"/>
      <text:p text:style-name="P3"><text:s/>648: 10:36:05.03 10:36:08.07 <text:s/>Durée 00:00:03.04 <text:s/>Lisibilité 47</text:p>
      <text:p text:style-name="P3">#<text:span text:style-name="T9">em poucos</text:span> anos <text:span text:style-name="T9">se sustenta</text:span>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<text:span text:style-name="T9">A </text:span>Ford e <text:span text:style-name="T9">outras</text:span> montadoras</text:p>
      <text:p text:style-name="P3"><text:span text:style-name="T9">os prometem para</text:span> 2021.#</text:p>
      <text:p text:style-name="P3"/>
      <text:p text:style-name="P3"><text:s/>650: 10:36:12.04 10:36:14.13 <text:s/>Durée 00:00:02.09 <text:s/>Lisibilité 35</text:p>
      <text:p text:style-name="P3">#Ma<text:span text:style-name="T9">s que forma isso tomará</text:span>?#</text:p>
      <text:p text:style-name="P3"/>
      <text:p text:style-name="P3"><text:s/>651: 10:36:16.17 10:36:19.21 <text:s/>Durée 00:00:03.04 <text:s/>Lisibilité 47</text:p>
      <text:p text:style-name="P9">E<text:span text:style-name="T9">m termos de </text:span>autonomi<text:span text:style-name="T9">a</text:span>,</text:p>
      <text:p text:style-name="P9"><text:span text:style-name="T9">é consenso no setor</text:span></text:p>
      <text:p text:style-name="P3"/>
      <text:p text:style-name="P3"><text:s/>652: 10:36:20.01 10:36:22.19 <text:s/>Durée 00:00:02.18 <text:s/>Lisibilité 41</text:p>
      <text:p text:style-name="P3">que o carro autônomo</text:p>
      <text:p text:style-name="P3">va<text:span text:style-name="T9">i primeiro se espalhar</text:span></text:p>
      <text:p text:style-name="P3"/>
      <text:p text:style-name="P3"><text:s/>653: 10:36:22.23 10:36:24.20 <text:s/>Durée 00:00:01.22 <text:s/>Lisibilité 28</text:p>
      <text:p text:style-name="P3">so<text:span text:style-name="T9">b a</text:span> form<text:span text:style-name="T9">a</text:span> de t<text:span text:style-name="T9">á</text:span>xi<text:span text:style-name="T9">s</text:span> rob<text:span text:style-name="T9">ôs</text:span>,</text:p>
      <text:p text:style-name="P3"/>
      <text:p text:style-name="P3"><text:s/>654: 10:36:25.12 10:36:28.03 <text:s/>Durée 00:00:02.16 <text:s/>Lisibilité 40</text:p>
      <text:p text:style-name="P9"><text:soft-page-break/>de t<text:span text:style-name="T9">al forma</text:span></text:p>
      <text:p text:style-name="P9"><text:span text:style-name="T9">que as pessoas </text:span>se familiari<text:span text:style-name="T9">zem</text:span></text:p>
      <text:p text:style-name="P3"/>
      <text:p text:style-name="P3"><text:s/>655: 10:36:28.08 10:36:32.04 <text:s/>Durée 00:00:03.21 <text:s/>Lisibilité 58</text:p>
      <text:p text:style-name="P3"><text:span text:style-name="T9">com os</text:span> veículos</text:p>
      <text:p text:style-name="P20">como usuários ou consumidore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20">Eles verão como é</text:p>
      <text:p text:style-name="P3">a condução d<text:span text:style-name="T9">o</text:span> veículo</text:p>
      <text:p text:style-name="P3"/>
      <text:p text:style-name="P3"><text:s/>657: 10:36:37.14 10:36:40.15 <text:s/>Durée 00:00:03.01 <text:s/>Lisibilité 46</text:p>
      <text:p text:style-name="P9"><text:span text:style-name="T9">antes de talvez comprá-lo</text:span></text:p>
      <text:p text:style-name="P9"><text:span text:style-name="T9">mais tarde.</text:span>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<text:span text:style-name="T9">ssa</text:span> adapta<text:span text:style-name="T9">ção</text:span></text:p>
      <text:p text:style-name="P3"><text:span text:style-name="T9">a</text:span>o carro autônomo#</text:p>
      <text:p text:style-name="P3"/>
      <text:p text:style-name="P3"><text:s/>659: 10:36:49.03 10:36:50.23 <text:s/>Durée 00:00:01.20 <text:s/>Lisibilité 27</text:p>
      <text:p text:style-name="P3">#po<text:span text:style-name="T9">derá vir por etapas</text:span>.#</text:p>
      <text:p text:style-name="P3"/>
      <text:p text:style-name="P3"><text:s/>660: 10:36:51.15 10:36:53.07 <text:s/>Durée 00:00:01.17 <text:s/>Lisibilité 25</text:p>
      <text:p text:style-name="P3">#<text:span text:style-name="T9">Entrar em</text:span> t<text:span text:style-name="T9">á</text:span>xis rob<text:span text:style-name="T9">ô</text:span>s#</text:p>
      <text:p text:style-name="P3"/>
      <text:p text:style-name="P3"><text:s/>661: 10:36:53.12 10:36:56.13 <text:s/>Durée 00:00:03.01 <text:s/>Lisibilité 46</text:p>
      <text:p text:style-name="P3">#compar<text:span text:style-name="T9">áveis ao </text:span>UBER,</text:p>
      <text:p text:style-name="P3"><text:span text:style-name="T9">ao</text:span> Lyft ou <text:span text:style-name="T9">ao</text:span> Nutonomy.#</text:p>
      <text:p text:style-name="P3"/>
      <text:p text:style-name="P3"><text:s/>662: 10:36:58.01 10:36:59.22 <text:s/>Durée 00:00:01.21 <text:s/>Lisibilité 28</text:p>
      <text:p text:style-name="P9">#<text:span text:style-name="T9">Andar em micro-ônibus</text:span></text:p>
      <text:p text:style-name="P9">autônomos,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<text:span text:style-name="T9">o os que vão testar</text:span></text:p>
      <text:p text:style-name="P3"><text:span text:style-name="T9">em</text:span> Terrebonne, p<text:span text:style-name="T9">erto</text:span> de Montreal.#</text:p>
      <text:p text:style-name="P3"/>
      <text:p text:style-name="P3"><text:s/>664: 10:37:03.16 10:37:07.10 <text:s/>Durée 00:00:03.19 <text:s/>Lisibilité 56</text:p>
      <text:p text:style-name="P9">#Ou <text:span text:style-name="T9">dirigir</text:span> carro<text:span text:style-name="T9">s</text:span></text:p>
      <text:p text:style-name="P9"><text:span text:style-name="T9">com</text:span> sistemas d<text:span text:style-name="T9">e auxílio</text:span> à condução.#</text:p>
      <text:p text:style-name="P3"/>
      <text:p text:style-name="P3"><text:s/>665: 10:37:09.23 10:37:13.07 <text:s/>Durée 00:00:03.09 <text:s/>Lisibilité 50</text:p>
      <text:p text:style-name="P9"><text:span text:style-name="T9">O</text:span>s sistemas d<text:span text:style-name="T9">e auxílio</text:span> à condução</text:p>
      <text:p text:style-name="P3">continu<text:span text:style-name="T9">arão evoluindo,</text:span></text:p>
      <text:p text:style-name="P3"/>
      <text:p text:style-name="P3"><text:s/>666: 10:37:13.11 10:37:16.06 <text:s/>Durée 00:00:02.20 <text:s/>Lisibilité 42</text:p>
      <text:p text:style-name="P10">mas o condutor</text:p>
      <text:p text:style-name="P10"><text:span text:style-name="T10">ainda estará dirigindo</text:span>.</text:p>
      <text:p text:style-name="P3"/>
      <text:p text:style-name="P3"><text:s/>667: 10:37:17.03 10:37:19.07 <text:s/>Durée 00:00:02.04 <text:s/>Lisibilité 32</text:p>
      <text:p text:style-name="P3">É <text:span text:style-name="T10">a evolução</text:span> gradu<text:span text:style-name="T10">al</text:span></text:p>
      <text:p text:style-name="P3">de<text:span text:style-name="T10">ss</text:span>es sistemas</text:p>
      <text:p text:style-name="P3"/>
      <text:p text:style-name="P3"><text:s/>668: 10:37:19.11 10:37:22.05 <text:s/>Durée 00:00:02.19 <text:s/>Lisibilité 41</text:p>
      <text:p text:style-name="P3">qu<text:span text:style-name="T10">e fará ganhar</text:span></text:p>
      <text:p text:style-name="P3"><text:soft-page-break/>a confiança d<text:span text:style-name="T10">os consumidores</text:span></text:p>
      <text:p text:style-name="P3"/>
      <text:p text:style-name="P3"><text:s/>669: 10:37:22.09 10:37:24.04 <text:s/>Durée 00:00:01.20 <text:s/>Lisibilité 27</text:p>
      <text:p text:style-name="P3"><text:span text:style-name="T10">n</text:span>o carro autônomo.</text:p>
      <text:p text:style-name="P3"/>
      <text:p text:style-name="P3"><text:s/>670: 10:37:24.22 10:37:27.02 <text:s/>Durée 00:00:02.05 <text:s/>Lisibilité 33</text:p>
      <text:p text:style-name="P3">En<text:span text:style-name="T11">quanto isso,</text:span></text:p>
      <text:p text:style-name="P21">também poderemos</text:p>
      <text:p text:style-name="P3"/>
      <text:p text:style-name="P3"><text:s/>671: 10:37:27.06 10:37:29.17 <text:s/>Durée 00:00:02.11 <text:s/>Lisibilité 37</text:p>
      <text:p text:style-name="P3"><text:span text:style-name="T11">aprender mais sobre ess</text:span>es carros.</text:p>
      <text:p text:style-name="P3"/>
      <text:p text:style-name="P3"><text:s/>672: 10:37:32.18 10:37:35.04 <text:s/>Durée 00:00:02.11 <text:s/>Lisibilité 37</text:p>
      <text:p text:style-name="P11">#Ma<text:span text:style-name="T11">s a maioria das</text:span> montadoras</text:p>
      <text:p text:style-name="P11"><text:span text:style-name="T11">têm</text:span> press<text:span text:style-name="T11">a</text:span>.#</text:p>
      <text:p text:style-name="P3"/>
      <text:p text:style-name="P3"><text:s/>673: 10:37:36.12 10:37:37.24 <text:s/>Durée 00:00:01.12 <text:s/>Lisibilité 22</text:p>
      <text:p text:style-name="P3">#<text:span text:style-name="T11">A competição é feroz</text:span>.#</text:p>
      <text:p text:style-name="P3"/>
      <text:p text:style-name="P3"><text:s/>674: 10:37:38.14 10:37:40.20 <text:s/>Durée 00:00:02.06 <text:s/>Lisibilité 34</text:p>
      <text:p text:style-name="P3">#<text:span text:style-name="T11">Todas querem dominar o mercado</text:span>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<text:span text:style-name="T11">o mais rápido possível</text:span>.#</text:p>
      <text:p text:style-name="P3"/>
      <text:p text:style-name="P3"><text:s/>676: 10:37:43.22 10:37:46.03 <text:s/>Durée 00:00:02.06 <text:s/>Lisibilité 34</text:p>
      <text:p text:style-name="P11"><text:span text:style-name="T11">Mas precisarão tomar cuidado</text:span></text:p>
      <text:p text:style-name="P3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<text:span text:style-name="T11">para que as</text:span> <text:span text:style-name="T11">e</text:span>stratégi<text:span text:style-name="T11">a</text:span>s de marketing</text:p>
      <text:p text:style-name="P3"/>
      <text:p text:style-name="P3"><text:s/>678: 10:37:49.11 10:37:53.15 <text:s/>Durée 00:00:04.04 <text:s/>Lisibilité 62</text:p>
      <text:p text:style-name="P3">n<text:span text:style-name="T11">ão venham suplantar</text:span></text:p>
      <text:p text:style-name="P3"/>
      <text:p text:style-name="P3"><text:s/>679: 10:37:53.20 10:37:55.13 <text:s/>Durée 00:00:01.18 <text:s/>Lisibilité 26</text:p>
      <text:p text:style-name="P11"><text:span text:style-name="T11">a segurança rodoviária</text:span></text:p>
      <text:p text:style-name="P3"/>
      <text:p text:style-name="P3"><text:s/>680: 10:37:55.17 10:37:57.10 <text:s/>Durée 00:00:01.18 <text:s/>Lisibilité 26</text:p>
      <text:p text:style-name="P11">e <text:span text:style-name="T11">acabem</text:span></text:p>
      <text:p text:style-name="P11"><text:span text:style-name="T11">com décadas de atraso</text:span></text:p>
      <text:p text:style-name="P3"/>
      <text:p text:style-name="P3"><text:s/>681: 10:37:57.15 10:38:01.02 <text:s/>Durée 00:00:03.12 <text:s/>Lisibilité 52</text:p>
      <text:p text:style-name="P3"><text:span text:style-name="T11">até poderem</text:span> r<text:span text:style-name="T11">e</text:span>introdu<text:span text:style-name="T11">z</text:span>i<text:span text:style-name="T11">-los</text:span></text:p>
      <text:p text:style-name="P21">porque se precipitaram.</text:p>
      <text:p text:style-name="P3"/>
      <text:p text:style-name="P3"><text:s/>682: 10:38:03.12 10:38:06.08 <text:s/>Durée 00:00:02.21 <text:s/>Lisibilité 43</text:p>
      <text:p text:style-name="P3">#<text:span text:style-name="T11">O entusiasmo tecnológico</text:span></text:p>
      <text:p text:style-name="P3">p<text:span text:style-name="T11">el</text:span>o autônomo <text:span text:style-name="T11">é</text:span> grand<text:span text:style-name="T11">e</text:span>,#</text:p>
      <text:p text:style-name="P3"/>
      <text:p text:style-name="P3"><text:s/>683: 10:38:07.00 10:38:10.04 <text:s/>Durée 00:00:03.04 <text:s/>Lisibilité 47</text:p>
      <text:p text:style-name="P3">#<text:span text:style-name="T11">mas a adesão do público</text:span></text:p>
      <text:p text:style-name="P3"><text:span text:style-name="T11">não é óbvia</text:span>.#</text:p>
      <text:p text:style-name="P3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3"><text:span text:style-name="T11">Entre a</text:span>s questões</text:p>
      <text:p text:style-name="P21"><text:soft-page-break/>ainda sem resposta</text:p>
      <text:p text:style-name="P3"/>
      <text:p text:style-name="P3"><text:s/>685: 10:38:16.15 10:38:19.24 <text:s/>Durée 00:00:03.09 <text:s/>Lisibilité 50</text:p>
      <text:p text:style-name="P3"><text:span text:style-name="T11">tem a aceitação</text:span> social</text:p>
      <text:p text:style-name="P3">de<text:span text:style-name="T11">ss</text:span>es veículos.</text:p>
      <text:p text:style-name="P3"/>
      <text:p text:style-name="P3"><text:s/>686: 10:38:20.03 10:38:23.15 <text:s/>Durée 00:00:03.12 <text:s/>Lisibilité 52</text:p>
      <text:p text:style-name="P11"><text:span text:style-name="T11">Será que os consumidores</text:span></text:p>
      <text:p text:style-name="P11"><text:span text:style-name="T11">adotarão essa tecnologia</text:span>?</text:p>
      <text:p text:style-name="P3"/>
      <text:p text:style-name="P3"><text:s/>687: 10:38:26.13 10:38:30.23 <text:s/>Durée 00:00:04.10 <text:s/>Lisibilité 66</text:p>
      <text:p text:style-name="P3">#U<text:span text:style-name="T11">ma sondagem </text:span>r<text:span text:style-name="T11">e</text:span>cent<text:span text:style-name="T11">e</text:span> <text:span text:style-name="T11">do</text:span> Massachusetts</text:p>
      <text:p text:style-name="P3">Institute of Technology, <text:span text:style-name="T11">o</text:span>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<text:span text:style-name="T11">evelou</text:span> que <text:span text:style-name="T11">apenas </text:span>20%</text:p>
      <text:p text:style-name="P3">d<text:span text:style-name="T11">o</text:span>s condutores de 25 <text:span text:style-name="T11">a</text:span> 44 an<text:span text:style-name="T11">o</text:span>s#</text:p>
      <text:p text:style-name="P3"/>
      <text:p text:style-name="P3"><text:s/>689: 10:38:35.03 10:38:37.24 <text:s/>Durée 00:00:02.21 <text:s/>Lisibilité 43</text:p>
      <text:p text:style-name="P3">#utili<text:span text:style-name="T11">zariam um</text:span> veículo</text:p>
      <text:p text:style-name="P3"><text:span text:style-name="T11">totalmente</text:span>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<text:span text:style-name="T11">É claro, essa</text:span> percepção</text:p>
      <text:p text:style-name="P3"><text:span text:style-name="T11">pode mudar com o</text:span> temp<text:span text:style-name="T11">o</text:span>.#</text:p>
      <text:p text:style-name="P3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3">#Ma<text:span text:style-name="T11">s afinal, que critério</text:span>#</text:p>
      <text:p text:style-name="P3"/>
      <text:p text:style-name="P3"><text:s/>692: 10:38:48.22 10:38:51.23 <text:s/>Durée 00:00:03.01 <text:s/>Lisibilité 46</text:p>
      <text:p text:style-name="P3">#f<text:span text:style-name="T11">ará pesar </text:span>a balan<text:span text:style-name="T11">ça</text:span></text:p>
      <text:p text:style-name="P3"><text:span text:style-name="T11">a favor d</text:span>o carro autônomo?#</text:p>
      <text:p text:style-name="P3"/>
      <text:p text:style-name="P3"><text:s/>693: 10:38:53.01 10:38:56.03 <text:s/>Durée 00:00:03.02 <text:s/>Lisibilité 46</text:p>
      <text:p text:style-name="P3">#S<text:span text:style-name="T11">eu desempenho</text:span> compar<text:span text:style-name="T11">ado</text:span></text:p>
      <text:p text:style-name="P3"><text:span text:style-name="T11">ao do</text:span> condutor humano?#</text:p>
      <text:p text:style-name="P3"/>
      <text:p text:style-name="P3"><text:s/>694: 10:38:56.07 10:38:59.23 <text:s/>Durée 00:00:03.16 <text:s/>Lisibilité 55</text:p>
      <text:p text:style-name="P3">#P<text:span text:style-name="T11">ode ser</text:span>. Mas <text:span text:style-name="T11">em</text:span> que nível </text:p>
      <text:p text:style-name="P3"><text:span text:style-name="T11">deve-se fixar a</text:span> barr<text:span text:style-name="T11">a</text:span>?#</text:p>
      <text:p text:style-name="P3"/>
      <text:p text:style-name="P3"><text:s/>695: 10:39:01.16 10:39:04.02 <text:s/>Durée 00:00:02.11 <text:s/>Lisibilité 37</text:p>
      <text:p text:style-name="P11"><text:span text:style-name="T11">Ser tão bom</text:span></text:p>
      <text:p text:style-name="P11"><text:span text:style-name="T11">quanto </text:span>um condutor humano?</text:p>
      <text:p text:style-name="P3"/>
      <text:p text:style-name="P3"><text:s/>696: 10:39:04.06 10:39:05.05 <text:s/>Durée 00:00:00.24 <text:s/>Lisibilité 14</text:p>
      <text:p text:style-name="P3"><text:span text:style-name="T11">Certamente não</text:span>.</text:p>
      <text:p text:style-name="P3"/>
      <text:p text:style-name="P3"><text:s/>697: 10:39:05.09 10:39:08.02 <text:s/>Durée 00:00:02.18 <text:s/>Lisibilité 41</text:p>
      <text:p text:style-name="P11">2 <text:span text:style-name="T11">vezes melhor</text:span></text:p>
      <text:p text:style-name="P11"><text:span text:style-name="T11">em lesões ou </text:span>acident<text:span text:style-name="T11">e</text:span>s?</text:p>
      <text:p text:style-name="P3"/>
      <text:p text:style-name="P3"><text:s/>698: 10:39:09.03 10:39:10.09 <text:s/>Durée 00:00:01.06 <text:s/>Lisibilité 19</text:p>
      <text:p text:style-name="P3">Dif<text:span text:style-name="T11">ícil dizer.</text:span></text:p>
      <text:p text:style-name="P3"/>
      <text:p text:style-name="P3"><text:soft-page-break/><text:s/>699: 10:39:10.13 10:39:11.19 <text:s/>Durée 00:00:01.06 <text:s/>Lisibilité 19</text:p>
      <text:p text:style-name="P3">10 <text:span text:style-name="T11">vezes melhor</text:span>?</text:p>
      <text:p text:style-name="P3"/>
      <text:p text:style-name="P3"><text:s/>700: 10:39:12.20 10:39:15.01 <text:s/>Durée 00:00:02.06 <text:s/>Lisibilité 34</text:p>
      <text:p text:style-name="P21">Na verdade, ninguém sabe.</text:p>
      <text:p text:style-name="P3"/>
      <text:p text:style-name="P3"><text:s/>701: 10:39:18.13 10:39:20.06 <text:s/>Durée 00:00:01.18 <text:s/>Lisibilité 26</text:p>
      <text:p text:style-name="P3">#E <text:span text:style-name="T11">a prova </text:span>qu<text:span text:style-name="T11">e um</text:span> autônomo#</text:p>
      <text:p text:style-name="P3"/>
      <text:p text:style-name="P3"><text:s/>702: 10:39:20.10 10:39:22.14 <text:s/>Durée 00:00:02.04 <text:s/>Lisibilité 32</text:p>
      <text:p text:style-name="P3">#p<text:span text:style-name="T11">ode ser melhor</text:span></text:p>
      <text:p text:style-name="P3">qu<text:span text:style-name="T11">e o</text:span> h<text:span text:style-name="T11">omem</text:span> <text:span text:style-name="T11">dirigindo</text:span>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11">#e<text:span text:style-name="T11">m qualquer lugar,</text:span></text:p>
      <text:p text:style-name="P11"><text:span text:style-name="T11">tempo e circunstância</text:span>#</text:p>
      <text:p text:style-name="P3"/>
      <text:p text:style-name="P3"><text:s/>704: 10:39:25.16 10:39:27.03 <text:s/>Durée 00:00:01.12 <text:s/>Lisibilité 22</text:p>
      <text:p text:style-name="P3">#<text:span text:style-name="T11">ainda não foi dada</text:span>.#</text:p>
      <text:p text:style-name="P3"/>
      <text:p text:style-name="P3"><text:s/>705: 10:39:38.01 10:39:40.08 <text:s/>Durée 00:00:02.07 <text:s/>Lisibilité 34</text:p>
      <text:p text:style-name="P3"><text:span text:style-name="T11">Em</text:span> Montreal,</text:p>
      <text:p text:style-name="P3"><text:span text:style-name="T11">no bairro</text:span> Plateau-Mont-Royal,</text:p>
      <text:p text:style-name="P3"/>
      <text:p text:style-name="P3"><text:s/>706: 10:39:40.12 10:39:42.16 <text:s/>Durée 00:00:02.04 <text:s/>Lisibilité 32</text:p>
      <text:p text:style-name="P3">imóveis r<text:span text:style-name="T12">e</text:span>siden<text:span text:style-name="T12">ciais</text:span></text:p>
      <text:p text:style-name="P22">foram invadidos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<text:span text:style-name="T12">por</text:span> turistas qu<text:span text:style-name="T12">erendo agito.</text:span></text:p>
      <text:p text:style-name="P3"/>
      <text:p text:style-name="P3"><text:s/>708: 10:39:45.01 10:39:46.22 <text:s/>Durée 00:00:01.21 <text:s/>Lisibilité 28</text:p>
      <text:p text:style-name="P3"><text:span text:style-name="T12">Cada vez mais</text:span> residentes</text:p>
      <text:p text:style-name="P3"><text:span text:style-name="T12">se queixam,</text:span></text:p>
      <text:p text:style-name="P3"/>
      <text:p text:style-name="P3"><text:s/>709: 10:39:47.01 10:39:48.22 <text:s/>Durée 00:00:01.21 <text:s/>Lisibilité 28</text:p>
      <text:p text:style-name="P12"><text:span text:style-name="T13">pois certos</text:span> ocupantes</text:p>
      <text:p text:style-name="P12">b<text:span text:style-name="T13">arulhentos</text:span></text:p>
      <text:p text:style-name="P3"/>
      <text:p text:style-name="P3"><text:s/>710: 10:39:49.01 10:39:52.07 <text:s/>Durée 00:00:03.06 <text:s/>Lisibilité 49</text:p>
      <text:p text:style-name="P3"><text:span text:style-name="T13">alugaram um </text:span>apartamento <text:span text:style-name="T13">vizinho</text:span></text:p>
      <text:p text:style-name="P3"><text:span text:style-name="T13">através do</text:span> Airbnb.</text:p>
      <text:p text:style-name="P3"/>
      <text:p text:style-name="P3"><text:s/>711: 10:39:52.11 10:39:53.08 <text:s/>Durée 00:00:00.22 <text:s/>Lisibilité 13</text:p>
      <text:p text:style-name="P3">Ma<text:span text:style-name="T13">s na verdade,</text:span></text:p>
      <text:p text:style-name="P3"/>
      <text:p text:style-name="P3"><text:s/>712: 10:39:53.12 10:39:56.17 <text:s/>Durée 00:00:03.05 <text:s/>Lisibilité 48</text:p>
      <text:p text:style-name="P3"><text:span text:style-name="T13">outros</text:span> intermediários</text:p>
      <text:p text:style-name="P3"><text:span text:style-name="T13">são a fonte do</text:span> problema.</text:p>
      <text:p text:style-name="P3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3">#Airbnb, u<text:span text:style-name="T13">m verdadeiro fenômeno</text:span>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#55 mil apartamento<text:span text:style-name="T13">s a alugar</text:span></text:p>
      <text:p text:style-name="P3"><text:soft-page-break/><text:span text:style-name="T13">em</text:span>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mil <text:span text:style-name="T13">em Nova</text:span>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12">#<text:span text:style-name="T13">mai</text:span>s de 10 mil</text:p>
      <text:p text:style-name="P12"><text:span text:style-name="T13">em</text:span>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<text:span text:style-name="T13">Há</text:span> 3 mil</text:p>
      <text:p text:style-name="P3"><text:span text:style-name="T13">no </text:span>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mil <text:span text:style-name="T13">na alta temporada.</text:span></text:p>
      <text:p text:style-name="P3"/>
      <text:p text:style-name="P3"><text:s/>719: 10:40:15.16 10:40:18.19 <text:s/>Durée 00:00:03.03 <text:s/>Lisibilité 47</text:p>
      <text:p text:style-name="P3">#<text:span text:style-name="T13">Queremos saber quem lucra</text:span></text:p>
      <text:p text:style-name="P3"><text:span text:style-name="T13">com esse compartilhamento</text:span>.#</text:p>
      <text:p text:style-name="P3"/>
      <text:p text:style-name="P3"><text:s/>720: 10:40:18.24 10:40:22.11 <text:s/>Durée 00:00:03.12 <text:s/>Lisibilité 52</text:p>
      <text:p text:style-name="P3">Com<text:span text:style-name="T13">o</text:span> é u<text:span text:style-name="T13">ma</text:span> atividade</text:p>
      <text:p text:style-name="P3">relativ<text:span text:style-name="T13">a</text:span>ment<text:span text:style-name="T13">e</text:span> p<text:span text:style-name="T13">ouco</text:span> vis<text:span text:style-name="T13">ível</text:span>,</text:p>
      <text:p text:style-name="P3"/>
      <text:p text:style-name="P3"><text:s/>721: 10:40:22.16 10:40:23.19 <text:s/>Durée 00:00:01.03 <text:s/>Lisibilité 17</text:p>
      <text:p text:style-name="P23">é difícil entender.</text:p>
      <text:p text:style-name="P3"/>
      <text:p text:style-name="P3"><text:s/>722: 10:40:24.24 10:40:27.01 <text:s/>Durée 00:00:02.02 <text:s/>Lisibilité 31</text:p>
      <text:p text:style-name="P3">#<text:span text:style-name="T13">Descobriu-se que empresas</text:span>#</text:p>
      <text:p text:style-name="P3"/>
      <text:p text:style-name="P3"><text:s/>723: 10:40:27.06 10:40:30.11 <text:s/>Durée 00:00:03.05 <text:s/>Lisibilité 48</text:p>
      <text:p text:style-name="P3">#<text:span text:style-name="T13">usam o </text:span>Airbnb p<text:span text:style-name="T13">ara alugar</text:span></text:p>
      <text:p text:style-name="P3">apartamentos il<text:span text:style-name="T13">e</text:span>galment<text:span text:style-name="T13">e</text:span>.#</text:p>
      <text:p text:style-name="P3"/>
      <text:p text:style-name="P3"><text:s/>724: 10:40:32.14 10:40:34.09 <text:s/>Durée 00:00:01.20 <text:s/>Lisibilité 27</text:p>
      <text:p text:style-name="P3"><text:span text:style-name="T13">Oferecem vários</text:span> apartamentos.</text:p>
      <text:p text:style-name="P3"/>
      <text:p text:style-name="P3"><text:s/>725: 10:40:34.13 10:40:36.23 <text:s/>Durée 00:00:02.10 <text:s/>Lisibilité 36</text:p>
      <text:p text:style-name="P12"><text:span text:style-name="T13">São claramente profissionais</text:span>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<text:span text:style-name="T13">Passam da fechadura tradicional</text:span>#</text:p>
      <text:p text:style-name="P3"/>
      <text:p text:style-name="P3"><text:s/>727: 10:40:40.20 10:40:43.19 <text:s/>Durée 00:00:02.24 <text:s/>Lisibilité 44</text:p>
      <text:p text:style-name="P12">#à <text:span text:style-name="T13">digital para mais praticidade</text:span></text:p>
      <text:p text:style-name="P12"><text:span text:style-name="T13">para os t</text:span>uristas.#</text:p>
      <text:p text:style-name="P3"/>
      <text:p text:style-name="P3"><text:s/>728: 10:40:44.06 10:40:46.08 <text:s/>Durée 00:00:02.02 <text:s/>Lisibilité 31</text:p>
      <text:p text:style-name="P3">#<text:span text:style-name="T13">A vida do</text:span> bairro est<text:span text:style-name="T13">á ameaçada</text:span>.#</text:p>
      <text:p text:style-name="P3"/>
      <text:p text:style-name="P3"><text:s/>729: 10:40:46.12 10:40:50.16 <text:s/>Durée 00:00:04.04 <text:s/>Lisibilité 62</text:p>
      <text:p text:style-name="P23">Podia haver festas</text:p>
      <text:p text:style-name="P3">de 35, 40 <text:span text:style-name="T13">pessoas</text:span>.</text:p>
      <text:p text:style-name="P3"/>
      <text:p text:style-name="P3"><text:s/>730: 10:40:50.21 10:40:55.12 <text:s/>Durée 00:00:04.16 <text:s/>Lisibilité 70</text:p>
      <text:p text:style-name="P23"><text:soft-page-break/>A festa começava na quinta-feira</text:p>
      <text:p text:style-name="P3">e termina<text:span text:style-name="T13">va no domingo alegremente</text:span></text:p>
      <text:p text:style-name="P3"/>
      <text:p text:style-name="P3"><text:s/>731: 10:40:55.17 10:40:59.13 <text:s/>Durée 00:00:03.21 <text:s/>Lisibilité 58</text:p>
      <text:p text:style-name="P3"><text:span text:style-name="T13">com gente bêbada desde as</text:span> 15, 16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<text:span text:style-name="T13">Esse</text:span>s proprietários</text:p>
      <text:p text:style-name="P3">d<text:span text:style-name="T13">o</text:span> Plateau Mont-Royal#</text:p>
      <text:p text:style-name="P3"/>
      <text:p text:style-name="P3"><text:s/>733: 10:41:07.23 10:41:11.01 <text:s/>Durée 00:00:03.03 <text:s/>Lisibilité 47</text:p>
      <text:p text:style-name="P3">#<text:span text:style-name="T13">foram reticentes no começo,</text:span></text:p>
      <text:p text:style-name="P3"><text:span text:style-name="T13">mas acabaram aceitando</text:span>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<text:span text:style-name="T13">falar conosco</text:span>,#</text:p>
      <text:p text:style-name="P3"/>
      <text:p text:style-name="P3"><text:s/>735: 10:41:12.05 10:41:15.14 <text:s/>Durée 00:00:03.09 <text:s/>Lisibilité 50</text:p>
      <text:p text:style-name="P12">#de<text:span text:style-name="T13">screver o calvário</text:span></text:p>
      <text:p text:style-name="P12"><text:span text:style-name="T13">que eles vivem há</text:span> 3 an<text:span text:style-name="T13">o</text:span>s.#</text:p>
      <text:p text:style-name="P3"/>
      <text:p text:style-name="P3"><text:s/>736: 10:41:16.08 10:41:17.23 <text:s/>Durée 00:00:01.15 <text:s/>Lisibilité 24</text:p>
      <text:p text:style-name="P23">Havia barulho</text:p>
      <text:p text:style-name="P23">o tempo todo.</text:p>
      <text:p text:style-name="P3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23">As pessoas vinham para uma festa</text:p>
      <text:p text:style-name="P23">e corriam,</text:p>
      <text:p text:style-name="P3"/>
      <text:p text:style-name="P3"><text:s/>738: 10:41:21.03 10:41:23.02 <text:s/>Durée 00:00:01.24 <text:s/>Lisibilité 29</text:p>
      <text:p text:style-name="P23">de dia, de tarde e de noite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<text:span text:style-name="T13">Não há jeito</text:span> de dormir.</text:p>
      <text:p text:style-name="P3"/>
      <text:p text:style-name="P3"><text:s/>740: 10:41:25.09 10:41:27.10 <text:s/>Durée 00:00:02.01 <text:s/>Lisibilité 31</text:p>
      <text:p text:style-name="P13">U<text:span text:style-name="T13">ma vez, vá lá</text:span>.</text:p>
      <text:p text:style-name="P13">D<text:span text:style-name="T14">uas vezes, bem</text:span>...</text:p>
      <text:p text:style-name="P3"/>
      <text:p text:style-name="P3"><text:s/>741: 10:41:27.15 10:41:29.13 <text:s/>Durée 00:00:01.23 <text:s/>Lisibilité 29</text:p>
      <text:p text:style-name="P3">D<text:span text:style-name="T14">ois anos, todo fim de semana</text:span>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<text:span text:style-name="T14">acredite</text:span>, é dur<text:span text:style-name="T14">o</text:span>.</text:p>
      <text:p text:style-name="P3"/>
      <text:p text:style-name="P3"><text:s/>743: 10:41:31.23 10:41:35.09 <text:s/>Durée 00:00:03.11 <text:s/>Lisibilité 52</text:p>
      <text:p text:style-name="P3">#<text:span text:style-name="T14">A</text:span>s limusines f<text:span text:style-name="T14">azem até fila</text:span></text:p>
      <text:p text:style-name="P3"><text:span text:style-name="T14">para deixar o</text:span>s turistas#</text:p>
      <text:p text:style-name="P3"/>
      <text:p text:style-name="P3"><text:s/>744: 10:41:35.13 10:41:38.12 <text:s/>Durée 00:00:02.24 <text:s/>Lisibilité 44</text:p>
      <text:p text:style-name="P3">#qu<text:span text:style-name="T14">e enchem</text:span> 4 apartamentos,</text:p>
      <text:p text:style-name="P3"><text:span text:style-name="T14">um ao lado do outro</text:span>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<text:span text:style-name="T14">numa</text:span> ru<text:span text:style-name="T14">a</text:span> residen<text:span text:style-name="T14">cial</text:span> d<text:span text:style-name="T14">o</text:span> Plateau,</text:p>
      <text:p text:style-name="P3"><text:soft-page-break/>a ru<text:span text:style-name="T14">a</text:span> Cartier.#</text:p>
      <text:p text:style-name="P3"/>
      <text:p text:style-name="P3"><text:s/>746: 10:41:41.24 10:41:43.15 <text:s/>Durée 00:00:01.16 <text:s/>Lisibilité 25</text:p>
      <text:p text:style-name="P24">A polícia nos disse</text:p>
      <text:p text:style-name="P3"/>
      <text:p text:style-name="P3"><text:s/>747: 10:41:43.20 10:41:46.12 <text:s/>Durée 00:00:02.17 <text:s/>Lisibilité 40</text:p>
      <text:p text:style-name="P13">que <text:span text:style-name="T14">aqui não é</text:span></text:p>
      <text:p text:style-name="P13"><text:span text:style-name="T14">o único ponto quente</text:span>,</text:p>
      <text:p text:style-name="P3"/>
      <text:p text:style-name="P3"><text:s/>748: 10:41:46.16 10:41:48.21 <text:s/>Durée 00:00:02.05 <text:s/>Lisibilité 33</text:p>
      <text:p text:style-name="P3">qu<text:span text:style-name="T14">e há muito no</text:span> Plateau.</text:p>
      <text:p text:style-name="P3"/>
      <text:p text:style-name="P3"><text:s/>749: 10:41:51.00 10:41:52.03 <text:s/>Durée 00:00:01.03 <text:s/>Lisibilité 17</text:p>
      <text:p text:style-name="P3"><text:span text:style-name="T14">Alguns são</text:span> genti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13"><text:span text:style-name="T14">mas outros pensam</text:span></text:p>
      <text:p text:style-name="P13"><text:span text:style-name="T14">que estão num resort</text:span>.</text:p>
      <text:p text:style-name="P3"/>
      <text:p text:style-name="P3"><text:s/>751: 10:41:56.15 10:41:59.24 <text:s/>Durée 00:00:03.09 <text:s/>Lisibilité 50</text:p>
      <text:p text:style-name="P13">#Olivier Lalande <text:span text:style-name="T14">mora</text:span></text:p>
      <text:p text:style-name="P13"><text:span text:style-name="T14">mais ao oeste do</text:span> bairro.#</text:p>
      <text:p text:style-name="P3"/>
      <text:p text:style-name="P3"><text:s/>752: 10:42:00.03 10:42:03.08 <text:s/>Durée 00:00:03.05 <text:s/>Lisibilité 48</text:p>
      <text:p text:style-name="P3">#<text:span text:style-name="T14">Todo verão ele teme a chegada</text:span></text:p>
      <text:p text:style-name="P3">da client<text:span text:style-name="T14">ela</text:span> Airbnb#</text:p>
      <text:p text:style-name="P3"/>
      <text:p text:style-name="P3"><text:s/>753: 10:42:03.13 10:42:05.15 <text:s/>Durée 00:00:02.02 <text:s/>Lisibilité 31</text:p>
      <text:p text:style-name="P13">#qu<text:span text:style-name="T14">e invade</text:span></text:p>
      <text:p text:style-name="P13"><text:span text:style-name="T14">o </text:span>apartamento <text:span text:style-name="T14">vizinho</text:span>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<text:span text:style-name="T14">Já vimos de tudo</text:span>.</text:p>
      <text:p text:style-name="P24">Vimos soldados americanos</text:p>
      <text:p text:style-name="P3"/>
      <text:p text:style-name="P3"><text:s/>755: 10:42:09.10 10:42:10.10 <text:s/>Durée 00:00:01.00 <text:s/>Lisibilité 15</text:p>
      <text:p text:style-name="P24">darem festas.</text:p>
      <text:p text:style-name="P3"/>
      <text:p text:style-name="P3"><text:s/>756: 10:42:10.14 10:42:12.12 <text:s/>Durée 00:00:01.23 <text:s/>Lisibilité 29</text:p>
      <text:p text:style-name="P24">Tivemos escoceses</text:p>
      <text:p text:style-name="P3"/>
      <text:p text:style-name="P3"><text:s/>757: 10:42:12.17 10:42:14.16 <text:s/>Durée 00:00:01.24 <text:s/>Lisibilité 29</text:p>
      <text:p text:style-name="P3">qu<text:span text:style-name="T14">e bebiam até esquecer o nome.</text:span></text:p>
      <text:p text:style-name="P3"/>
      <text:p text:style-name="P3"><text:s/>758: 10:42:14.21 10:42:16.12 <text:s/>Durée 00:00:01.16 <text:s/>Lisibilité 25</text:p>
      <text:p text:style-name="P3"><text:span text:style-name="T14">Isso foi no verão de</text:span> 2016.</text:p>
      <text:p text:style-name="P3"/>
      <text:p text:style-name="P3"><text:s/>759: 10:42:16.16 10:42:18.09 <text:s/>Durée 00:00:01.18 <text:s/>Lisibilité 26</text:p>
      <text:p text:style-name="P3">#<text:span text:style-name="T14">O que mais exaspera</text:span>#</text:p>
      <text:p text:style-name="P3"/>
      <text:p text:style-name="P3"><text:s/>760: 10:42:18.13 10:42:21.04 <text:s/>Durée 00:00:02.16 <text:s/>Lisibilité 40</text:p>
      <text:p text:style-name="P3">é <text:span text:style-name="T14">a montanha de lixo</text:span></text:p>
      <text:p text:style-name="P3">que <text:span text:style-name="T14">o</text:span>s turistas <text:span text:style-name="T14">deixam</text:span>.</text:p>
      <text:p text:style-name="P3"/>
      <text:p text:style-name="P3"><text:s/>761: 10:42:21.09 10:42:24.07 <text:s/>Durée 00:00:02.23 <text:s/>Lisibilité 44</text:p>
      <text:p text:style-name="P14"><text:soft-page-break/><text:span text:style-name="T15">Isto foi quando reclamamos tanto</text:span></text:p>
      <text:p text:style-name="P3"/>
      <text:p text:style-name="P3"><text:s/>762: 10:42:24.23 10:42:27.02 <text:s/>Durée 00:00:02.04 <text:s/>Lisibilité 32</text:p>
      <text:p text:style-name="P3">que <text:span text:style-name="T15">em vez de pegar o lixo</text:span>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14">e <text:span text:style-name="T15">levá-los</text:span></text:p>
      <text:p text:style-name="P14"><text:span text:style-name="T15">ao local adequado</text:span>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14"><text:span text:style-name="T15">ele preferiram deixá-lo dentro,</text:span></text:p>
      <text:p text:style-name="P3"/>
      <text:p text:style-name="P3"><text:s/>765: 10:42:31.08 10:42:33.19 <text:s/>Durée 00:00:02.11 <text:s/>Lisibilité 37</text:p>
      <text:p text:style-name="P14">e <text:span text:style-name="T15">isso causou</text:span></text:p>
      <text:p text:style-name="P14"><text:span text:style-name="T15">uma infestação de moscas.</text:span></text:p>
      <text:p text:style-name="P3"/>
      <text:p text:style-name="P3"><text:s/>766: 10:42:35.13 10:42:37.07 <text:s/>Durée 00:00:01.19 <text:s/>Lisibilité 26</text:p>
      <text:p text:style-name="P3">- <text:span text:style-name="T15">Tem por todo canto.</text:span></text:p>
      <text:p text:style-name="P3">- <text:span text:style-name="T15">Todo</text:span>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#<text:span text:style-name="T15">Quem são os</text:span> proprietários</text:p>
      <text:p text:style-name="P3"><text:span text:style-name="T15">por trás da</text:span>s loca<text:span text:style-name="T15">çõe</text:span>s?#</text:p>
      <text:p text:style-name="P3"/>
      <text:p text:style-name="P3"><text:s/>768: 10:42:42.09 10:42:45.04 <text:s/>Durée 00:00:02.20 <text:s/>Lisibilité 42</text:p>
      <text:p text:style-name="P14">#<text:span text:style-name="T15">Decidimos alugar</text:span></text:p>
      <text:p text:style-name="P14"><text:span text:style-name="T15">por curta temporada</text:span>#</text:p>
      <text:p text:style-name="P3"/>
      <text:p text:style-name="P3"><text:s/>769: 10:42:45.08 10:42:47.13 <text:s/>Durée 00:00:02.05 <text:s/>Lisibilité 33</text:p>
      <text:p text:style-name="P3">#<text:span text:style-name="T15">o</text:span> 4047 da ru<text:span text:style-name="T15">a</text:span> Cartier.#</text:p>
      <text:p text:style-name="P3"/>
      <text:p text:style-name="P3"><text:s/>770: 10:42:48.03 10:42:50.14 <text:s/>Durée 00:00:02.11 <text:s/>Lisibilité 37</text:p>
      <text:p text:style-name="P14">#<text:span text:style-name="T15">O endereço nos leva</text:span></text:p>
      <text:p text:style-name="P14"><text:span text:style-name="T15">ao</text:span> site Airbnb,#</text:p>
      <text:p text:style-name="P3"/>
      <text:p text:style-name="P3"><text:s/>771: 10:42:50.18 10:42:54.12 <text:s/>Durée 00:00:03.19 <text:s/>Lisibilité 56</text:p>
      <text:p text:style-name="P3">#<text:span text:style-name="T15">à lista da </text:span>20 me<text:span text:style-name="T15">lhores</text:span></text:p>
      <text:p text:style-name="P3">locações de férias <text:span text:style-name="T15">em</text:span>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<text:span text:style-name="T15">os locadores são</text:span> 2 hom<text:span text:style-name="T15">en</text:span>s.#</text:p>
      <text:p text:style-name="P3"/>
      <text:p text:style-name="P3"><text:s/>773: 10:42:57.07 10:42:59.03 <text:s/>Durée 00:00:01.21 <text:s/>Lisibilité 28</text:p>
      <text:p text:style-name="P3">#<text:span text:style-name="T15">Pesquisando mais</text:span>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<text:span text:style-name="T15">vemos que eles</text:span> dirige<text:span text:style-name="T15">m</text:span></text:p>
      <text:p text:style-name="P3">u<text:span text:style-name="T15">ma empresa chamada</text:span> Sonder.#</text:p>
      <text:p text:style-name="P3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3"><text:span text:style-name="T16">Alugamos um</text:span> apartamento</text:p>
      <text:p text:style-name="P3"/>
      <text:p text:style-name="P3"><text:s/>776: 10:43:06.12 10:43:09.00 <text:s/>Durée 00:00:02.13 <text:s/>Lisibilité 38</text:p>
      <text:p text:style-name="P3"><text:span text:style-name="T16">bem em frente daqu</text:span>i, 2 <text:span text:style-name="T16">dias</text:span>.</text:p>
      <text:p text:style-name="P3"/>
      <text:p text:style-name="P3"><text:soft-page-break/><text:s/>777: 10:43:09.18 10:43:12.22 <text:s/>Durée 00:00:03.04 <text:s/>Lisibilité 47</text:p>
      <text:p text:style-name="P25">Não vejo nenhum painel fora.</text:p>
      <text:p text:style-name="P3"><text:span text:style-name="T16">O que houve</text:span>?</text:p>
      <text:p text:style-name="P3"/>
      <text:p text:style-name="P3"><text:s/>778: 10:43:13.01 10:43:14.15 <text:s/>Durée 00:00:01.14 <text:s/>Lisibilité 23</text:p>
      <text:p text:style-name="P3">#Luc Ferrandez <text:span text:style-name="T16">é prefeito</text:span>#</text:p>
      <text:p text:style-name="P3"/>
      <text:p text:style-name="P3"><text:s/>779: 10:43:14.19 10:43:17.03 <text:s/>Durée 00:00:02.09 <text:s/>Lisibilité 35</text:p>
      <text:p text:style-name="P3">#d<text:span text:style-name="T16">o distrito</text:span></text:p>
      <text:p text:style-name="P3"><text:span text:style-name="T16">do</text:span> Plateau Mont-Royal.#</text:p>
      <text:p text:style-name="P3"/>
      <text:p text:style-name="P3"><text:s/>780: 10:43:17.07 10:43:18.02 <text:s/>Durée 00:00:00.20 <text:s/>Lisibilité 12</text:p>
      <text:p text:style-name="P25">Neste local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25">havia justamente gente</text:p>
      <text:p text:style-name="P3">qu<text:span text:style-name="T16">e alugava</text:span> impun<text:span text:style-name="T16">e</text:span>ment<text:span text:style-name="T16">e</text:span></text:p>
      <text:p text:style-name="P3"/>
      <text:p text:style-name="P3"><text:s/>782: 10:43:21.22 10:43:24.07 <text:s/>Durée 00:00:02.10 <text:s/>Lisibilité 36</text:p>
      <text:p text:style-name="P3"><text:span text:style-name="T16">como#</text:span> bed and breakfast<text:span text:style-name="T16">#</text:span>,</text:p>
      <text:p text:style-name="P25">profissionais.</text:p>
      <text:p text:style-name="P3"/>
      <text:p text:style-name="P3"><text:s/>783: 10:43:24.11 10:43:28.01 <text:s/>Durée 00:00:03.15 <text:s/>Lisibilité 54</text:p>
      <text:p text:style-name="P25">Estávamos a ponto</text:p>
      <text:p text:style-name="P3">d<text:span text:style-name="T16">e mandar</text:span> fiscais.</text:p>
      <text:p text:style-name="P3"/>
      <text:p text:style-name="P3"><text:s/>784: 10:43:28.05 10:43:31.06 <text:s/>Durée 00:00:03.01 <text:s/>Lisibilité 46</text:p>
      <text:p text:style-name="P25">Quando íamos fazê-lo,</text:p>
      <text:p text:style-name="P3"><text:span text:style-name="T16">o</text:span> proprietário <text:span text:style-name="T16">faleceu</text:span>.</text:p>
      <text:p text:style-name="P3"/>
      <text:p text:style-name="P3"><text:s/>785: 10:43:31.10 10:43:33.23 <text:s/>Durée 00:00:02.13 <text:s/>Lisibilité 38</text:p>
      <text:p text:style-name="P3">E <text:span text:style-name="T16">seu parceiro nos disse</text:span>:</text:p>
      <text:p text:style-name="P3"/>
      <text:p text:style-name="P3"><text:s/>786: 10:43:34.02 10:43:37.16 <text:s/>Durée 00:00:03.14 <text:s/>Lisibilité 53</text:p>
      <text:p text:style-name="P3">"<text:span text:style-name="T16">Vou encerrar o negócio.</text:span></text:p>
      <text:p text:style-name="P3"><text:span text:style-name="T16">Não quero mais sabe</text:span>r."</text:p>
      <text:p text:style-name="P3"/>
      <text:p text:style-name="P3"><text:s/>787: 10:43:37.20 10:43:39.17 <text:s/>Durée 00:00:01.22 <text:s/>Lisibilité 28</text:p>
      <text:p text:style-name="P3">E <text:span text:style-name="T16">não enviamos os</text:span> fiscais.</text:p>
      <text:p text:style-name="P3"/>
      <text:p text:style-name="P3"><text:s/>788: 10:43:39.21 10:43:43.24 <text:s/>Durée 00:00:04.03 <text:s/>Lisibilité 62</text:p>
      <text:p text:style-name="P25">Depois percebemos</text:p>
      <text:p text:style-name="P25">que fomos enrolados.</text:p>
      <text:p text:style-name="P3"/>
      <text:p text:style-name="P3"><text:s/>789: 10:43:44.03 10:43:46.21 <text:s/>Durée 00:00:02.18 <text:s/>Lisibilité 41</text:p>
      <text:p text:style-name="P25">Ele esperou e recomeçou.</text:p>
      <text:p text:style-name="P25">Não também vamos.</text:p>
      <text:p text:style-name="P3"/>
      <text:p text:style-name="P3"><text:s/>790: 10:43:47.12 10:43:50.00 <text:s/>Durée 00:00:02.13 <text:s/>Lisibilité 38</text:p>
      <text:p text:style-name="P15">#<text:span text:style-name="T16">Soubemos que após a morte</text:span></text:p>
      <text:p text:style-name="P15"><text:span text:style-name="T16">do </text:span>proprietário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<text:span text:style-name="T16">foi a</text:span> Sonder qu<text:span text:style-name="T16">e veio alugar</text:span></text:p>
      <text:p text:style-name="P3">apartamentos da ru<text:span text:style-name="T16">a</text:span> Cartier.#</text:p>
      <text:p text:style-name="P3"><text:soft-page-break/></text:p>
      <text:p text:style-name="P3"><text:s/>792: 10:43:54.05 10:43:56.08 <text:s/>Durée 00:00:02.03 <text:s/>Lisibilité 32</text:p>
      <text:p text:style-name="P3"><text:span text:style-name="T16">Tornou-se um</text:span> h<text:span text:style-name="T16">o</text:span>tel il<text:span text:style-name="T16">e</text:span>gal. </text:p>
      <text:p text:style-name="P3"/>
      <text:p text:style-name="P3"><text:s/>793: 10:43:58.22 10:44:02.07 <text:s/>Durée 00:00:03.10 <text:s/>Lisibilité 51</text:p>
      <text:p text:style-name="P3"><text:span text:style-name="T16">Isso pode</text:span> priv<text:span text:style-name="T16">a</text:span>r u<text:span text:style-name="T16">ma</text:span> parte</text:p>
      <text:p text:style-name="P3">da popula<text:span text:style-name="T16">ção que é locatária</text:span></text:p>
      <text:p text:style-name="P3"/>
      <text:p text:style-name="P3"><text:s/>794: 10:44:02.11 10:44:04.02 <text:s/>Durée 00:00:01.16 <text:s/>Lisibilité 25</text:p>
      <text:p text:style-name="P15"><text:span text:style-name="T16">de moradias de qualidade.</text:span></text:p>
      <text:p text:style-name="P3"/>
      <text:p text:style-name="P3"><text:s/>795: 10:44:04.06 10:44:06.21 <text:s/>Durée 00:00:02.15 <text:s/>Lisibilité 39</text:p>
      <text:p text:style-name="P3"><text:span text:style-name="T16">Os imóveis no mercado</text:span> locati<text:span text:style-name="T16">vo</text:span></text:p>
      <text:p text:style-name="P25">são poucos.</text:p>
      <text:p text:style-name="P3"/>
      <text:p text:style-name="P3"><text:s/>796: 10:44:07.14 10:44:11.23 <text:s/>Durée 00:00:04.09 <text:s/>Lisibilité 65</text:p>
      <text:p text:style-name="P3">#P<text:span text:style-name="T16">ara o </text:span>urbanist<text:span text:style-name="T16">a</text:span> Gérard Beaudet,</text:p>
      <text:p text:style-name="P3">é <text:span text:style-name="T16">o parque</text:span> locati<text:span text:style-name="T16">vo que está ameaçado</text:span>#</text:p>
      <text:p text:style-name="P3"/>
      <text:p text:style-name="P3"><text:s/>797: 10:44:12.03 10:44:14.23 <text:s/>Durée 00:00:02.20 <text:s/>Lisibilité 42</text:p>
      <text:p text:style-name="P3">#e <text:span text:style-name="T16">a</text:span> quali<text:span text:style-name="T16">dade </text:span>de vi<text:span text:style-name="T16">da</text:span></text:p>
      <text:p text:style-name="P3">qu<text:span text:style-name="T16">e pode piora</text:span>r,#</text:p>
      <text:p text:style-name="P3"/>
      <text:p text:style-name="P3"><text:s/>798: 10:44:15.03 10:44:15.23 <text:s/>Durée 00:00:00.20 <text:s/>Lisibilité 12</text:p>
      <text:p text:style-name="P3">#<text:span text:style-name="T16">não só em</text:span> Montreal.#</text:p>
      <text:p text:style-name="P3"/>
      <text:p text:style-name="P3"><text:s/>799: 10:44:16.02 10:44:17.12 <text:s/>Durée 00:00:01.10 <text:s/>Lisibilité 21</text:p>
      <text:p text:style-name="P3"><text:span text:style-name="T16">N</text:span>a Haute-Ville de Qu<text:span text:style-name="T16">e</text:span>bec,</text:p>
      <text:p text:style-name="P3"/>
      <text:p text:style-name="P3"><text:s/>800: 10:44:17.17 10:44:20.14 <text:s/>Durée 00:00:02.22 <text:s/>Lisibilité 43</text:p>
      <text:p text:style-name="P15"><text:span text:style-name="T16">houve uma queda</text:span></text:p>
      <text:p text:style-name="P15"><text:span text:style-name="T16">nos</text:span> servi<text:span text:style-name="T16">ços</text:span> de proximi<text:span text:style-name="T16">dade</text:span>,</text:p>
      <text:p text:style-name="P3"/>
      <text:p text:style-name="P3"><text:s/>801: 10:44:20.18 10:44:22.21 <text:s/>Durée 00:00:02.03 <text:s/>Lisibilité 32</text:p>
      <text:p text:style-name="P25">e assim, hoje,</text:p>
      <text:p text:style-name="P3"><text:span text:style-name="T16">morar no</text:span> Vieux-Québec</text:p>
      <text:p text:style-name="P3"/>
      <text:p text:style-name="P3"><text:s/>802: 10:44:23.00 10:44:26.02 <text:s/>Durée 00:00:03.02 <text:s/>Lisibilité 46</text:p>
      <text:p text:style-name="P3"><text:span text:style-name="T16">é um</text:span> problema,</text:p>
      <text:p text:style-name="P25">pois é preciso sair para ter acesso</text:p>
      <text:p text:style-name="P3"/>
      <text:p text:style-name="P3"><text:s/>803: 10:44:26.07 10:44:28.03 <text:s/>Durée 00:00:01.21 <text:s/>Lisibilité 28</text:p>
      <text:p text:style-name="P25">a alguns serviços básicos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<text:span text:style-name="T16">Visivelmente, </text:span>a loca<text:span text:style-name="T16">ção</text:span> Airbnb</text:p>
      <text:p text:style-name="P3">p<text:span text:style-name="T16">ode dar muito lucro</text:span>.#</text:p>
      <text:p text:style-name="P3"/>
      <text:p text:style-name="P3"><text:s/>805: 10:44:32.18 10:44:35.13 <text:s/>Durée 00:00:02.20 <text:s/>Lisibilité 42</text:p>
      <text:p text:style-name="P3">#<text:span text:style-name="T16">Basta</text:span> consult<text:span text:style-name="T16">a</text:span>r</text:p>
      <text:p text:style-name="P3"><text:span text:style-name="T16">o relatório</text:span> AirDNA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#<text:span text:style-name="T16">feito por especialistas americanos</text:span>#</text:p>
      <text:p text:style-name="P3"/>
      <text:p text:style-name="P1"><text:soft-page-break/><text:span text:style-name="Fonte_20_parág._20_padrão"><text:span text:style-name="T1"><text:s/>807: 10:44:38.04 10:44:40.12 <text:s/>Durée 00:00:02.08 <text:s/>Lisibilité 35</text:span></text:span></text:p>
      <text:p text:style-name="P15">#qu<text:span text:style-name="T16">e analisam</text:span></text:p>
      <text:p text:style-name="P15"><text:span text:style-name="T16">as</text:span> locações d<text:span text:style-name="T16">o </text:span>Airbnb.#</text:p>
      <text:p text:style-name="P3"/>
      <text:p text:style-name="P3"><text:s/>808: 10:44:40.16 10:44:43.00 <text:s/>Durée 00:00:02.09 <text:s/>Lisibilité 35</text:p>
      <text:p text:style-name="P3">#<text:span text:style-name="T16">No</text:span> Plateau,</text:p>
      <text:p text:style-name="P3"><text:span text:style-name="T16">essa casa da</text:span> ru<text:span text:style-name="T16">a</text:span>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<text:span text:style-name="T16">está na primeira posição</text:span></text:p>
      <text:p text:style-name="P3">d<text:span text:style-name="T16">o</text:span>s 4 <text:span text:style-name="T16">quartos ou mai</text:span>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On estime le revenu annuel</text:p>
      <text:p text:style-name="P3">à 207 280 dollars américains.#</text:p>
      <text:p text:style-name="P3"/>
      <text:p text:style-name="P3"><text:s/>811: 10:44:54.18 10:44:56.23 <text:s/>Durée 00:00:02.05 <text:s/>Lisibilité 33</text:p>
      <text:p text:style-name="P3">#Les intermediários de la location#</text:p>
      <text:p text:style-name="P3"/>
      <text:p text:style-name="P3"><text:s/>812: 10:44:57.02 10:44:58.08 <text:s/>Durée 00:00:01.06 <text:s/>Lisibilité 19</text:p>
      <text:p text:style-name="P3">#sont de plus en plus nombreux#</text:p>
      <text:p text:style-name="P3"/>
      <text:p text:style-name="P3"><text:s/>813: 10:44:58.12 10:45:02.04 <text:s/>Durée 00:00:03.17 <text:s/>Lisibilité 55</text:p>
      <text:p text:style-name="P3">#avec la popularité d'Airbnb</text:p>
      <text:p text:style-name="P3">qui ne cesse de croître.#</text:p>
      <text:p text:style-name="P3"/>
      <text:p text:style-name="P3"><text:s/>814: 10:45:02.24 10:45:04.09 <text:s/>Durée 00:00:01.10 <text:s/>Lisibilité 21</text:p>
      <text:p text:style-name="P3">É intéressant d'agir comme ça</text:p>
      <text:p text:style-name="P3"/>
      <text:p text:style-name="P3"><text:s/>815: 10:45:04.14 10:45:07.00 <text:s/>Durée 00:00:02.11 <text:s/>Lisibilité 37</text:p>
      <text:p text:style-name="P3">on n'a pas</text:p>
      <text:p text:style-name="P3">d'investissement de départ,</text:p>
      <text:p text:style-name="P3"/>
      <text:p text:style-name="P3"><text:s/>816: 10:45:07.04 10:45:09.19 <text:s/>Durée 00:00:02.15 <text:s/>Lisibilité 39</text:p>
      <text:p text:style-name="P3">on n'a pas à acheter des logements,</text:p>
      <text:p text:style-name="P3">on sert d'intermediário.</text:p>
      <text:p text:style-name="P3"/>
      <text:p text:style-name="P3"><text:s/>817: 10:45:10.17 10:45:13.10 <text:s/>Durée 00:00:02.18 <text:s/>Lisibilité 41</text:p>
      <text:p text:style-name="P3">#Ces entreprises recherchent</text:p>
      <text:p text:style-name="P3">des apartamentos disponibles#</text:p>
      <text:p text:style-name="P3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3">#et ils concluent des accords</text:p>
      <text:p text:style-name="P3">de location avec les proprietários.#</text:p>
      <text:p text:style-name="P3"/>
      <text:p text:style-name="P3"><text:s/>819: 10:45:18.03 10:45:20.24 <text:s/>Durée 00:00:02.21 <text:s/>Lisibilité 43</text:p>
      <text:p text:style-name="P3">É un service clé en main,</text:p>
      <text:p text:style-name="P3">de A à Z.</text:p>
      <text:p text:style-name="P3"/>
      <text:p text:style-name="P3"><text:s/>820: 10:45:21.03 10:45:24.08 <text:s/>Durée 00:00:03.05 <text:s/>Lisibilité 48</text:p>
      <text:p text:style-name="P3">On s'occupe de gérer votre apartamento</text:p>
      <text:p text:style-name="P3">pour maximiser les revenus.</text:p>
      <text:p text:style-name="P3"/>
      <text:p text:style-name="P3"><text:s/>821: 10:45:24.24 10:45:27.10 <text:s/>Durée 00:00:02.11 <text:s/>Lisibilité 37</text:p>
      <text:p text:style-name="P3">#Nos recherches</text:p>
      <text:p text:style-name="P3"><text:soft-page-break/>nous ont conduits vers cet homme#</text:p>
      <text:p text:style-name="P3"/>
      <text:p text:style-name="P1"><text:span text:style-name="Fonte_20_parág._20_padrão"><text:span text:style-name="T1"><text:s/>822: 10:45:27.15 10:45:30.23 <text:s/>Durée 00:00:03.08 <text:s/>Lisibilité 50</text:span></text:span></text:p>
      <text:p text:style-name="P3">#qui loue pour une courte durée</text:p>
      <text:p text:style-name="P3">des apartamentos aux turistas#</text:p>
      <text:p text:style-name="P3"/>
      <text:p text:style-name="P3"><text:s/>823: 10:45:31.02 10:45:34.00 <text:s/>Durée 00:00:02.23 <text:s/>Lisibilité 44</text:p>
      <text:p text:style-name="P3">#dans des zones residenteielles</text:p>
      <text:p text:style-name="P3">sur Le Plateau,#</text:p>
      <text:p text:style-name="P3"/>
      <text:p text:style-name="P3"><text:s/>824: 10:45:34.04 10:45:35.10 <text:s/>Durée 00:00:01.06 <text:s/>Lisibilité 19</text:p>
      <text:p text:style-name="P3">#ce qui est illégal.#</text:p>
      <text:p text:style-name="P3"/>
      <text:p text:style-name="P3"><text:s/>825: 10:45:35.14 10:45:36.19 <text:s/>Durée 00:00:01.05 <text:s/>Lisibilité 18</text:p>
      <text:p text:style-name="P3">#Sans permis, en plus.#</text:p>
      <text:p text:style-name="P3"/>
      <text:p text:style-name="P3"><text:s/>826: 10:45:37.08 10:45:39.03 <text:s/>Durée 00:00:01.20 <text:s/>Lisibilité 27</text:p>
      <text:p text:style-name="P3">#À l'aide d'une câmera cachée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on veut savoir comment il négocie</text:p>
      <text:p text:style-name="P3">avec un proprietário.#</text:p>
      <text:p text:style-name="P3"/>
      <text:p text:style-name="P3"><text:s/>828: 10:45:42.06 10:45:44.18 <text:s/>Durée 00:00:02.12 <text:s/>Lisibilité 37</text:p>
      <text:p text:style-name="P3">Ça ne coûte rien</text:p>
      <text:p text:style-name="P3">de faire affaire avec nous.</text:p>
      <text:p text:style-name="P3"/>
      <text:p text:style-name="P3"><text:s/>829: 10:45:44.22 10:45:47.10 <text:s/>Durée 00:00:02.13 <text:s/>Lisibilité 38</text:p>
      <text:p text:style-name="P3"><text:s/>À la fin, on va prendre une commission</text:p>
      <text:p text:style-name="P3">du revenu généré.</text:p>
      <text:p text:style-name="P3"/>
      <text:p text:style-name="P3"><text:s/>830: 10:45:47.14 10:45:49.10 <text:s/>Durée 00:00:01.21 <text:s/>Lisibilité 28</text:p>
      <text:p text:style-name="P3">- Et ça, é une commission de combien?</text:p>
      <text:p text:style-name="P3">- De 20%.</text:p>
      <text:p text:style-name="P3"/>
      <text:p text:style-name="P3"><text:s/>831: 10:45:49.14 10:45:52.08 <text:s/>Durée 00:00:02.19 <text:s/>Lisibilité 41</text:p>
      <text:p text:style-name="P3">- De 20% que vous prenez.</text:p>
      <text:p text:style-name="P3">- On prend une commission de 20%.</text:p>
      <text:p text:style-name="P3"/>
      <text:p text:style-name="P3"><text:s/>832: 10:45:53.08 10:45:55.01 <text:s/>Durée 00:00:01.18 <text:s/>Lisibilité 26</text:p>
      <text:p text:style-name="P3">#D'après son estimation,#</text:p>
      <text:p text:style-name="P3"/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3">#la location de l'apartamento</text:p>
      <text:p text:style-name="P3">rapporterait 5 mil dollars par mois.#</text:p>
      <text:p text:style-name="P3"/>
      <text:p text:style-name="P3"><text:s/>834: 10:45:59.14 10:46:03.15 <text:s/>Durée 00:00:04.01 <text:s/>Lisibilité 61</text:p>
      <text:p text:style-name="P3">#20% de commission, é</text:p>
      <text:p text:style-name="P3">1 mil dollars par mois dans sa poche.#</text:p>
      <text:p text:style-name="P3"/>
      <text:p text:style-name="P3"><text:s/>835: 10:46:03.20 10:46:06.11 <text:s/>Durée 00:00:02.16 <text:s/>Lisibilité 40</text:p>
      <text:p text:style-name="P3">#Et le permis requis</text:p>
      <text:p text:style-name="P3">par le ministère du Tourisme#</text:p>
      <text:p text:style-name="P3"/>
      <text:p text:style-name="P3"><text:s/>836: 10:46:06.16 10:46:09.06 <text:s/>Durée 00:00:02.15 <text:s/>Lisibilité 39</text:p>
      <text:p text:style-name="P3"><text:soft-page-break/>#ne semble avoir aucune importance.#</text:p>
      <text:p text:style-name="P3"/>
      <text:p text:style-name="P3"><text:s/>837: 10:46:09.11 10:46:13.24 <text:s/>Durée 00:00:04.13 <text:s/>Lisibilité 68</text:p>
      <text:p text:style-name="P3">Si un inspecteur vient chez vous,</text:p>
      <text:p text:style-name="P3">la première fois, é un avertissement.</text:p>
      <text:p text:style-name="P3"/>
      <text:p text:style-name="P3"><text:s/>838: 10:46:14.03 10:46:18.05 <text:s/>Durée 00:00:04.02 <text:s/>Lisibilité 61</text:p>
      <text:p text:style-name="P3">La deuxième fois, il y a</text:p>
      <text:p text:style-name="P3">une amende qui est instaurée.</text:p>
      <text:p text:style-name="P3"/>
      <text:p text:style-name="P3"><text:s/>839: 10:46:18.09 10:46:20.16 <text:s/>Durée 00:00:02.07 <text:s/>Lisibilité 34</text:p>
      <text:p text:style-name="P3">Je n'ai jamais eu d'inspecteur</text:p>
      <text:p text:style-name="P3">qui est venu, et moi, je dis toujours:</text:p>
      <text:p text:style-name="P3"/>
      <text:p text:style-name="P3"><text:s/>840: 10:46:20.20 10:46:23.12 <text:s/>Durée 00:00:02.17 <text:s/>Lisibilité 40</text:p>
      <text:p text:style-name="P3">"Si un inspecteur vient et qu'il dit</text:p>
      <text:p text:style-name="P3">qu'il y a quelque chose qui se passe,</text:p>
      <text:p text:style-name="P3"/>
      <text:p text:style-name="P3"><text:s/>841: 10:46:23.16 10:46:25.18 <text:s/>Durée 00:00:02.02 <text:s/>Lisibilité 31</text:p>
      <text:p text:style-name="P3">"on va arrêter, monsieur."</text:p>
      <text:p text:style-name="P3"/>
      <text:p text:style-name="P3"><text:s/>842: 10:46:25.22 10:46:28.10 <text:s/>Durée 00:00:02.13 <text:s/>Lisibilité 38</text:p>
      <text:p text:style-name="P3">- É comme ça que vous fonctionnez?</text:p>
      <text:p text:style-name="P3">- Ouais.</text:p>
      <text:p text:style-name="P3"/>
      <text:p text:style-name="P3"><text:s/>843: 10:46:30.23 10:46:34.05 <text:s/>Durée 00:00:03.07 <text:s/>Lisibilité 49</text:p>
      <text:p text:style-name="P3">#Une autre compagnie qui signe</text:p>
      <text:p text:style-name="P3">des accords avec les proprietário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Sonder.#</text:p>
      <text:p text:style-name="P3"/>
      <text:p text:style-name="P3"><text:s/>845: 10:46:35.12 10:46:37.17 <text:s/>Durée 00:00:02.05 <text:s/>Lisibilité 33</text:p>
      <text:p text:style-name="P3">#É elle qui loue</text:p>
      <text:p text:style-name="P3">sur la rue Cartier.#</text:p>
      <text:p text:style-name="P3"/>
      <text:p text:style-name="P3"><text:s/>846: 10:46:37.21 10:46:41.10 <text:s/>Durée 00:00:03.14 <text:s/>Lisibilité 53</text:p>
      <text:p text:style-name="P3">#Après plusieurs tentatives,</text:p>
      <text:p text:style-name="P3">la direction de l'entreprise#</text:p>
      <text:p text:style-name="P3"/>
      <text:p text:style-name="P3"><text:s/>847: 10:46:41.14 10:46:43.01 <text:s/>Durée 00:00:01.12 <text:s/>Lisibilité 22</text:p>
      <text:p text:style-name="P3">#accepte de nous parler.#</text:p>
      <text:p text:style-name="P3"/>
      <text:p text:style-name="P3"><text:s/>848: 10:46:43.06 10:46:44.19 <text:s/>Durée 00:00:01.13 <text:s/>Lisibilité 23</text:p>
      <text:p text:style-name="P3">Dans les entreprises qui proposent</text:p>
      <text:p text:style-name="P3"/>
      <text:p text:style-name="P3"><text:s/>849: 10:46:44.23 10:46:46.21 <text:s/>Durée 00:00:01.23 <text:s/>Lisibilité 29</text:p>
      <text:p text:style-name="P3">des services de location</text:p>
      <text:p text:style-name="P3">à court terme,</text:p>
      <text:p text:style-name="P3"/>
      <text:p text:style-name="P3"><text:s/>850: 10:46:47.00 10:46:49.19 <text:s/>Durée 00:00:02.19 <text:s/>Lisibilité 41</text:p>
      <text:p text:style-name="P3">on est parmi les plus gros</text:p>
      <text:p text:style-name="P3">au monde en ce moment.</text:p>
      <text:p text:style-name="P3"/>
      <text:p text:style-name="P3"><text:s/>851: 10:46:49.23 10:46:54.01 <text:s/>Durée 00:00:04.03 <text:s/>Lisibilité 62</text:p>
      <text:p text:style-name="P3"><text:soft-page-break/>#L'entreprise Sonder loue une centaine</text:p>
      <text:p text:style-name="P3">de résidences de tourisme à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#dont une quarantaine sur Le Plateau,</text:p>
      <text:p text:style-name="P3">notamment celles de la rue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est le presidente de Sonder.#</text:p>
      <text:p text:style-name="P3"/>
      <text:p text:style-name="P3"><text:s/>854: 10:47:01.04 10:47:04.18 <text:s/>Durée 00:00:03.14 <text:s/>Lisibilité 53</text:p>
      <text:p text:style-name="P3">Le permis, on veut l'obtenir.</text:p>
      <text:p text:style-name="P3"/>
      <text:p text:style-name="P3"><text:s/>855: 10:47:05.12 10:47:08.07 <text:s/>Durée 00:00:02.20 <text:s/>Lisibilité 42</text:p>
      <text:p text:style-name="P3">Dans la plupart des cas, é</text:p>
      <text:p text:style-name="P3">extrêmement difficile de l'obtenir.</text:p>
      <text:p text:style-name="P3"/>
      <text:p text:style-name="P3"><text:s/>856: 10:47:08.11 10:47:10.01 <text:s/>Durée 00:00:01.15 <text:s/>Lisibilité 24</text:p>
      <text:p text:style-name="P3">Parfois,</text:p>
      <text:p text:style-name="P3">é pratiquement impossible.</text:p>
      <text:p text:style-name="P3"/>
      <text:p text:style-name="P3"><text:s/>857: 10:47:10.06 10:47:12.22 <text:s/>Durée 00:00:02.16 <text:s/>Lisibilité 40</text:p>
      <text:p text:style-name="P3">Ce qu'on souhaite faire,</text:p>
      <text:p text:style-name="P3">é aider à mettre en place</text:p>
      <text:p text:style-name="P3"/>
      <text:p text:style-name="P3"><text:s/>858: 10:47:13.01 10:47:15.04 <text:s/>Durée 00:00:02.03 <text:s/>Lisibilité 32</text:p>
      <text:p text:style-name="P3">un permis qui va permettre</text:p>
      <text:p text:style-name="P3">à la plupart des gens </text:p>
      <text:p text:style-name="P3"/>
      <text:p text:style-name="P3"><text:s/>859: 10:47:15.09 10:47:18.12 <text:s/>Durée 00:00:03.03 <text:s/>Lisibilité 47</text:p>
      <text:p text:style-name="P3">qui opèrent de façon saine</text:p>
      <text:p text:style-name="P3">dans la société d'avoir un permis.</text:p>
      <text:p text:style-name="P3"/>
      <text:p text:style-name="P3"><text:s/>860: 10:47:19.03 10:47:23.18 <text:s/>Durée 00:00:04.15 <text:s/>Lisibilité 69</text:p>
      <text:p text:style-name="P3">#Après vérification, nous constatons</text:p>
      <text:p text:style-name="P3">que Sonder ne détient aucun permis#</text:p>
      <text:p text:style-name="P3"/>
      <text:p text:style-name="P3"><text:s/>861: 10:47:23.22 10:47:26.19 <text:s/>Durée 00:00:02.22 <text:s/>Lisibilité 43</text:p>
      <text:p text:style-name="P3">#pour sa centaine d'apartamentos</text:p>
      <text:p text:style-name="P3">à Montreal.#</text:p>
      <text:p text:style-name="P3"/>
      <text:p text:style-name="P3"><text:s/>862: 10:47:26.23 10:47:29.14 <text:s/>Durée 00:00:02.16 <text:s/>Lisibilité 40</text:p>
      <text:p text:style-name="P3">Chaque fois qu'il y a une innovation</text:p>
      <text:p text:style-name="P3">dans la société, </text:p>
      <text:p text:style-name="P3"/>
      <text:p text:style-name="P3"><text:s/>863: 10:47:29.19 10:47:33.05 <text:s/>Durée 00:00:03.11 <text:s/>Lisibilité 52</text:p>
      <text:p text:style-name="P3">il y a un certain moment</text:p>
      <text:p text:style-name="P3">où les règles sont desafionies,</text:p>
      <text:p text:style-name="P3"/>
      <text:p text:style-name="P3"><text:s/>864: 10:47:33.09 10:47:35.05 <text:s/>Durée 00:00:01.21 <text:s/>Lisibilité 28</text:p>
      <text:p text:style-name="P3">et ça ne se fait pas</text:p>
      <text:p text:style-name="P3">du jour au lendemain</text:p>
      <text:p text:style-name="P3"/>
      <text:p text:style-name="P3"><text:s/>865: 10:47:35.09 10:47:37.05 <text:s/>Durée 00:00:01.21 <text:s/>Lisibilité 28</text:p>
      <text:p text:style-name="P3"><text:soft-page-break/>Pendant ce moment,</text:p>
      <text:p text:style-name="P3">ce qui est important, </text:p>
      <text:p text:style-name="P3"/>
      <text:p text:style-name="P3"><text:s/>866: 10:47:37.09 10:47:41.20 <text:s/>Durée 00:00:04.11 <text:s/>Lisibilité 67</text:p>
      <text:p text:style-name="P3">é qu'on fasse des choses</text:p>
      <text:p text:style-name="P3">qui soient bonnes pour la société</text:p>
      <text:p text:style-name="P3"/>
      <text:p text:style-name="P3"><text:s/>867: 10:47:41.24 10:47:45.00 <text:s/>Durée 00:00:03.01 <text:s/>Lisibilité 46</text:p>
      <text:p text:style-name="P3">et qu'on travaille ensemble</text:p>
      <text:p text:style-name="P3">pour qu'il y ait un sistema lé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Sonder est maintenant présente#</text:p>
      <text:p text:style-name="P3"/>
      <text:p text:style-name="P3"><text:s/>869: 10:47:48.01 10:47:50.15 <text:s/>Durée 00:00:02.14 <text:s/>Lisibilité 38</text:p>
      <text:p text:style-name="P3">#dans les principales villes</text:p>
      <text:p text:style-name="P3">en Amérique du Nord.#</text:p>
      <text:p text:style-name="P3"/>
      <text:p text:style-name="P3"><text:s/>870: 10:47:50.19 10:47:52.08 <text:s/>Durée 00:00:01.14 <text:s/>Lisibilité 23</text:p>
      <text:p text:style-name="P3">Si nos atividades</text:p>
      <text:p text:style-name="P3">ne sont pas bienvenues,</text:p>
      <text:p text:style-name="P3"/>
      <text:p text:style-name="P3"><text:s/>871: 10:47:52.12 10:47:55.18 <text:s/>Durée 00:00:03.06 <text:s/>Lisibilité 49</text:p>
      <text:p text:style-name="P3">je n'opérerai pas dans le flou</text:p>
      <text:p text:style-name="P3">pendant une décennie.</text:p>
      <text:p text:style-name="P3"/>
      <text:p text:style-name="P3"><text:s/>872: 10:47:55.23 10:47:58.00 <text:s/>Durée 00:00:02.02 <text:s/>Lisibilité 31</text:p>
      <text:p text:style-name="P3">On ne peut pas opérer</text:p>
      <text:p text:style-name="P3">de façon illégale,</text:p>
      <text:p text:style-name="P3"/>
      <text:p text:style-name="P3"><text:s/>873: 10:47:58.04 10:47:59.18 <text:s/>Durée 00:00:01.14 <text:s/>Lisibilité 23</text:p>
      <text:p text:style-name="P3">dans aucune ville dans le monde.</text:p>
      <text:p text:style-name="P3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3">#Un 3e joueur dans notre dossier:</text:p>
      <text:p text:style-name="P3">Jeff Letendre.#</text:p>
      <text:p text:style-name="P3"/>
      <text:p text:style-name="P3"><text:s/>875: 10:48:06.07 10:48:09.07 <text:s/>Durée 00:00:03.00 <text:s/>Lisibilité 45</text:p>
      <text:p text:style-name="P3">#L'an dernier encore,</text:p>
      <text:p text:style-name="P3">il n'avait pas tous ses permis,#</text:p>
      <text:p text:style-name="P3"/>
      <text:p text:style-name="P3"><text:s/>876: 10:48:09.11 10:48:11.22 <text:s/>Durée 00:00:02.11 <text:s/>Lisibilité 37</text:p>
      <text:p text:style-name="P3">#comme la grande majorité</text:p>
      <text:p text:style-name="P3">de ses concurrents. #</text:p>
      <text:p text:style-name="P3"/>
      <text:p text:style-name="P3"><text:s/>877: 10:48:12.01 10:48:14.20 <text:s/>Durée 00:00:02.19 <text:s/>Lisibilité 41</text:p>
      <text:p text:style-name="P3">#Aujourd'hui,</text:p>
      <text:p text:style-name="P3">il dit qu'il est légal à 100%.#</text:p>
      <text:p text:style-name="P3"/>
      <text:p text:style-name="P3"><text:s/>878: 10:48:15.11 10:48:18.08 <text:s/>Durée 00:00:02.22 <text:s/>Lisibilité 43</text:p>
      <text:p text:style-name="P3">#Il loue maintenant</text:p>
      <text:p text:style-name="P3">ses 50 résidences de tourisme#</text:p>
      <text:p text:style-name="P3"/>
      <text:p text:style-name="P3"><text:s/>879: 10:48:18.12 10:48:20.13 <text:s/>Durée 00:00:02.01 <text:s/>Lisibilité 31</text:p>
      <text:p text:style-name="P3">#sur des rues commerciales,#</text:p>
      <text:p text:style-name="P3"><text:soft-page-break/></text:p>
      <text:p text:style-name="P3"><text:s/>880: 10:48:20.17 10:48:23.13 <text:s/>Durée 00:00:02.21 <text:s/>Lisibilité 43</text:p>
      <text:p text:style-name="P3">#ce qui est permis dans</text:p>
      <text:p text:style-name="P3">des arrondissements comme Le Plateau.#</text:p>
      <text:p text:style-name="P3"/>
      <text:p text:style-name="P3"><text:s/>881: 10:48:23.18 10:48:25.24 <text:s/>Durée 00:00:02.06 <text:s/>Lisibilité 34</text:p>
      <text:p text:style-name="P3">On connaît les bairros</text:p>
      <text:p text:style-name="P3">qui sont en demande.</text:p>
      <text:p text:style-name="P3"/>
      <text:p text:style-name="P3"><text:s/>882: 10:48:26.03 10:48:28.01 <text:s/>Durée 00:00:01.23 <text:s/>Lisibilité 29</text:p>
      <text:p text:style-name="P3">On connaît</text:p>
      <text:p text:style-name="P3">de mieux en mieux le zonage.</text:p>
      <text:p text:style-name="P3"/>
      <text:p text:style-name="P3"><text:s/>883: 10:48:28.05 10:48:31.00 <text:s/>Durée 00:00:02.20 <text:s/>Lisibilité 42</text:p>
      <text:p text:style-name="P3">Je peux dire rapidement</text:p>
      <text:p text:style-name="P3">si j'aurai un permis là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Jeff Letendre vient cependant</text:p>
      <text:p text:style-name="P3">d'encaisser un coup dur.#</text:p>
      <text:p text:style-name="P3"/>
      <text:p text:style-name="P3"><text:s/>885: 10:48:36.14 10:48:39.19 <text:s/>Durée 00:00:03.05 <text:s/>Lisibilité 48</text:p>
      <text:p text:style-name="P3">#La ville considère que</text:p>
      <text:p text:style-name="P3">les résidences de tourisme qu'il loue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3">#sont commerciales</text:p>
      <text:p text:style-name="P3">et non residenteielles.#</text:p>
      <text:p text:style-name="P3"/>
      <text:p text:style-name="P3"><text:s/>887: 10:48:42.18 10:48:44.21 <text:s/>Durée 00:00:02.03 <text:s/>Lisibilité 32</text:p>
      <text:p text:style-name="P3">#Il doit donc payer</text:p>
      <text:p text:style-name="P3">plus d'impôts fonciers.#</text:p>
      <text:p text:style-name="P3"/>
      <text:p text:style-name="P3"><text:s/>888: 10:48:45.13 10:48:47.14 <text:s/>Durée 00:00:02.01 <text:s/>Lisibilité 31</text:p>
      <text:p text:style-name="P3">Le message de la ville</text:p>
      <text:p text:style-name="P3">actuellement, é:</text:p>
      <text:p text:style-name="P3"/>
      <text:p text:style-name="P3"><text:s/>889: 10:48:47.18 10:48:50.01 <text:s/>Durée 00:00:02.08 <text:s/>Lisibilité 35</text:p>
      <text:p text:style-name="P3">"Si t'es illégal, reste illégal,</text:p>
      <text:p text:style-name="P3"/>
      <text:p text:style-name="P3"><text:s/>890: 10:48:50.05 10:48:52.13 <text:s/>Durée 00:00:02.08 <text:s/>Lisibilité 35</text:p>
      <text:p text:style-name="P3">"parce que si tu vas</text:p>
      <text:p text:style-name="P3">chercher un permis,</text:p>
      <text:p text:style-name="P3"/>
      <text:p text:style-name="P3"><text:s/>891: 10:48:52.17 10:48:53.24 <text:s/>Durée 00:00:01.07 <text:s/>Lisibilité 19</text:p>
      <text:p text:style-name="P3">"je vais t'étouffer."</text:p>
      <text:p text:style-name="P3"/>
      <text:p text:style-name="P3"><text:s/>892: 10:48:56.05 10:48:59.23 <text:s/>Durée 00:00:03.18 <text:s/>Lisibilité 56</text:p>
      <text:p text:style-name="P3">#Selon Pierre Desrochers, qui préside</text:p>
      <text:p text:style-name="P3">le Comité exécutif de Montreal,#</text:p>
      <text:p text:style-name="P3"/>
      <text:p text:style-name="P3"><text:s/>893: 10:49:00.02 10:49:02.11 <text:s/>Durée 00:00:02.09 <text:s/>Lisibilité 35</text:p>
      <text:p text:style-name="P3">#ces résidences</text:p>
      <text:p text:style-name="P3">sont une sorte d'hôtel,#</text:p>
      <text:p text:style-name="P3"/>
      <text:p text:style-name="P3"><text:soft-page-break/><text:s/>894: 10:49:02.15 10:49:05.07 <text:s/>Durée 00:00:02.17 <text:s/>Lisibilité 40</text:p>
      <text:p text:style-name="P3">#et tout le monde doit être traité</text:p>
      <text:p text:style-name="P3">de façon équitable.#</text:p>
      <text:p text:style-name="P3"/>
      <text:p text:style-name="P3"><text:s/>895: 10:49:05.11 10:49:08.09 <text:s/>Durée 00:00:02.23 <text:s/>Lisibilité 44</text:p>
      <text:p text:style-name="P3">On ne fait pas ça </text:p>
      <text:p text:style-name="P3">pour s'acharner sur quiconque.</text:p>
      <text:p text:style-name="P3"/>
      <text:p text:style-name="P3"><text:s/>896: 10:49:08.13 10:49:11.04 <text:s/>Durée 00:00:02.16 <text:s/>Lisibilité 40</text:p>
      <text:p text:style-name="P3">On veut tout simplement appliquer</text:p>
      <text:p text:style-name="P3">la réglementation,</text:p>
      <text:p text:style-name="P3"/>
      <text:p text:style-name="P3"><text:s/>897: 10:49:11.08 10:49:13.12 <text:s/>Durée 00:00:02.04 <text:s/>Lisibilité 32</text:p>
      <text:p text:style-name="P3">qui est importante,</text:p>
      <text:p text:style-name="P3">que les gens veulent qu'on applique.</text:p>
      <text:p text:style-name="P3"/>
      <text:p text:style-name="P3"><text:s/>898: 10:49:13.17 10:49:16.04 <text:s/>Durée 00:00:02.12 <text:s/>Lisibilité 37</text:p>
      <text:p text:style-name="P3">Le phénomène Airbnb va rester</text:p>
      <text:p text:style-name="P3"/>
      <text:p text:style-name="P3"><text:s/>899: 10:49:16.08 10:49:18.10 <text:s/>Durée 00:00:02.02 <text:s/>Lisibilité 31</text:p>
      <text:p text:style-name="P3">et é pas la bonne façon,</text:p>
      <text:p text:style-name="P3">de dire aux gens:</text:p>
      <text:p text:style-name="P3"/>
      <text:p text:style-name="P3"><text:s/>900: 10:49:18.14 10:49:21.18 <text:s/>Durée 00:00:03.04 <text:s/>Lisibilité 47</text:p>
      <text:p text:style-name="P3">"Venez vous légaliser et on va</text:p>
      <text:p text:style-name="P3">tripler votre taxe foncière."</text:p>
      <text:p text:style-name="P3"/>
      <text:p text:style-name="P3"><text:s/>901: 10:49:21.23 10:49:25.14 <text:s/>Durée 00:00:03.16 <text:s/>Lisibilité 55</text:p>
      <text:p text:style-name="P3">Il faut être conscient qu'il y a</text:p>
      <text:p text:style-name="P3">des impôts qui ne sont pas payés,</text:p>
      <text:p text:style-name="P3"/>
      <text:p text:style-name="P3"><text:s/>902: 10:49:25.18 10:49:29.11 <text:s/>Durée 00:00:03.18 <text:s/>Lisibilité 56</text:p>
      <text:p text:style-name="P3">que la vie des gens est perturbée,</text:p>
      <text:p text:style-name="P3">que des locataires sont évincés.</text:p>
      <text:p text:style-name="P3"/>
      <text:p text:style-name="P3"><text:s/>903: 10:49:29.15 10:49:32.05 <text:s/>Durée 00:00:02.15 <text:s/>Lisibilité 39</text:p>
      <text:p text:style-name="P3">#Le député</text:p>
      <text:p text:style-name="P3">de la circonscription de Mercier,#</text:p>
      <text:p text:style-name="P3"/>
      <text:p text:style-name="P3"><text:s/>904: 10:49:32.09 10:49:34.24 <text:s/>Durée 00:00:02.15 <text:s/>Lisibilité 39</text:p>
      <text:p text:style-name="P3">#qui couvre Le Plateau, Amir Khadir,#</text:p>
      <text:p text:style-name="P3"/>
      <text:p text:style-name="P3"><text:s/>905: 10:49:35.04 10:49:36.15 <text:s/>Durée 00:00:01.11 <text:s/>Lisibilité 22</text:p>
      <text:p text:style-name="P3">#et le maire de l'arrondissement#</text:p>
      <text:p text:style-name="P3"/>
      <text:p text:style-name="P3"><text:s/>906: 10:49:36.19 10:49:38.02 <text:s/>Durée 00:00:01.08 <text:s/>Lisibilité 20</text:p>
      <text:p text:style-name="P3">#réclament une loi québécoise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#sur les établissements d'hébergement</text:p>
      <text:p text:style-name="P3">touristique plus efficace.#</text:p>
      <text:p text:style-name="P3"/>
      <text:p text:style-name="P3"><text:s/>908: 10:49:42.07 10:49:46.05 <text:s/>Durée 00:00:03.23 <text:s/>Lisibilité 59</text:p>
      <text:p text:style-name="P3">#Ils suggèrent un maximum</text:p>
      <text:p text:style-name="P3">de 60 jours de location par an.#</text:p>
      <text:p text:style-name="P3"><text:soft-page-break/></text:p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Les citoyens mécontents,</text:p>
      <text:p text:style-name="P3">voisins de la rue Cartier,#</text:p>
      <text:p text:style-name="P3"/>
      <text:p text:style-name="P3"><text:s/>910: 10:49:49.15 10:49:52.00 <text:s/>Durée 00:00:02.10 <text:s/>Lisibilité 36</text:p>
      <text:p text:style-name="P3">#étaient présents</text:p>
      <text:p text:style-name="P3">à la conférence de presse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jours, pour eux,</text:p>
      <text:p text:style-name="P3">é beaucoup trop.#</text:p>
      <text:p text:style-name="P3"/>
      <text:p text:style-name="P3"><text:s/>912: 10:49:55.01 10:49:59.11 <text:s/>Durée 00:00:04.10 <text:s/>Lisibilité 66</text:p>
      <text:p text:style-name="P3">Si on loue 4 jours</text:p>
      <text:p text:style-name="P3">à 15 reprises dans l'ano,</text:p>
      <text:p text:style-name="P3"/>
      <text:p text:style-name="P3"><text:s/>913: 10:49:59.15 10:50:01.18 <text:s/>Durée 00:00:02.03 <text:s/>Lisibilité 32</text:p>
      <text:p text:style-name="P3">ça fait 60 jours,</text:p>
      <text:p text:style-name="P3">même si é pas consécutif.</text:p>
      <text:p text:style-name="P3"/>
      <text:p text:style-name="P3"><text:s/>914: 10:50:01.22 10:50:04.17 <text:s/>Durée 00:00:02.20 <text:s/>Lisibilité 42</text:p>
      <text:p text:style-name="P3">Mais ça fait quand même</text:p>
      <text:p text:style-name="P3">l'équivalent de 60 jours.</text:p>
      <text:p text:style-name="P3"/>
      <text:p text:style-name="P3"><text:s/>915: 10:50:04.21 10:50:07.00 <text:s/>Durée 00:00:02.04 <text:s/>Lisibilité 32</text:p>
      <text:p text:style-name="P3">Ça fait un été complet de fêtes.</text:p>
      <text:p text:style-name="P3"/>
      <text:p text:style-name="P3"><text:s/>916: 10:50:07.05 10:50:09.13 <text:s/>Durée 00:00:02.08 <text:s/>Lisibilité 35</text:p>
      <text:p text:style-name="P3">Les 60, on pourra toujours</text:p>
      <text:p text:style-name="P3">les discuter,</text:p>
      <text:p text:style-name="P3"/>
      <text:p text:style-name="P3"><text:s/>917: 10:50:09.17 10:50:11.08 <text:s/>Durée 00:00:01.16 <text:s/>Lisibilité 25</text:p>
      <text:p text:style-name="P3">mais il faut</text:p>
      <text:p text:style-name="P3">qu'il y ait une date limite</text:p>
      <text:p text:style-name="P3"/>
      <text:p text:style-name="P3"><text:s/>918: 10:50:11.12 10:50:13.19 <text:s/>Durée 00:00:02.07 <text:s/>Lisibilité 34</text:p>
      <text:p text:style-name="P3">au-delà de laquelle la personne</text:p>
      <text:p text:style-name="P3">ne puisse plus,</text:p>
      <text:p text:style-name="P3"/>
      <text:p text:style-name="P3"><text:s/>919: 10:50:13.23 10:50:17.05 <text:s/>Durée 00:00:03.07 <text:s/>Lisibilité 49</text:p>
      <text:p text:style-name="P3">pour que ça préserve</text:p>
      <text:p text:style-name="P3">l'esprit que é occasionnel,</text:p>
      <text:p text:style-name="P3"/>
      <text:p text:style-name="P3"><text:s/>920: 10:50:17.09 10:50:19.07 <text:s/>Durée 00:00:01.23 <text:s/>Lisibilité 29</text:p>
      <text:p text:style-name="P3">que é pas</text:p>
      <text:p text:style-name="P3">une atividade commerciale.</text:p>
      <text:p text:style-name="P3"/>
      <text:p text:style-name="P3"><text:s/>921: 10:50:20.02 10:50:23.05 <text:s/>Durée 00:00:03.03 <text:s/>Lisibilité 47</text:p>
      <text:p text:style-name="P3">#Pendant ce temps, la plupart</text:p>
      <text:p text:style-name="P3">des intermediários de la location#</text:p>
      <text:p text:style-name="P3"/>
      <text:p text:style-name="P3"><text:s/>922: 10:50:23.10 10:50:27.11 <text:s/>Durée 00:00:04.01 <text:s/>Lisibilité 61</text:p>
      <text:p text:style-name="P3">#encaissent des profits illégalement,</text:p>
      <text:p text:style-name="P3">en toute impunité.#</text:p>
      <text:p text:style-name="P3"><text:soft-page-break/></text:p>
      <text:p text:style-name="P3"><text:s/>923: 10:50:27.16 10:50:29.02 <text:s/>Durée 00:00:01.11 <text:s/>Lisibilité 22</text:p>
      <text:p text:style-name="P3">É vraiment plus vivable ici.</text:p>
      <text:p text:style-name="P3"/>
      <text:p text:style-name="P3"><text:s/>924: 10:50:29.06 10:50:31.01 <text:s/>Durée 00:00:01.20 <text:s/>Lisibilité 27</text:p>
      <text:p text:style-name="P3">#Pour les residentes du Plateau,#</text:p>
      <text:p text:style-name="P3"/>
      <text:p text:style-name="P3"><text:s/>925: 10:50:31.05 10:50:34.12 <text:s/>Durée 00:00:03.07 <text:s/>Lisibilité 49</text:p>
      <text:p text:style-name="P3">#il est temps que ça bouge,</text:p>
      <text:p text:style-name="P3">au nível municipal#</text:p>
      <text:p text:style-name="P3"/>
      <text:p text:style-name="P3"><text:s/>926: 10:50:34.17 10:50:35.16 <text:s/>Durée 00:00:00.24 <text:s/>Lisibilité 14</text:p>
      <text:p text:style-name="P3">#et provincial.#</text:p>
      <text:p text:style-name="P3"/>
      <text:p text:style-name="P3"><text:s/>927: 10:50:35.20 10:50:37.14 <text:s/>Durée 00:00:01.19 <text:s/>Lisibilité 26</text:p>
      <text:p text:style-name="P3">La base de la vie en société,</text:p>
      <text:p text:style-name="P3"/>
      <text:p text:style-name="P3"><text:s/>928: 10:50:37.19 10:50:39.05 <text:s/>Durée 00:00:01.11 <text:s/>Lisibilité 22</text:p>
      <text:p text:style-name="P3">é d'avoir la paix.</text:p>
      <text:p text:style-name="P3"/>
      <text:p text:style-name="P3"><text:s/>929: 10:50:39.09 10:50:41.20 <text:s/>Durée 00:00:02.11 <text:s/>Lisibilité 37</text:p>
      <text:p text:style-name="P3">Si t'as pas la paix,</text:p>
      <text:p text:style-name="P3">tout fout le camp.</text:p>
      <text:p text:style-name="P3"/>
      <text:p text:style-name="P3"><text:s/>930: 10:50:42.00 10:50:42.23 <text:s/>Durée 00:00:00.23 <text:s/>Lisibilité 14</text:p>
      <text:p text:style-name="P3">Il faut des lois.</text:p>
      <text:p text:style-name="P3"/>
      <text:p text:style-name="P3"><text:s/>931: 10:50:43.02 10:50:46.01 <text:s/>Durée 00:00:02.24 <text:s/>Lisibilité 44</text:p>
      <text:p text:style-name="P3">Il faut renforcer les lois,</text:p>
      <text:p text:style-name="P3">et surtout, les faire appliquer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Le problema majeur,</text:p>
      <text:p text:style-name="P3">é qu'il y a pas d'application.</text:p>
      <text:p text:style-name="P3"/>
      <text:p text:style-name="P3"><text:s/>933: 10:50:49.00 10:50:51.03 <text:s/>Durée 00:00:02.03 <text:s/>Lisibilité 32</text:p>
      <text:p text:style-name="P3">Il y a des gens pour prendre</text:p>
      <text:p text:style-name="P3">nos impôts. </text:p>
      <text:p text:style-name="P3"/>
      <text:p text:style-name="P3"><text:s/>934: 10:50:51.07 10:50:53.07 <text:s/>Durée 00:00:02.00 <text:s/>Lisibilité 30</text:p>
      <text:p text:style-name="P3">É bien, mais j'aimerais</text:p>
      <text:p text:style-name="P3">un service derrière.</text:p>
      <text:p text:style-name="P3"/>
      <text:p text:style-name="P3"><text:s/>935: 10:50:56.18 10:50:59.01 <text:s/>Durée 00:00:02.08 <text:s/>Lisibilité 35</text:p>
      <text:p text:style-name="P3">Le gouvernement québécois annonçait</text:p>
      <text:p text:style-name="P3">que dès le mois d'octobre,</text:p>
      <text:p text:style-name="P3"/>
      <text:p text:style-name="P3"><text:s/>936: 10:50:59.05 10:51:01.05 <text:s/>Durée 00:00:02.00 <text:s/>Lisibilité 30</text:p>
      <text:p text:style-name="P3">Airbnb va percevoir la taxe d'hébergement</text:p>
      <text:p text:style-name="P3">de toutes ces locações</text:p>
      <text:p text:style-name="P3"/>
      <text:p text:style-name="P3"><text:s/>937: 10:51:01.09 10:51:02.22 <text:s/>Durée 00:00:01.13 <text:s/>Lisibilité 23</text:p>
      <text:p text:style-name="P3">et en faire la déclaration</text:p>
      <text:p text:style-name="P3"><text:s/>à Revenu Québec.</text:p>
      <text:p text:style-name="P3"/>
      <text:p text:style-name="P3"><text:soft-page-break/><text:s/>938: 10:51:03.01 10:51:03.22 <text:s/>Durée 00:00:00.21 <text:s/>Lisibilité 13</text:p>
      <text:p text:style-name="P3">É une première dans le pays,</text:p>
      <text:p text:style-name="P3"/>
      <text:p text:style-name="P3"><text:s/>939: 10:51:04.01 10:51:06.17 <text:s/>Durée 00:00:02.16 <text:s/>Lisibilité 40</text:p>
      <text:p text:style-name="P3">mais cela ne règle pas le problema</text:p>
      <text:p text:style-name="P3">de l'occupation illégale des apartamentos,</text:p>
      <text:p text:style-name="P3"/>
      <text:p text:style-name="P3"><text:s/>940: 10:51:06.21 10:51:08.22 <text:s/>Durée 00:00:02.01 <text:s/>Lisibilité 31</text:p>
      <text:p text:style-name="P3">Un problema auquel le gouvernement</text:p>
      <text:p text:style-name="P3">veut s'attaquer dès cet automne.</text:p>
      <text:p text:style-name="P3"/>
      <text:p text:style-name="P3"><text:s/>941: 10:51:09.02 10:51:10.14 <text:s/>Durée 00:00:01.12 <text:s/>Lisibilité 22</text:p>
      <text:p text:style-name="P3">É tout pour aujourd'hui.</text:p>
      <text:p text:style-name="P3"/>
      <text:p text:style-name="P3"><text:s/>942: 10:51:10.18 10:51:11.24 <text:s/>Durée 00:00:01.06 <text:s/>Lisibilité 19</text:p>
      <text:p text:style-name="P3">De Bern à Yaoundé,</text:p>
      <text:p text:style-name="P3"/>
      <text:p text:style-name="P3"><text:s/>943: 10:51:12.03 10:51:14.15 <text:s/>Durée 00:00:02.12 <text:s/>Lisibilité 37</text:p>
      <text:p text:style-name="P3">où que vous soyez</text:p>
      <text:p text:style-name="P3">dans la francophonie et ailleurs,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">merci de suivre les émissions</text:p>
      <text:p text:style-name="P3">de Radio-Canadá sur TV5 Monde.</text:p>
      <text:p text:style-name="P3"/>
      <text:p text:style-name="P3"><text:s/>945: 10:51:19.01 10:51:19.23 <text:s/>Durée 00:00:00.22 <text:s/>Lisibilité 13</text:p>
      <text:p text:style-name="P3">À la prochaine.</text:p>
      <text:p text:style-name="P3"/>
      <text:p text:style-name="P3"><text:s/>946: 10:51:38.03 10:51:40.19 <text:s/>Durée 00:00:02.16 <text:s/>Lisibilité 40</text:p>
      <text:p text:style-name="P3">Sous-titrage: ECLAIR</text:p>
      <text:p text:style-name="P3"/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/>
      <text:p text:style-name="P3"><text:s/>528: 10:29:52.23 10:29:56.01 <text:s/>Durée 00:00:03.03 <text:s/>Lisibilité 47</text:p>
      <text:p text:style-name="P3"><text:soft-page-break/>É uma questão</text:p>
      <text:p text:style-name="P3">de robusteza e fiabilidade.</text:p>
      <text:p text:style-name="P3"/>
      <text:p text:style-name="P3"><text:s/>529: 10:29:57.13 10:30:00.18 <text:s/>Durée 00:00:03.05 <text:s/>Lisibilité 48</text:p>
      <text:p text:style-name="P3">Os sistemas atuais</text:p>
      <text:p text:style-name="P3">baseiam-se muito em mapas.</text:p>
      <text:p text:style-name="P3"/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/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Un GPS n'est pas fiable,</text:p>
      <text:p text:style-name="P3">pour plusieurs raisons.</text:p>
      <text:p text:style-name="P3"/>
      <text:p text:style-name="P3"><text:s/>541: 10:30:40.01 10:30:42.20 <text:s/>Durée 00:00:02.19 <text:s/>Lisibilité 41</text:p>
      <text:p text:style-name="P3">Vous pouvez perdre un signal</text:p>
      <text:p text:style-name="P3">entre des gratte-ciel</text:p>
      <text:p text:style-name="P3"/>
      <text:p text:style-name="P3"><text:s/>542: 10:30:42.24 10:30:44.15 <text:s/>Durée 00:00:01.16 <text:s/>Lisibilité 25</text:p>
      <text:p text:style-name="P3">ou dans des rues étroites.</text:p>
      <text:p text:style-name="P3"/>
      <text:p text:style-name="P3"><text:s/>543: 10:30:45.17 10:30:46.24 <text:s/>Durée 00:00:01.07 <text:s/>Lisibilité 19</text:p>
      <text:p text:style-name="P3"><text:soft-page-break/>Alors vous avez besoin</text:p>
      <text:p text:style-name="P3"/>
      <text:p text:style-name="P3"><text:s/>544: 10:30:47.04 10:30:49.12 <text:s/>Durée 00:00:02.08 <text:s/>Lisibilité 35</text:p>
      <text:p text:style-name="P3">d'un algoritmo</text:p>
      <text:p text:style-name="P3">de percepção visual</text:p>
      <text:p text:style-name="P3"/>
      <text:p text:style-name="P3"><text:s/>545: 10:30:49.16 10:30:52.07 <text:s/>Durée 00:00:02.16 <text:s/>Lisibilité 40</text:p>
      <text:p text:style-name="P3">qui puisse décrire</text:p>
      <text:p text:style-name="P3">ce qui se passe autour de vous,</text:p>
      <text:p text:style-name="P3"/>
      <text:p text:style-name="P3"><text:s/>546: 10:30:52.11 10:30:53.22 <text:s/>Durée 00:00:01.11 <text:s/>Lisibilité 22</text:p>
      <text:p text:style-name="P3">de façon dynamique:</text:p>
      <text:p text:style-name="P3"/>
      <text:p text:style-name="P3"><text:s/>547: 10:30:54.01 10:30:56.04 <text:s/>Durée 00:00:02.03 <text:s/>Lisibilité 32</text:p>
      <text:p text:style-name="P3">où se trouve la route, votre voie... </text:p>
      <text:p text:style-name="P3"/>
      <text:p text:style-name="P3"><text:s/>548: 10:30:56.08 10:30:58.05 <text:s/>Durée 00:00:01.22 <text:s/>Lisibilité 28</text:p>
      <text:p text:style-name="P3">É le but de nos recherches.</text:p>
      <text:p text:style-name="P3"/>
      <text:p text:style-name="P3"><text:s/>549: 10:31:01.14 10:31:04.02 <text:s/>Durée 00:00:02.13 <text:s/>Lisibilité 38</text:p>
      <text:p text:style-name="P3">#Cette robustesse des sistemas</text:p>
      <text:p text:style-name="P3">et cette fiabilité #</text:p>
      <text:p text:style-name="P3"/>
      <text:p text:style-name="P3"><text:s/>550: 10:31:04.07 10:31:05.12 <text:s/>Durée 00:00:01.05 <text:s/>Lisibilité 18</text:p>
      <text:p text:style-name="P3">#de o carro autônomo#</text:p>
      <text:p text:style-name="P3"/>
      <text:p text:style-name="P3"><text:s/>551: 10:31:05.16 10:31:07.15 <text:s/>Durée 00:00:01.24 <text:s/>Lisibilité 29</text:p>
      <text:p text:style-name="P3">#doivent se construire</text:p>
      <text:p text:style-name="P3">à tous les nívelx.#</text:p>
      <text:p text:style-name="P3"/>
      <text:p text:style-name="P3"><text:s/>552: 10:31:09.07 10:31:12.03 <text:s/>Durée 00:00:02.21 <text:s/>Lisibilité 43</text:p>
      <text:p text:style-name="P3">#Chaque décision</text:p>
      <text:p text:style-name="P3">que prendra o carro va reposer#</text:p>
      <text:p text:style-name="P3"/>
      <text:p text:style-name="P3"><text:s/>553: 10:31:12.08 10:31:14.00 <text:s/>Durée 00:00:01.17 <text:s/>Lisibilité 25</text:p>
      <text:p text:style-name="P3">#sur un nível élevé de confiança#</text:p>
      <text:p text:style-name="P3"/>
      <text:p text:style-name="P3"><text:s/>554: 10:31:14.04 10:31:16.23 <text:s/>Durée 00:00:02.19 <text:s/>Lisibilité 41</text:p>
      <text:p text:style-name="P3">#dans les données</text:p>
      <text:p text:style-name="P3">qu'elle aura captées et analysées.#</text:p>
      <text:p text:style-name="P3"/>
      <text:p text:style-name="P3"><text:s/>555: 10:31:17.21 10:31:20.02 <text:s/>Durée 00:00:02.06 <text:s/>Lisibilité 34</text:p>
      <text:p text:style-name="P3">#Et à ce nível, la marge d'erro#</text:p>
      <text:p text:style-name="P3"/>
      <text:p text:style-name="P3"><text:s/>556: 10:31:20.07 10:31:21.21 <text:s/>Durée 00:00:01.14 <text:s/>Lisibilité 23</text:p>
      <text:p text:style-name="P3">#sera nécessairement faible.#</text:p>
      <text:p text:style-name="P3"/>
      <text:p text:style-name="P3"><text:s/>557: 10:31:23.06 10:31:25.04 <text:s/>Durée 00:00:01.23 <text:s/>Lisibilité 29</text:p>
      <text:p text:style-name="P3">Il ne faut pas précipiter les choses.</text:p>
      <text:p text:style-name="P3"/>
      <text:p text:style-name="P3"><text:s/>558: 10:31:25.08 10:31:28.02 <text:s/>Durée 00:00:02.19 <text:s/>Lisibilité 41</text:p>
      <text:p text:style-name="P3">Sinon, on risque de mettre</text:p>
      <text:p text:style-name="P3">la vie des gens en péril</text:p>
      <text:p text:style-name="P3"/>
      <text:p text:style-name="P3"><text:s/>559: 10:31:28.06 10:31:29.22 <text:s/>Durée 00:00:01.16 <text:s/>Lisibilité 25</text:p>
      <text:p text:style-name="P3"><text:soft-page-break/>et de perdre leur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3">En tant qu'industrie, on doit faire</text:p>
      <text:p text:style-name="P3">ces choses-là correctement.</text:p>
      <text:p text:style-name="P3"/>
      <text:p text:style-name="P3"><text:s/>561: 10:31:34.18 10:31:38.02 <text:s/>Durée 00:00:03.09 <text:s/>Lisibilité 50</text:p>
      <text:p text:style-name="P3">#Exigerons-nous plus d'um carro</text:p>
      <text:p text:style-name="P3">autônomo que d'um condutor?#</text:p>
      <text:p text:style-name="P3"/>
      <text:p text:style-name="P3"><text:s/>562: 10:31:38.21 10:31:40.12 <text:s/>Durée 00:00:01.16 <text:s/>Lisibilité 25</text:p>
      <text:p text:style-name="P3">#Lui pardonnera-t-on aisément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#une erro ou la défaillance</text:p>
      <text:p text:style-name="P3">d'un de ses sistemas?#</text:p>
      <text:p text:style-name="P3"/>
      <text:p text:style-name="P3"><text:s/>564: 10:31:45.14 10:31:46.16 <text:s/>Durée 00:00:01.02 <text:s/>Lisibilité 16</text:p>
      <text:p text:style-name="P3">Ce qui est clair,</text:p>
      <text:p text:style-name="P3"/>
      <text:p text:style-name="P3"><text:s/>565: 10:31:46.21 10:31:50.18 <text:s/>Durée 00:00:03.22 <text:s/>Lisibilité 58</text:p>
      <text:p text:style-name="P3">é que la société va exiger plus</text:p>
      <text:p text:style-name="P3">d'un algoritmo ou d'une machine</text:p>
      <text:p text:style-name="P3"/>
      <text:p text:style-name="P3"><text:s/>566: 10:31:50.22 10:31:52.10 <text:s/>Durée 00:00:01.13 <text:s/>Lisibilité 23</text:p>
      <text:p text:style-name="P3">que d'um condutor.</text:p>
      <text:p text:style-name="P3"/>
      <text:p text:style-name="P3"><text:s/>567: 10:31:52.14 10:31:53.20 <text:s/>Durée 00:00:01.06 <text:s/>Lisibilité 19</text:p>
      <text:p text:style-name="P3">Et pourquoi?</text:p>
      <text:p text:style-name="P3"/>
      <text:p text:style-name="P3"><text:s/>568: 10:31:54.13 10:31:57.24 <text:s/>Durée 00:00:03.11 <text:s/>Lisibilité 52</text:p>
      <text:p text:style-name="P3">On fait confiança à un humano,</text:p>
      <text:p text:style-name="P3">parce qu'on s'identifie à lui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3">bien plus qu'à une machine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Alors à quel point</text:p>
      <text:p text:style-name="P3">o carro autônomo#</text:p>
      <text:p text:style-name="P3"/>
      <text:p text:style-name="P3"><text:s/>571: 10:32:04.21 10:32:06.09 <text:s/>Durée 00:00:01.13 <text:s/>Lisibilité 23</text:p>
      <text:p text:style-name="P3">#devra-t-elle se rapprocher#</text:p>
      <text:p text:style-name="P3"/>
      <text:p text:style-name="P3"><text:s/>572: 10:32:06.13 10:32:08.13 <text:s/>Durée 00:00:02.00 <text:s/>Lisibilité 30</text:p>
      <text:p text:style-name="P3">#du comportement</text:p>
      <text:p text:style-name="P3">et du raisonnement d'un humano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our gagner sa confiança?#</text:p>
      <text:p text:style-name="P3"/>
      <text:p text:style-name="P3"><text:s/>574: 10:32:15.15 10:32:19.01 <text:s/>Durée 00:00:03.11 <text:s/>Lisibilité 52</text:p>
      <text:p text:style-name="P3">Voiture sans condutor</text:p>
      <text:p text:style-name="P3"/>
      <text:p text:style-name="P3"><text:s/>575: 10:32:19.06 10:32:20.18 <text:s/>Durée 00:00:01.12 <text:s/>Lisibilité 22</text:p>
      <text:p text:style-name="P3"><text:soft-page-break/>#La loi, é la loi.#</text:p>
      <text:p text:style-name="P3"/>
      <text:p text:style-name="P3"><text:s/>576: 10:32:20.22 10:32:23.21 <text:s/>Durée 00:00:02.24 <text:s/>Lisibilité 44</text:p>
      <text:p text:style-name="P3">#Le Code de la route</text:p>
      <text:p text:style-name="P3">impose des règles:#</text:p>
      <text:p text:style-name="P3"/>
      <text:p text:style-name="P3"><text:s/>577: 10:32:24.01 10:32:26.19 <text:s/>Durée 00:00:02.18 <text:s/>Lisibilité 41</text:p>
      <text:p text:style-name="P3">#limitations de vitesse,</text:p>
      <text:p text:style-name="P3">zones de dépassement...#</text:p>
      <text:p text:style-name="P3"/>
      <text:p text:style-name="P3"><text:s/>578: 10:32:26.23 10:32:31.00 <text:s/>Durée 00:00:04.02 <text:s/>Lisibilité 61</text:p>
      <text:p text:style-name="P3">#Des règles assez faciles à enseigner,</text:p>
      <text:p text:style-name="P3">même à un veículo autônomo.#</text:p>
      <text:p text:style-name="P3"/>
      <text:p text:style-name="P3"><text:s/>579: 10:32:31.12 10:32:34.03 <text:s/>Durée 00:00:02.16 <text:s/>Lisibilité 40</text:p>
      <text:p text:style-name="P3">#Le problema é que, parfois,</text:p>
      <text:p text:style-name="P3">on doit désobéir#</text:p>
      <text:p text:style-name="P3"/>
      <text:p text:style-name="P3"><text:s/>580: 10:32:34.08 10:32:35.24 <text:s/>Durée 00:00:01.16 <text:s/>Lisibilité 25</text:p>
      <text:p text:style-name="P3">#aux règles.#</text:p>
      <text:p text:style-name="P3"/>
      <text:p text:style-name="P3"><text:s/>581: 10:32:36.03 10:32:38.09 <text:s/>Durée 00:00:02.06 <text:s/>Lisibilité 34</text:p>
      <text:p text:style-name="P3">#Quand une ambulance</text:p>
      <text:p text:style-name="P3">arrive derrière nous,#</text:p>
      <text:p text:style-name="P3"/>
      <text:p text:style-name="P3"><text:s/>582: 10:32:38.13 10:32:40.24 <text:s/>Durée 00:00:02.11 <text:s/>Lisibilité 37</text:p>
      <text:p text:style-name="P3">#elle peut nous contraindre</text:p>
      <text:p text:style-name="P3">à faire une manœuvre illégale#</text:p>
      <text:p text:style-name="P3"/>
      <text:p text:style-name="P3"><text:s/>583: 10:32:41.03 10:32:42.13 <text:s/>Durée 00:00:01.10 <text:s/>Lisibilité 21</text:p>
      <text:p text:style-name="P3">#pour la laisser passer.#</text:p>
      <text:p text:style-name="P3"/>
      <text:p text:style-name="P3"><text:s/>584: 10:32:44.11 10:32:47.06 <text:s/>Durée 00:00:02.20 <text:s/>Lisibilité 42</text:p>
      <text:p text:style-name="P3">Vous devez programmer o carro</text:p>
      <text:p text:style-name="P3">autônomo à enfreindre la loi</text:p>
      <text:p text:style-name="P3"/>
      <text:p text:style-name="P3"><text:s/>585: 10:32:47.10 10:32:48.16 <text:s/>Durée 00:00:01.06 <text:s/>Lisibilité 19</text:p>
      <text:p text:style-name="P3">jusqu'à un certain point.</text:p>
      <text:p text:style-name="P3"/>
      <text:p text:style-name="P3"><text:s/>586: 10:32:48.20 10:32:50.08 <text:s/>Durée 00:00:01.13 <text:s/>Lisibilité 23</text:p>
      <text:p text:style-name="P3">Comment gérer ce problema?</text:p>
      <text:p text:style-name="P3"/>
      <text:p text:style-name="P3"><text:s/>587: 10:32:51.20 10:32:55.22 <text:s/>Durée 00:00:04.02 <text:s/>Lisibilité 61</text:p>
      <text:p text:style-name="P3">Quel genre de responsabilités légales</text:p>
      <text:p text:style-name="P3">cela impose-t-il aux montadoras?</text:p>
      <text:p text:style-name="P3"/>
      <text:p text:style-name="P3"><text:s/>588: 10:32:56.01 10:32:58.01 <text:s/>Durée 00:00:02.00 <text:s/>Lisibilité 30</text:p>
      <text:p text:style-name="P3">É une vaste questão ética</text:p>
      <text:p text:style-name="P3"/>
      <text:p text:style-name="P3"><text:s/>589: 10:32:58.20 10:33:01.24 <text:s/>Durée 00:00:03.04 <text:s/>Lisibilité 47</text:p>
      <text:p text:style-name="P3">et é le genre de questões</text:p>
      <text:p text:style-name="P3">qui commencent à surgir</text:p>
      <text:p text:style-name="P3"/>
      <text:p text:style-name="P3"><text:s/>590: 10:33:02.03 10:33:04.14 <text:s/>Durée 00:00:02.11 <text:s/>Lisibilité 37</text:p>
      <text:p text:style-name="P3">avec le desenvolvimento</text:p>
      <text:p text:style-name="P3"><text:soft-page-break/>de o carro autônomo.</text:p>
      <text:p text:style-name="P3"/>
      <text:p text:style-name="P3"><text:s/>591: 10:33:08.03 10:33:10.13 <text:s/>Durée 00:00:02.10 <text:s/>Lisibilité 36</text:p>
      <text:p text:style-name="P3">#Jason Millar</text:p>
      <text:p text:style-name="P3">est à la fois ingénieur et philosophe#</text:p>
      <text:p text:style-name="P3"/>
      <text:p text:style-name="P3"><text:s/>592: 10:33:10.17 10:33:11.19 <text:s/>Durée 00:00:01.02 <text:s/>Lisibilité 16</text:p>
      <text:p text:style-name="P3">#à l'université d'Ottawa.#</text:p>
      <text:p text:style-name="P3"/>
      <text:p text:style-name="P3"><text:s/>593: 10:33:12.09 10:33:14.24 <text:s/>Durée 00:00:02.15 <text:s/>Lisibilité 39</text:p>
      <text:p text:style-name="P3">#Il appartient</text:p>
      <text:p text:style-name="P3">à un groupe d'éthiciens qui travaille#</text:p>
      <text:p text:style-name="P3"/>
      <text:p text:style-name="P3"><text:s/>594: 10:33:15.04 10:33:16.06 <text:s/>Durée 00:00:01.02 <text:s/>Lisibilité 16</text:p>
      <text:p text:style-name="P3">#avec les montadoras#</text:p>
      <text:p text:style-name="P3"/>
      <text:p text:style-name="P3"><text:s/>595: 10:33:16.10 10:33:19.03 <text:s/>Durée 00:00:02.18 <text:s/>Lisibilité 41</text:p>
      <text:p text:style-name="P3">#sur les questões éticas</text:p>
      <text:p text:style-name="P3">que soulève o carro autônomo.#</text:p>
      <text:p text:style-name="P3"/>
      <text:p text:style-name="P3"><text:s/>596: 10:33:21.17 10:33:22.14 <text:s/>Durée 00:00:00.22 <text:s/>Lisibilité 13</text:p>
      <text:p text:style-name="P3">#Une carro#</text:p>
      <text:p text:style-name="P3"/>
      <text:p text:style-name="P3"><text:s/>597: 10:33:22.18 10:33:24.22 <text:s/>Durée 00:00:02.04 <text:s/>Lisibilité 32</text:p>
      <text:p text:style-name="P3">#qui en théorie,</text:p>
      <text:p text:style-name="P3">sera prudente et attentive,#</text:p>
      <text:p text:style-name="P3"/>
      <text:p text:style-name="P3"><text:s/>598: 10:33:25.01 10:33:27.00 <text:s/>Durée 00:00:01.24 <text:s/>Lisibilité 29</text:p>
      <text:p text:style-name="P3">#ne sera pas à l'abri</text:p>
      <text:p text:style-name="P3">d'être confrontée#</text:p>
      <text:p text:style-name="P3"/>
      <text:p text:style-name="P3"><text:s/>599: 10:33:27.04 10:33:28.14 <text:s/>Durée 00:00:01.10 <text:s/>Lisibilité 21</text:p>
      <text:p text:style-name="P3">#à des choix rapides et déchirants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me tous les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z o carro confrontée</text:p>
      <text:p text:style-name="P3">à 2 mauvais choix:#</text:p>
      <text:p text:style-name="P3"/>
      <text:p text:style-name="P3"><text:s/>602: 10:33:37.07 10:33:40.08 <text:s/>Durée 00:00:03.01 <text:s/>Lisibilité 46</text:p>
      <text:p text:style-name="P3">#percuter un obstáculo</text:p>
      <text:p text:style-name="P3">au risque de blesser ses ocupantes#</text:p>
      <text:p text:style-name="P3"/>
      <text:p text:style-name="P3"><text:s/>603: 10:33:40.23 10:33:43.02 <text:s/>Durée 00:00:02.04 <text:s/>Lisibilité 32</text:p>
      <text:p text:style-name="P3">#ou percuter des pedestres</text:p>
      <text:p text:style-name="P3">qui se trouvent à côté,#</text:p>
      <text:p text:style-name="P3"/>
      <text:p text:style-name="P3"><text:s/>604: 10:33:43.06 10:33:44.22 <text:s/>Durée 00:00:01.16 <text:s/>Lisibilité 25</text:p>
      <text:p text:style-name="P3">#pour éviter l'obstáculo?#</text:p>
      <text:p text:style-name="P3"/>
      <text:p text:style-name="P3"><text:s/>605: 10:33:45.01 10:33:47.23 <text:s/>Durée 00:00:02.22 <text:s/>Lisibilité 43</text:p>
      <text:p text:style-name="P3">#Sur quelle base fera-t-on ces choix</text:p>
      <text:p text:style-name="P3">pour o carro?#</text:p>
      <text:p text:style-name="P3"><text:soft-page-break/></text:p>
      <text:p text:style-name="P3"><text:s/>606: 10:33:50.18 10:33:52.09 <text:s/>Durée 00:00:01.16 <text:s/>Lisibilité 25</text:p>
      <text:p text:style-name="P3">Les montadoras m'ont demandé:</text:p>
      <text:p text:style-name="P3"/>
      <text:p text:style-name="P3"><text:s/>607: 10:33:52.13 10:33:54.18 <text:s/>Durée 00:00:02.05 <text:s/>Lisibilité 33</text:p>
      <text:p text:style-name="P3">"Comment je dois concevoir</text:p>
      <text:p text:style-name="P3">ma carro?</text:p>
      <text:p text:style-name="P3"/>
      <text:p text:style-name="P3"><text:s/>608: 10:33:54.22 10:33:57.06 <text:s/>Durée 00:00:02.09 <text:s/>Lisibilité 35</text:p>
      <text:p text:style-name="P3">"Est-ce que je dois envisager</text:p>
      <text:p text:style-name="P3">de protéger les passagers</text:p>
      <text:p text:style-name="P3"/>
      <text:p text:style-name="P3"><text:s/>609: 10:33:57.12 10:33:59.05 <text:s/>Durée 00:00:01.18 <text:s/>Lisibilité 26</text:p>
      <text:p text:style-name="P3">"ou les pedestres dans la rue?"</text:p>
      <text:p text:style-name="P3"/>
      <text:p text:style-name="P3"><text:s/>610: 10:34:01.02 10:34:04.17 <text:s/>Durée 00:00:03.15 <text:s/>Lisibilité 54</text:p>
      <text:p text:style-name="P3">Il n'y a pas de réponses faciles</text:p>
      <text:p text:style-name="P3">à ce genre de questões.</text:p>
      <text:p text:style-name="P3"/>
      <text:p text:style-name="P3"><text:s/>611: 10:34:06.24 10:34:10.17 <text:s/>Durée 00:00:03.18 <text:s/>Lisibilité 56</text:p>
      <text:p text:style-name="P3">#La réponse n'est pas simple</text:p>
      <text:p text:style-name="P3">car on peut justifier les 2 choix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Il y aura des situações</text:p>
      <text:p text:style-name="P3"/>
      <text:p text:style-name="P3"><text:s/>613: 10:34:14.06 10:34:16.10 <text:s/>Durée 00:00:02.04 <text:s/>Lisibilité 32</text:p>
      <text:p text:style-name="P3">où tout le monde ne pourra pas</text:p>
      <text:p text:style-name="P3">être épargné,</text:p>
      <text:p text:style-name="P3"/>
      <text:p text:style-name="P3"><text:s/>614: 10:34:16.16 10:34:18.20 <text:s/>Durée 00:00:02.04 <text:s/>Lisibilité 32</text:p>
      <text:p text:style-name="P3">où le bon sens va dicter</text:p>
      <text:p text:style-name="P3"/>
      <text:p text:style-name="P3"><text:s/>615: 10:34:18.24 10:34:21.20 <text:s/>Durée 00:00:02.21 <text:s/>Lisibilité 43</text:p>
      <text:p text:style-name="P3">qu'il est préférable de réduire</text:p>
      <text:p text:style-name="P3">le risque de blessures graves</text:p>
      <text:p text:style-name="P3"/>
      <text:p text:style-name="P3"><text:s/>616: 10:34:21.24 10:34:23.22 <text:s/>Durée 00:00:01.23 <text:s/>Lisibilité 29</text:p>
      <text:p text:style-name="P3">en répartissant</text:p>
      <text:p text:style-name="P3">l'impact de la collision</text:p>
      <text:p text:style-name="P3"/>
      <text:p text:style-name="P3"><text:s/>617: 10:34:24.01 10:34:25.01 <text:s/>Durée 00:00:01.00 <text:s/>Lisibilité 15</text:p>
      <text:p text:style-name="P3">sur plusieurs personne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ne sorte de calcul qui suggère</text:p>
      <text:p text:style-name="P3"/>
      <text:p text:style-name="P3"><text:s/>619: 10:34:27.23 10:34:30.04 <text:s/>Durée 00:00:02.06 <text:s/>Lisibilité 34</text:p>
      <text:p text:style-name="P3">que chacun subira</text:p>
      <text:p text:style-name="P3">des blessures moindres.</text:p>
      <text:p text:style-name="P3"/>
      <text:p text:style-name="P3"><text:s/>620: 10:34:32.17 10:34:36.03 <text:s/>Durée 00:00:03.11 <text:s/>Lisibilité 52</text:p>
      <text:p text:style-name="P3">#Ce calcul dépend en partie</text:p>
      <text:p text:style-name="P3">de la valeur qu'on accorde à la vie.#</text:p>
      <text:p text:style-name="P3"/>
      <text:p text:style-name="P1"><text:soft-page-break/><text:span text:style-name="Fonte_20_parág._20_padrão"><text:span text:style-name="T1"><text:s/>621: 10:34:37.10 10:34:40.01 <text:s/>Durée 00:00:02.16 <text:s/>Lisibilité 40</text:span></text:span></text:p>
      <text:p text:style-name="P3">#Chose qu'on apprend, comme humano,</text:p>
      <text:p text:style-name="P3">dès l'enfance.#</text:p>
      <text:p text:style-name="P3"/>
      <text:p text:style-name="P3"><text:s/>622: 10:34:41.22 10:34:44.00 <text:s/>Durée 00:00:02.03 <text:s/>Lisibilité 32</text:p>
      <text:p text:style-name="P3">#Mais o carro autônomo, elle,</text:p>
      <text:p text:style-name="P3">à la base,#</text:p>
      <text:p text:style-name="P3"/>
      <text:p text:style-name="P3"><text:s/>623: 10:34:44.05 10:34:45.02 <text:s/>Durée 00:00:00.22 <text:s/>Lisibilité 13</text:p>
      <text:p text:style-name="P3">#n'a pas de valeurs.#</text:p>
      <text:p text:style-name="P3"/>
      <text:p text:style-name="P3"><text:s/>624: 10:34:45.20 10:34:48.03 <text:s/>Durée 00:00:02.08 <text:s/>Lisibilité 35</text:p>
      <text:p text:style-name="P3">#Elle a celles</text:p>
      <text:p text:style-name="P3">que ses créateurs lui donnent.#</text:p>
      <text:p text:style-name="P3"/>
      <text:p text:style-name="P3"><text:s/>625: 10:34:50.04 10:34:53.14 <text:s/>Durée 00:00:03.10 <text:s/>Lisibilité 51</text:p>
      <text:p text:style-name="P3">Ce sont des decisões que</text:p>
      <text:p text:style-name="P3">les humanos prennent pour la machine.</text:p>
      <text:p text:style-name="P3"/>
      <text:p text:style-name="P3"><text:s/>626: 10:34:53.19 10:34:57.09 <text:s/>Durée 00:00:03.15 <text:s/>Lisibilité 54</text:p>
      <text:p text:style-name="P3">Sur le plan ética, ça soulève</text:p>
      <text:p text:style-name="P3">une autre questão intéressante:</text:p>
      <text:p text:style-name="P3"/>
      <text:p text:style-name="P3"><text:s/>627: 10:34:57.13 10:34:59.00 <text:s/>Durée 00:00:01.12 <text:s/>Lisibilité 22</text:p>
      <text:p text:style-name="P3">qui va prendre ces decisões?</text:p>
      <text:p text:style-name="P3"/>
      <text:p text:style-name="P3"><text:s/>628: 10:35:00.03 10:35:02.24 <text:s/>Durée 00:00:02.21 <text:s/>Lisibilité 43</text:p>
      <text:p text:style-name="P3">#Bonne questão. Qui va trancher?#</text:p>
      <text:p text:style-name="P3"/>
      <text:p text:style-name="P3"><text:s/>629: 10:35:03.03 10:35:07.00 <text:s/>Durée 00:00:03.22 <text:s/>Lisibilité 58</text:p>
      <text:p text:style-name="P3">#Les usagers, le législateur</text:p>
      <text:p text:style-name="P3">ou les montadoras?#</text:p>
      <text:p text:style-name="P3"/>
      <text:p text:style-name="P3"><text:s/>630: 10:35:09.04 10:35:11.21 <text:s/>Durée 00:00:02.17 <text:s/>Lisibilité 40</text:p>
      <text:p text:style-name="P3">Ce serait une erro,</text:p>
      <text:p text:style-name="P3">de la part des montadoras,</text:p>
      <text:p text:style-name="P3"/>
      <text:p text:style-name="P3"><text:s/>631: 10:35:12.00 10:35:14.14 <text:s/>Durée 00:00:02.14 <text:s/>Lisibilité 38</text:p>
      <text:p text:style-name="P3">de présumer</text:p>
      <text:p text:style-name="P3">qu'ils ont la légitimité morale</text:p>
      <text:p text:style-name="P3"/>
      <text:p text:style-name="P3"><text:s/>632: 10:35:14.18 10:35:17.24 <text:s/>Durée 00:00:03.06 <text:s/>Lisibilité 49</text:p>
      <text:p text:style-name="P3">pour trancher ce genre de questões</text:p>
      <text:p text:style-name="P3">dans toutes les circonstances</text:p>
      <text:p text:style-name="P3"/>
      <text:p text:style-name="P3"><text:s/>633: 10:35:18.03 10:35:20.24 <text:s/>Durée 00:00:02.21 <text:s/>Lisibilité 43</text:p>
      <text:p text:style-name="P3">et d'intégrer leur choix</text:p>
      <text:p text:style-name="P3">dans le design du veículo.</text:p>
      <text:p text:style-name="P3"/>
      <text:p text:style-name="P3"><text:s/>634: 10:35:21.03 10:35:22.22 <text:s/>Durée 00:00:01.19 <text:s/>Lisibilité 26</text:p>
      <text:p text:style-name="P3">Quand on parle de vie ou de mort,</text:p>
      <text:p text:style-name="P3"/>
      <text:p text:style-name="P3"><text:s/>635: 10:35:23.01 10:35:26.09 <text:s/>Durée 00:00:03.08 <text:s/>Lisibilité 50</text:p>
      <text:p text:style-name="P3">on fait appel</text:p>
      <text:p text:style-name="P3">à des enjeux moraux élevés</text:p>
      <text:p text:style-name="P3"><text:soft-page-break/></text:p>
      <text:p text:style-name="P3"><text:s/>636: 10:35:26.14 10:35:28.13 <text:s/>Durée 00:00:01.24 <text:s/>Lisibilité 29</text:p>
      <text:p text:style-name="P3">où l'autorité morale en la matière</text:p>
      <text:p text:style-name="P3"/>
      <text:p text:style-name="P3"><text:s/>637: 10:35:28.17 10:35:31.16 <text:s/>Durée 00:00:02.24 <text:s/>Lisibilité 44</text:p>
      <text:p text:style-name="P3">ne réside pas</text:p>
      <text:p text:style-name="P3">dans un bureau d'ingénieurs.</text:p>
      <text:p text:style-name="P3"/>
      <text:p text:style-name="P3"><text:s/>638: 10:35:35.17 10:35:37.13 <text:s/>Durée 00:00:01.21 <text:s/>Lisibilité 28</text:p>
      <text:p text:style-name="P3">#Pour l'instant,</text:p>
      <text:p text:style-name="P3">les règles pour encadrer#</text:p>
      <text:p text:style-name="P3"/>
      <text:p text:style-name="P3"><text:s/>639: 10:35:37.17 10:35:40.10 <text:s/>Durée 00:00:02.18 <text:s/>Lisibilité 41</text:p>
      <text:p text:style-name="P3">#le desenvolvimento de o carro</text:p>
      <text:p text:style-name="P3">autônomo en Amérique du Nord#</text:p>
      <text:p text:style-name="P3"/>
      <text:p text:style-name="P3"><text:s/>640: 10:35:40.14 10:35:41.17 <text:s/>Durée 00:00:01.03 <text:s/>Lisibilité 17</text:p>
      <text:p text:style-name="P3">#restent à desafionir.#</text:p>
      <text:p text:style-name="P3"/>
      <text:p text:style-name="P3"><text:s/>641: 10:35:42.09 10:35:45.16 <text:s/>Durée 00:00:03.07 <text:s/>Lisibilité 49</text:p>
      <text:p text:style-name="P3">#Le partage de la responsabilité</text:p>
      <text:p text:style-name="P3">en cas d'accident, aussi.#</text:p>
      <text:p text:style-name="P3"/>
      <text:p text:style-name="P3"><text:s/>642: 10:35:47.19 10:35:50.02 <text:s/>Durée 00:00:02.08 <text:s/>Lisibilité 35</text:p>
      <text:p text:style-name="P3">Faire ces choix représente</text:p>
      <text:p text:style-name="P3">un travail colossal,</text:p>
      <text:p text:style-name="P3"/>
      <text:p text:style-name="P3"><text:s/>643: 10:35:50.06 10:35:51.19 <text:s/>Durée 00:00:01.13 <text:s/>Lisibilité 23</text:p>
      <text:p text:style-name="P3">sachant que des vies sont en jeu</text:p>
      <text:p text:style-name="P3"/>
      <text:p text:style-name="P3"><text:s/>644: 10:35:51.23 10:35:54.10 <text:s/>Durée 00:00:02.12 <text:s/>Lisibilité 37</text:p>
      <text:p text:style-name="P3">et que o carro</text:p>
      <text:p text:style-name="P3">prendra des decisões.</text:p>
      <text:p text:style-name="P3"/>
      <text:p text:style-name="P3"><text:s/>645: 10:35:54.23 10:35:57.05 <text:s/>Durée 00:00:02.07 <text:s/>Lisibilité 34</text:p>
      <text:p text:style-name="P3">Je crois qu'il y a encore</text:p>
      <text:p text:style-name="P3">beaucoup de travail à faire</text:p>
      <text:p text:style-name="P3"/>
      <text:p text:style-name="P3"><text:s/>646: 10:35:57.09 10:36:00.21 <text:s/>Durée 00:00:03.12 <text:s/>Lisibilité 52</text:p>
      <text:p text:style-name="P3">avant de voir des carros</text:p>
      <text:p text:style-name="P3">entièrement autônomos sur la route.</text:p>
      <text:p text:style-name="P3"/>
      <text:p text:style-name="P3"><text:s/>647: 10:36:02.03 10:36:04.23 <text:s/>Durée 00:00:02.20 <text:s/>Lisibilité 42</text:p>
      <text:p text:style-name="P3">#La promesse de livrer</text:p>
      <text:p text:style-name="P3">des carros autônomos#</text:p>
      <text:p text:style-name="P3"/>
      <text:p text:style-name="P3"><text:s/>648: 10:36:05.03 10:36:08.07 <text:s/>Durée 00:00:03.04 <text:s/>Lisibilité 47</text:p>
      <text:p text:style-name="P3">#d'ici quelques anos</text:p>
      <text:p text:style-name="P3">tient-elle vraiment la route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Ford et d'autres montadoras</text:p>
      <text:p text:style-name="P3">les promettent pour 2021.#</text:p>
      <text:p text:style-name="P3"/>
      <text:p text:style-name="P3"><text:s/>650: 10:36:12.04 10:36:14.13 <text:s/>Durée 00:00:02.09 <text:s/>Lisibilité 35</text:p>
      <text:p text:style-name="P3"><text:soft-page-break/>#Mais quelle forme cela prendra-t-il?#</text:p>
      <text:p text:style-name="P3"/>
      <text:p text:style-name="P3"><text:s/>651: 10:36:16.17 10:36:19.21 <text:s/>Durée 00:00:03.04 <text:s/>Lisibilité 47</text:p>
      <text:p text:style-name="P3">En termes d'autonomie, il est</text:p>
      <text:p text:style-name="P3">en général entendu dans l'industrie</text:p>
      <text:p text:style-name="P3"/>
      <text:p text:style-name="P3"><text:s/>652: 10:36:20.01 10:36:22.19 <text:s/>Durée 00:00:02.18 <text:s/>Lisibilité 41</text:p>
      <text:p text:style-name="P3">que o carro autônomo</text:p>
      <text:p text:style-name="P3">va d'abord se déployer</text:p>
      <text:p text:style-name="P3"/>
      <text:p text:style-name="P3"><text:s/>653: 10:36:22.23 10:36:24.20 <text:s/>Durée 00:00:01.22 <text:s/>Lisibilité 28</text:p>
      <text:p text:style-name="P3">sous forme de taxi-robots,</text:p>
      <text:p text:style-name="P3"/>
      <text:p text:style-name="P3"><text:s/>654: 10:36:25.12 10:36:28.03 <text:s/>Durée 00:00:02.16 <text:s/>Lisibilité 40</text:p>
      <text:p text:style-name="P3">de telle sorte que les gens</text:p>
      <text:p text:style-name="P3">vont se familiariser </text:p>
      <text:p text:style-name="P3"/>
      <text:p text:style-name="P3"><text:s/>655: 10:36:28.08 10:36:32.04 <text:s/>Durée 00:00:03.21 <text:s/>Lisibilité 58</text:p>
      <text:p text:style-name="P3">avec les veículos</text:p>
      <text:p text:style-name="P3">en tant qu'usagers ou consommateur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3">Ils verront comment se déroule</text:p>
      <text:p text:style-name="P3">la condução du veículo</text:p>
      <text:p text:style-name="P3"/>
      <text:p text:style-name="P3"><text:s/>657: 10:36:37.14 10:36:40.15 <text:s/>Durée 00:00:03.01 <text:s/>Lisibilité 46</text:p>
      <text:p text:style-name="P3">avant, peut-être,</text:p>
      <text:p text:style-name="P3">de s'en procurer un plus tard.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tre adaptation</text:p>
      <text:p text:style-name="P3">au concept de o carro autônomo#</text:p>
      <text:p text:style-name="P3"/>
      <text:p text:style-name="P3"><text:s/>659: 10:36:49.03 10:36:50.23 <text:s/>Durée 00:00:01.20 <text:s/>Lisibilité 27</text:p>
      <text:p text:style-name="P3">#pourrait se faire par étapes.#</text:p>
      <text:p text:style-name="P3"/>
      <text:p text:style-name="P3"><text:s/>660: 10:36:51.15 10:36:53.07 <text:s/>Durée 00:00:01.17 <text:s/>Lisibilité 25</text:p>
      <text:p text:style-name="P3">#Monter à bord de taxis robots#</text:p>
      <text:p text:style-name="P3"/>
      <text:p text:style-name="P3"><text:s/>661: 10:36:53.12 10:36:56.13 <text:s/>Durée 00:00:03.01 <text:s/>Lisibilité 46</text:p>
      <text:p text:style-name="P3">#comparables à ceux d'UBER,</text:p>
      <text:p text:style-name="P3">de Lyft ou de Nutonomy.#</text:p>
      <text:p text:style-name="P3"/>
      <text:p text:style-name="P3"><text:s/>662: 10:36:58.01 10:36:59.22 <text:s/>Durée 00:00:01.21 <text:s/>Lisibilité 28</text:p>
      <text:p text:style-name="P3">#Voyager dans des navettes autônomos, 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me celles qu'on souhaite tester</text:p>
      <text:p text:style-name="P3">à Terrebonne, près de Montreal.#</text:p>
      <text:p text:style-name="P3"/>
      <text:p text:style-name="P3"><text:s/>664: 10:37:03.16 10:37:07.10 <text:s/>Durée 00:00:03.19 <text:s/>Lisibilité 56</text:p>
      <text:p text:style-name="P3">#Ou conduire des carros équipées</text:p>
      <text:p text:style-name="P3">de sistemas d'aide à la condução.#</text:p>
      <text:p text:style-name="P3"/>
      <text:p text:style-name="P3"><text:s/>665: 10:37:09.23 10:37:13.07 <text:s/>Durée 00:00:03.09 <text:s/>Lisibilité 50</text:p>
      <text:p text:style-name="P3"><text:soft-page-break/>Ces sistemas d'aide à la condução</text:p>
      <text:p text:style-name="P3">vont continuer de se développer,</text:p>
      <text:p text:style-name="P3"/>
      <text:p text:style-name="P3"><text:s/>666: 10:37:13.11 10:37:16.06 <text:s/>Durée 00:00:02.20 <text:s/>Lisibilité 42</text:p>
      <text:p text:style-name="P3">mais o condutor va rester</text:p>
      <text:p text:style-name="P3">en charge de la condução.</text:p>
      <text:p text:style-name="P3"/>
      <text:p text:style-name="P3"><text:s/>667: 10:37:17.03 10:37:19.07 <text:s/>Durée 00:00:02.04 <text:s/>Lisibilité 32</text:p>
      <text:p text:style-name="P3">É l'évolution graduelle</text:p>
      <text:p text:style-name="P3">de ces sistemas</text:p>
      <text:p text:style-name="P3"/>
      <text:p text:style-name="P3"><text:s/>668: 10:37:19.11 10:37:22.05 <text:s/>Durée 00:00:02.19 <text:s/>Lisibilité 41</text:p>
      <text:p text:style-name="P3">qui va permettre de gagner</text:p>
      <text:p text:style-name="P3">la confiança des consommateurs</text:p>
      <text:p text:style-name="P3"/>
      <text:p text:style-name="P3"><text:s/>669: 10:37:22.09 10:37:24.04 <text:s/>Durée 00:00:01.20 <text:s/>Lisibilité 27</text:p>
      <text:p text:style-name="P3">envers o carro autônomo.</text:p>
      <text:p text:style-name="P3"/>
      <text:p text:style-name="P3"><text:s/>670: 10:37:24.22 10:37:27.02 <text:s/>Durée 00:00:02.05 <text:s/>Lisibilité 33</text:p>
      <text:p text:style-name="P3">Entre-temps,</text:p>
      <text:p text:style-name="P3">cela nous permettra aussi</text:p>
      <text:p text:style-name="P3"/>
      <text:p text:style-name="P3"><text:s/>671: 10:37:27.06 10:37:29.17 <text:s/>Durée 00:00:02.11 <text:s/>Lisibilité 37</text:p>
      <text:p text:style-name="P3">d'en apprendre plus sur ces carros.</text:p>
      <text:p text:style-name="P3"/>
      <text:p text:style-name="P3"><text:s/>672: 10:37:32.18 10:37:35.04 <text:s/>Durée 00:00:02.11 <text:s/>Lisibilité 37</text:p>
      <text:p text:style-name="P3">#Mais pour la majorité</text:p>
      <text:p text:style-name="P3">des montadoras, le temps presse.#</text:p>
      <text:p text:style-name="P3"/>
      <text:p text:style-name="P3"><text:s/>673: 10:37:36.12 10:37:37.24 <text:s/>Durée 00:00:01.12 <text:s/>Lisibilité 22</text:p>
      <text:p text:style-name="P3">#La compétition est féroce.#</text:p>
      <text:p text:style-name="P3"/>
      <text:p text:style-name="P3"><text:s/>674: 10:37:38.14 10:37:40.20 <text:s/>Durée 00:00:02.06 <text:s/>Lisibilité 34</text:p>
      <text:p text:style-name="P3">#Chacun veut prendre</text:p>
      <text:p text:style-name="P3">le marché de o carro autônomo 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le plus rapidement possible.#</text:p>
      <text:p text:style-name="P3"/>
      <text:p text:style-name="P3"><text:s/>676: 10:37:43.22 10:37:46.03 <text:s/>Durée 00:00:02.06 <text:s/>Lisibilité 34</text:p>
      <text:p text:style-name="P3">Maintenant,</text:p>
      <text:p text:style-name="P3">il faudrait faire attention</text:p>
      <text:p text:style-name="P3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à ce que les stratégies de marketing</text:p>
      <text:p text:style-name="P3"/>
      <text:p text:style-name="P3"><text:s/>678: 10:37:49.11 10:37:53.15 <text:s/>Durée 00:00:04.04 <text:s/>Lisibilité 62</text:p>
      <text:p text:style-name="P3">ne viennent pas supplanter</text:p>
      <text:p text:style-name="P3"/>
      <text:p text:style-name="P3"><text:s/>679: 10:37:53.20 10:37:55.13 <text:s/>Durée 00:00:01.18 <text:s/>Lisibilité 26</text:p>
      <text:p text:style-name="P3">les considérations</text:p>
      <text:p text:style-name="P3">de sécurité routière</text:p>
      <text:p text:style-name="P3"/>
      <text:p text:style-name="P3"><text:s/>680: 10:37:55.17 10:37:57.10 <text:s/>Durée 00:00:01.18 <text:s/>Lisibilité 26</text:p>
      <text:p text:style-name="P3">et qu'on prenne</text:p>
      <text:p text:style-name="P3"><text:soft-page-break/>des décennies de retard</text:p>
      <text:p text:style-name="P3"/>
      <text:p text:style-name="P3"><text:s/>681: 10:37:57.15 10:38:01.02 <text:s/>Durée 00:00:03.12 <text:s/>Lisibilité 52</text:p>
      <text:p text:style-name="P3">avant qu'on puisse les réintroduire</text:p>
      <text:p text:style-name="P3">parce qu'on a voulu aller trop vite.</text:p>
      <text:p text:style-name="P3"/>
      <text:p text:style-name="P3"><text:s/>682: 10:38:03.12 10:38:06.08 <text:s/>Durée 00:00:02.21 <text:s/>Lisibilité 43</text:p>
      <text:p text:style-name="P3">#Si l'enthousiasme technologique</text:p>
      <text:p text:style-name="P3">pour o carro autônomo est grand,#</text:p>
      <text:p text:style-name="P3"/>
      <text:p text:style-name="P3"><text:s/>683: 10:38:07.00 10:38:10.04 <text:s/>Durée 00:00:03.04 <text:s/>Lisibilité 47</text:p>
      <text:p text:style-name="P3">#l'adhésion du public, elle,</text:p>
      <text:p text:style-name="P3">n'est pas gagnée d'avance.#</text:p>
      <text:p text:style-name="P3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3">Parmi les questões</text:p>
      <text:p text:style-name="P3">toujours sans réponse,</text:p>
      <text:p text:style-name="P3"/>
      <text:p text:style-name="P3"><text:s/>685: 10:38:16.15 10:38:19.24 <text:s/>Durée 00:00:03.09 <text:s/>Lisibilité 50</text:p>
      <text:p text:style-name="P3">il y a l'acceptation sociale</text:p>
      <text:p text:style-name="P3">de ces veículos.</text:p>
      <text:p text:style-name="P3"/>
      <text:p text:style-name="P3"><text:s/>686: 10:38:20.03 10:38:23.15 <text:s/>Durée 00:00:03.12 <text:s/>Lisibilité 52</text:p>
      <text:p text:style-name="P3">Est-ce que les consommateurs</text:p>
      <text:p text:style-name="P3">vont adopter cette technologie?</text:p>
      <text:p text:style-name="P3"/>
      <text:p text:style-name="P3"><text:s/>687: 10:38:26.13 10:38:30.23 <text:s/>Durée 00:00:04.10 <text:s/>Lisibilité 66</text:p>
      <text:p text:style-name="P3">#Un récent sondage du Massachusetts</text:p>
      <text:p text:style-name="P3">Institute of Technology, le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évélait que 20% seulement</text:p>
      <text:p text:style-name="P3">des condutores de 25 à 44 ans#</text:p>
      <text:p text:style-name="P3"/>
      <text:p text:style-name="P3"><text:s/>689: 10:38:35.03 10:38:37.24 <text:s/>Durée 00:00:02.21 <text:s/>Lisibilité 43</text:p>
      <text:p text:style-name="P3">#utiliseraient un veículo</text:p>
      <text:p text:style-name="P3">complètement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Bien sûr, cette percepção</text:p>
      <text:p text:style-name="P3">pourrait changer avec le temps.#</text:p>
      <text:p text:style-name="P3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3">#Mais quel sera le critère</text:p>
      <text:p text:style-name="P3">qui, en fin de compte,#</text:p>
      <text:p text:style-name="P3"/>
      <text:p text:style-name="P3"><text:s/>692: 10:38:48.22 10:38:51.23 <text:s/>Durée 00:00:03.01 <text:s/>Lisibilité 46</text:p>
      <text:p text:style-name="P3">#fera pencher la balance</text:p>
      <text:p text:style-name="P3">en faveur de o carro autônomo?#</text:p>
      <text:p text:style-name="P3"/>
      <text:p text:style-name="P3"><text:s/>693: 10:38:53.01 10:38:56.03 <text:s/>Durée 00:00:03.02 <text:s/>Lisibilité 46</text:p>
      <text:p text:style-name="P3">#Sa performance comparée</text:p>
      <text:p text:style-name="P3">à celle du condutor humano?#</text:p>
      <text:p text:style-name="P3"/>
      <text:p text:style-name="P3"><text:s/>694: 10:38:56.07 10:38:59.23 <text:s/>Durée 00:00:03.16 <text:s/>Lisibilité 55</text:p>
      <text:p text:style-name="P3"><text:soft-page-break/>#Peut-être. Mais à quel nível </text:p>
      <text:p text:style-name="P3">faudra-t-il fixer la barre?#</text:p>
      <text:p text:style-name="P3"/>
      <text:p text:style-name="P3"><text:s/>695: 10:39:01.16 10:39:04.02 <text:s/>Durée 00:00:02.11 <text:s/>Lisibilité 37</text:p>
      <text:p text:style-name="P3">Est-ce d'être aussi bon</text:p>
      <text:p text:style-name="P3">qu'um condutor humano?</text:p>
      <text:p text:style-name="P3"/>
      <text:p text:style-name="P3"><text:s/>696: 10:39:04.06 10:39:05.05 <text:s/>Durée 00:00:00.24 <text:s/>Lisibilité 14</text:p>
      <text:p text:style-name="P3">Sûrement pas.</text:p>
      <text:p text:style-name="P3"/>
      <text:p text:style-name="P3"><text:s/>697: 10:39:05.09 10:39:08.02 <text:s/>Durée 00:00:02.18 <text:s/>Lisibilité 41</text:p>
      <text:p text:style-name="P3">2 fois mieux en termes</text:p>
      <text:p text:style-name="P3">de blessures ou d'accidents?</text:p>
      <text:p text:style-name="P3"/>
      <text:p text:style-name="P3"><text:s/>698: 10:39:09.03 10:39:10.09 <text:s/>Durée 00:00:01.06 <text:s/>Lisibilité 19</text:p>
      <text:p text:style-name="P3">Difficile à dire.</text:p>
      <text:p text:style-name="P3"/>
      <text:p text:style-name="P3"><text:s/>699: 10:39:10.13 10:39:11.19 <text:s/>Durée 00:00:01.06 <text:s/>Lisibilité 19</text:p>
      <text:p text:style-name="P3">10 fois mieux?</text:p>
      <text:p text:style-name="P3"/>
      <text:p text:style-name="P3"><text:s/>700: 10:39:12.20 10:39:15.01 <text:s/>Durée 00:00:02.06 <text:s/>Lisibilité 34</text:p>
      <text:p text:style-name="P3">En réalité, personne ne le sait.</text:p>
      <text:p text:style-name="P3"/>
      <text:p text:style-name="P3"><text:s/>701: 10:39:18.13 10:39:20.06 <text:s/>Durée 00:00:01.18 <text:s/>Lisibilité 26</text:p>
      <text:p text:style-name="P3">#Et cette preuve</text:p>
      <text:p text:style-name="P3">qu'un veículo autônomo#</text:p>
      <text:p text:style-name="P3"/>
      <text:p text:style-name="P3"><text:s/>702: 10:39:20.10 10:39:22.14 <text:s/>Durée 00:00:02.04 <text:s/>Lisibilité 32</text:p>
      <text:p text:style-name="P3">#peut faire mieux</text:p>
      <text:p text:style-name="P3">qu'un humano au volante,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3">#en tous lieux, en tout temps</text:p>
      <text:p text:style-name="P3">et en toutes circonstances,#</text:p>
      <text:p text:style-name="P3"/>
      <text:p text:style-name="P3"><text:s/>704: 10:39:25.16 10:39:27.03 <text:s/>Durée 00:00:01.12 <text:s/>Lisibilité 22</text:p>
      <text:p text:style-name="P3">#elle reste encore à faire.#</text:p>
      <text:p text:style-name="P3"/>
      <text:p text:style-name="P3"><text:s/>705: 10:39:38.01 10:39:40.08 <text:s/>Durée 00:00:02.07 <text:s/>Lisibilité 34</text:p>
      <text:p text:style-name="P3">À Montreal,</text:p>
      <text:p text:style-name="P3">dans le bairro Plateau-Mont-Royal,</text:p>
      <text:p text:style-name="P3"/>
      <text:p text:style-name="P3"><text:s/>706: 10:39:40.12 10:39:42.16 <text:s/>Durée 00:00:02.04 <text:s/>Lisibilité 32</text:p>
      <text:p text:style-name="P3">des imóveis residenteiels</text:p>
      <text:p text:style-name="P3">sont pris d'assaut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par des turistas</text:p>
      <text:p text:style-name="P3">qui veulent faire la fête.</text:p>
      <text:p text:style-name="P3"/>
      <text:p text:style-name="P3"><text:s/>708: 10:39:45.01 10:39:46.22 <text:s/>Durée 00:00:01.21 <text:s/>Lisibilité 28</text:p>
      <text:p text:style-name="P3">De plus en plus de residentes</text:p>
      <text:p text:style-name="P3">se plaignent,</text:p>
      <text:p text:style-name="P3"/>
      <text:p text:style-name="P3"><text:s/>709: 10:39:47.01 10:39:48.22 <text:s/>Durée 00:00:01.21 <text:s/>Lisibilité 28</text:p>
      <text:p text:style-name="P3"><text:soft-page-break/>car certains</text:p>
      <text:p text:style-name="P3">de ces ocupantes bruyants</text:p>
      <text:p text:style-name="P3"/>
      <text:p text:style-name="P3"><text:s/>710: 10:39:49.01 10:39:52.07 <text:s/>Durée 00:00:03.06 <text:s/>Lisibilité 49</text:p>
      <text:p text:style-name="P3">ont loué l'apartamento d'un voisin</text:p>
      <text:p text:style-name="P3">par l'entremise de Airbnb.</text:p>
      <text:p text:style-name="P3"/>
      <text:p text:style-name="P3"><text:s/>711: 10:39:52.11 10:39:53.08 <text:s/>Durée 00:00:00.22 <text:s/>Lisibilité 13</text:p>
      <text:p text:style-name="P3">Mais dans les faits,</text:p>
      <text:p text:style-name="P3"/>
      <text:p text:style-name="P3"><text:s/>712: 10:39:53.12 10:39:56.17 <text:s/>Durée 00:00:03.05 <text:s/>Lisibilité 48</text:p>
      <text:p text:style-name="P3">d'autres intermediários</text:p>
      <text:p text:style-name="P3">sont à la source de ce problema.</text:p>
      <text:p text:style-name="P3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3">#Airbnb, un véritable phénomène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#55 mil apartamento à louer</text:p>
      <text:p text:style-name="P3">à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mil à New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3">#plus de 10 mil à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Il y en a 3 mil</text:p>
      <text:p text:style-name="P3">sur Le 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mil en période de pointe.</text:p>
      <text:p text:style-name="P3"/>
      <text:p text:style-name="P3"><text:s/>719: 10:40:15.16 10:40:18.19 <text:s/>Durée 00:00:03.03 <text:s/>Lisibilité 47</text:p>
      <text:p text:style-name="P3">#On veut savoir qui profite</text:p>
      <text:p text:style-name="P3">de cette économie de partage.#</text:p>
      <text:p text:style-name="P3"/>
      <text:p text:style-name="P3"><text:s/>720: 10:40:18.24 10:40:22.11 <text:s/>Durée 00:00:03.12 <text:s/>Lisibilité 52</text:p>
      <text:p text:style-name="P3">Comme é une atividade</text:p>
      <text:p text:style-name="P3">qui est relativement peu visible,</text:p>
      <text:p text:style-name="P3"/>
      <text:p text:style-name="P3"><text:s/>721: 10:40:22.16 10:40:23.19 <text:s/>Durée 00:00:01.03 <text:s/>Lisibilité 17</text:p>
      <text:p text:style-name="P3">elle est difficile à cerner.</text:p>
      <text:p text:style-name="P3"/>
      <text:p text:style-name="P3"><text:s/>722: 10:40:24.24 10:40:27.01 <text:s/>Durée 00:00:02.02 <text:s/>Lisibilité 31</text:p>
      <text:p text:style-name="P3">#On se rend compte que des compagnies#</text:p>
      <text:p text:style-name="P3"/>
      <text:p text:style-name="P3"><text:s/>723: 10:40:27.06 10:40:30.11 <text:s/>Durée 00:00:03.05 <text:s/>Lisibilité 48</text:p>
      <text:p text:style-name="P3">#se servent d'Airbnb pour louer</text:p>
      <text:p text:style-name="P3">des apartamentos illégalement.#</text:p>
      <text:p text:style-name="P3"/>
      <text:p text:style-name="P3"><text:s/>724: 10:40:32.14 10:40:34.09 <text:s/>Durée 00:00:01.20 <text:s/>Lisibilité 27</text:p>
      <text:p text:style-name="P3">Ils proposent plusieurs apartamentos.</text:p>
      <text:p text:style-name="P3"/>
      <text:p text:style-name="P3"><text:soft-page-break/><text:s/>725: 10:40:34.13 10:40:36.23 <text:s/>Durée 00:00:02.10 <text:s/>Lisibilité 36</text:p>
      <text:p text:style-name="P3">É clairement des professionnels</text:p>
      <text:p text:style-name="P3">du bed and breakfast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On passe de la serrure traditionnelle#</text:p>
      <text:p text:style-name="P3"/>
      <text:p text:style-name="P3"><text:s/>727: 10:40:40.20 10:40:43.19 <text:s/>Durée 00:00:02.24 <text:s/>Lisibilité 44</text:p>
      <text:p text:style-name="P3">#à la serrure numérique</text:p>
      <text:p text:style-name="P3">pour arranger les turistas.#</text:p>
      <text:p text:style-name="P3"/>
      <text:p text:style-name="P3"><text:s/>728: 10:40:44.06 10:40:46.08 <text:s/>Durée 00:00:02.02 <text:s/>Lisibilité 31</text:p>
      <text:p text:style-name="P3">#La vie du bairro est menacée.#</text:p>
      <text:p text:style-name="P3"/>
      <text:p text:style-name="P3"><text:s/>729: 10:40:46.12 10:40:50.16 <text:s/>Durée 00:00:04.04 <text:s/>Lisibilité 62</text:p>
      <text:p text:style-name="P3">On pouvait se retrouver</text:p>
      <text:p text:style-name="P3">avec des fêtes de 35-40 personnes.</text:p>
      <text:p text:style-name="P3"/>
      <text:p text:style-name="P3"><text:s/>730: 10:40:50.21 10:40:55.12 <text:s/>Durée 00:00:04.16 <text:s/>Lisibilité 70</text:p>
      <text:p text:style-name="P3">La fête commençait dès jeudi</text:p>
      <text:p text:style-name="P3">et se terminait dimanche allégrement,</text:p>
      <text:p text:style-name="P3"/>
      <text:p text:style-name="P3"><text:s/>731: 10:40:55.17 10:40:59.13 <text:s/>Durée 00:00:03.21 <text:s/>Lisibilité 58</text:p>
      <text:p text:style-name="P3">avec des gens saouls dès 15-16 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Ces proprietários</text:p>
      <text:p text:style-name="P3">du Plateau Mont-Royal#</text:p>
      <text:p text:style-name="P3"/>
      <text:p text:style-name="P3"><text:s/>733: 10:41:07.23 10:41:11.01 <text:s/>Durée 00:00:03.03 <text:s/>Lisibilité 47</text:p>
      <text:p text:style-name="P3">#étaient réticents au début,</text:p>
      <text:p text:style-name="P3">mais ils ont finalement accepté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de nous parler,#</text:p>
      <text:p text:style-name="P3"/>
      <text:p text:style-name="P3"><text:s/>735: 10:41:12.05 10:41:15.14 <text:s/>Durée 00:00:03.09 <text:s/>Lisibilité 50</text:p>
      <text:p text:style-name="P3">#de décrire le calvaire qu'ils vivent</text:p>
      <text:p text:style-name="P3">par moments depuis 3 ans.#</text:p>
      <text:p text:style-name="P3"/>
      <text:p text:style-name="P3"><text:s/>736: 10:41:16.08 10:41:17.23 <text:s/>Durée 00:00:01.15 <text:s/>Lisibilité 24</text:p>
      <text:p text:style-name="P3">Il y avait du bruit tout le temps.</text:p>
      <text:p text:style-name="P3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3">Les gens venaient ici faire la fête,</text:p>
      <text:p text:style-name="P3">alors ça courait un peu partout,</text:p>
      <text:p text:style-name="P3"/>
      <text:p text:style-name="P3"><text:s/>738: 10:41:21.03 10:41:23.02 <text:s/>Durée 00:00:01.24 <text:s/>Lisibilité 29</text:p>
      <text:p text:style-name="P3">le jour, le soir, la nuit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Pas moyen de dormir.</text:p>
      <text:p text:style-name="P3"/>
      <text:p text:style-name="P3"><text:s/>740: 10:41:25.09 10:41:27.10 <text:s/>Durée 00:00:02.01 <text:s/>Lisibilité 31</text:p>
      <text:p text:style-name="P3">Une fois, ça va. Deux fois, ouais...</text:p>
      <text:p text:style-name="P3"><text:soft-page-break/></text:p>
      <text:p text:style-name="P3"><text:s/>741: 10:41:27.15 10:41:29.13 <text:s/>Durée 00:00:01.23 <text:s/>Lisibilité 29</text:p>
      <text:p text:style-name="P3">Deux ans d'affilée,</text:p>
      <text:p text:style-name="P3">tous les week-ends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je vous le dis, é dur.</text:p>
      <text:p text:style-name="P3"/>
      <text:p text:style-name="P3"><text:s/>743: 10:41:31.23 10:41:35.09 <text:s/>Durée 00:00:03.11 <text:s/>Lisibilité 52</text:p>
      <text:p text:style-name="P3">#Les limousines font même la queue</text:p>
      <text:p text:style-name="P3">pour déposer les turistas#</text:p>
      <text:p text:style-name="P3"/>
      <text:p text:style-name="P3"><text:s/>744: 10:41:35.13 10:41:38.12 <text:s/>Durée 00:00:02.24 <text:s/>Lisibilité 44</text:p>
      <text:p text:style-name="P3">#qui remplissent 4 apartamentos,</text:p>
      <text:p text:style-name="P3">l'un à côté de l'autre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sur une rue residenteielle du Plateau,</text:p>
      <text:p text:style-name="P3">la rue Cartier.#</text:p>
      <text:p text:style-name="P3"/>
      <text:p text:style-name="P3"><text:s/>746: 10:41:41.24 10:41:43.15 <text:s/>Durée 00:00:01.16 <text:s/>Lisibilité 25</text:p>
      <text:p text:style-name="P3">Les policiers nous ont dit</text:p>
      <text:p text:style-name="P3"/>
      <text:p text:style-name="P3"><text:s/>747: 10:41:43.20 10:41:46.12 <text:s/>Durée 00:00:02.17 <text:s/>Lisibilité 40</text:p>
      <text:p text:style-name="P3">que ce n'était pas qu'ici,</text:p>
      <text:p text:style-name="P3">les points chauds,</text:p>
      <text:p text:style-name="P3"/>
      <text:p text:style-name="P3"><text:s/>748: 10:41:46.16 10:41:48.21 <text:s/>Durée 00:00:02.05 <text:s/>Lisibilité 33</text:p>
      <text:p text:style-name="P3">qu'il y en avait beaucoup</text:p>
      <text:p text:style-name="P3">sur Le Plateau.</text:p>
      <text:p text:style-name="P3"/>
      <text:p text:style-name="P3"><text:s/>749: 10:41:51.00 10:41:52.03 <text:s/>Durée 00:00:01.03 <text:s/>Lisibilité 17</text:p>
      <text:p text:style-name="P3">Certains sont très gentil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3">mais d'autres ont l'impression de</text:p>
      <text:p text:style-name="P3">débarquer dans un centre de férias.</text:p>
      <text:p text:style-name="P3"/>
      <text:p text:style-name="P3"><text:s/>751: 10:41:56.15 10:41:59.24 <text:s/>Durée 00:00:03.09 <text:s/>Lisibilité 50</text:p>
      <text:p text:style-name="P3">#Olivier Lalande habite plus à l'ouest</text:p>
      <text:p text:style-name="P3">dans le bairro.#</text:p>
      <text:p text:style-name="P3"/>
      <text:p text:style-name="P3"><text:s/>752: 10:42:00.03 10:42:03.08 <text:s/>Durée 00:00:03.05 <text:s/>Lisibilité 48</text:p>
      <text:p text:style-name="P3">#Chaque été, il craint l'arrivée</text:p>
      <text:p text:style-name="P3">de la clientèle Airbnb#</text:p>
      <text:p text:style-name="P3"/>
      <text:p text:style-name="P3"><text:s/>753: 10:42:03.13 10:42:05.15 <text:s/>Durée 00:00:02.02 <text:s/>Lisibilité 31</text:p>
      <text:p text:style-name="P3">#qui envahit l'apartamento voisin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On en a vu de toutes les couleurs.</text:p>
      <text:p text:style-name="P3">On a eu des soldats américains</text:p>
      <text:p text:style-name="P3"/>
      <text:p text:style-name="P3"><text:s/>755: 10:42:09.10 10:42:10.10 <text:s/>Durée 00:00:01.00 <text:s/>Lisibilité 15</text:p>
      <text:p text:style-name="P3">qui venaient faire la fête.</text:p>
      <text:p text:style-name="P3"><text:soft-page-break/></text:p>
      <text:p text:style-name="P3"><text:s/>756: 10:42:10.14 10:42:12.12 <text:s/>Durée 00:00:01.23 <text:s/>Lisibilité 29</text:p>
      <text:p text:style-name="P3">On a eu des Écossais</text:p>
      <text:p text:style-name="P3"/>
      <text:p text:style-name="P3"><text:s/>757: 10:42:12.17 10:42:14.16 <text:s/>Durée 00:00:01.24 <text:s/>Lisibilité 29</text:p>
      <text:p text:style-name="P3">qui buvaient</text:p>
      <text:p text:style-name="P3">jusqu'à ne plus savoir leur nom.</text:p>
      <text:p text:style-name="P3"/>
      <text:p text:style-name="P3"><text:s/>758: 10:42:14.21 10:42:16.12 <text:s/>Durée 00:00:01.16 <text:s/>Lisibilité 25</text:p>
      <text:p text:style-name="P3">Alors, ça, é l'été 2016.</text:p>
      <text:p text:style-name="P3"/>
      <text:p text:style-name="P3"><text:s/>759: 10:42:16.16 10:42:18.09 <text:s/>Durée 00:00:01.18 <text:s/>Lisibilité 26</text:p>
      <text:p text:style-name="P3">#Ce qui l'exaspère le plus,#</text:p>
      <text:p text:style-name="P3"/>
      <text:p text:style-name="P3"><text:s/>760: 10:42:18.13 10:42:21.04 <text:s/>Durée 00:00:02.16 <text:s/>Lisibilité 40</text:p>
      <text:p text:style-name="P3">é la montagne de déchets</text:p>
      <text:p text:style-name="P3">que laissent les turistas.</text:p>
      <text:p text:style-name="P3"/>
      <text:p text:style-name="P3"><text:s/>761: 10:42:21.09 10:42:24.07 <text:s/>Durée 00:00:02.23 <text:s/>Lisibilité 44</text:p>
      <text:p text:style-name="P3">Ça é la fois</text:p>
      <text:p text:style-name="P3">où on s'était tellement plaint</text:p>
      <text:p text:style-name="P3"/>
      <text:p text:style-name="P3"><text:s/>762: 10:42:24.23 10:42:27.02 <text:s/>Durée 00:00:02.04 <text:s/>Lisibilité 32</text:p>
      <text:p text:style-name="P3">que plutôt que de ramasser</text:p>
      <text:p text:style-name="P3">les poubelles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3">et d'aller les jeter comme il faut,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3">ils ont préféré</text:p>
      <text:p text:style-name="P3">les rentrer à l'intérieur</text:p>
      <text:p text:style-name="P3"/>
      <text:p text:style-name="P3"><text:s/>765: 10:42:31.08 10:42:33.19 <text:s/>Durée 00:00:02.11 <text:s/>Lisibilité 37</text:p>
      <text:p text:style-name="P3">et ça a donné des mouches</text:p>
      <text:p text:style-name="P3">qui s'étaient accumulées.</text:p>
      <text:p text:style-name="P3"/>
      <text:p text:style-name="P3"><text:s/>766: 10:42:35.13 10:42:37.07 <text:s/>Durée 00:00:01.19 <text:s/>Lisibilité 26</text:p>
      <text:p text:style-name="P3">- Il y en a partout.</text:p>
      <text:p text:style-name="P3">- Partout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#Mais qui sont les proprietários</text:p>
      <text:p text:style-name="P3">derrière ces locações?#</text:p>
      <text:p text:style-name="P3"/>
      <text:p text:style-name="P3"><text:s/>768: 10:42:42.09 10:42:45.04 <text:s/>Durée 00:00:02.20 <text:s/>Lisibilité 42</text:p>
      <text:p text:style-name="P3">#On a décidé de louer</text:p>
      <text:p text:style-name="P3">pour une courte durée#</text:p>
      <text:p text:style-name="P3"/>
      <text:p text:style-name="P3"><text:s/>769: 10:42:45.08 10:42:47.13 <text:s/>Durée 00:00:02.05 <text:s/>Lisibilité 33</text:p>
      <text:p text:style-name="P3">#le 4047 de la rue Cartier.#</text:p>
      <text:p text:style-name="P3"/>
      <text:p text:style-name="P3"><text:s/>770: 10:42:48.03 10:42:50.14 <text:s/>Durée 00:00:02.11 <text:s/>Lisibilité 37</text:p>
      <text:p text:style-name="P3">#L'adresse nous conduit au site Airbnb #</text:p>
      <text:p text:style-name="P3"/>
      <text:p text:style-name="P3"><text:soft-page-break/><text:s/>771: 10:42:50.18 10:42:54.12 <text:s/>Durée 00:00:03.19 <text:s/>Lisibilité 56</text:p>
      <text:p text:style-name="P3">#qui la classe parmi les 20 meilleures</text:p>
      <text:p text:style-name="P3">locações de férias à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Les loueurs sont 2 hommes.#</text:p>
      <text:p text:style-name="P3"/>
      <text:p text:style-name="P3"><text:s/>773: 10:42:57.07 10:42:59.03 <text:s/>Durée 00:00:01.21 <text:s/>Lisibilité 28</text:p>
      <text:p text:style-name="P3">#En raffinant notre recherche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on découvre qu'ils dirigent</text:p>
      <text:p text:style-name="P3">une compagnie qui s'appelle Sonder.#</text:p>
      <text:p text:style-name="P3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3">On a loué un apartamento</text:p>
      <text:p text:style-name="P3"/>
      <text:p text:style-name="P3"><text:s/>776: 10:43:06.12 10:43:09.00 <text:s/>Durée 00:00:02.13 <text:s/>Lisibilité 38</text:p>
      <text:p text:style-name="P3">juste en face d'ici, 2 jours.</text:p>
      <text:p text:style-name="P3"/>
      <text:p text:style-name="P3"><text:s/>777: 10:43:09.18 10:43:12.22 <text:s/>Durée 00:00:03.04 <text:s/>Lisibilité 47</text:p>
      <text:p text:style-name="P3">Je ne vois aucun panneau</text:p>
      <text:p text:style-name="P3">à l'extérieur. Que se passe-t-il?</text:p>
      <text:p text:style-name="P3"/>
      <text:p text:style-name="P3"><text:s/>778: 10:43:13.01 10:43:14.15 <text:s/>Durée 00:00:01.14 <text:s/>Lisibilité 23</text:p>
      <text:p text:style-name="P3">#Luc Ferrandez est maire#</text:p>
      <text:p text:style-name="P3"/>
      <text:p text:style-name="P3"><text:s/>779: 10:43:14.19 10:43:17.03 <text:s/>Durée 00:00:02.09 <text:s/>Lisibilité 35</text:p>
      <text:p text:style-name="P3">#de l'arrondissement</text:p>
      <text:p text:style-name="P3">Le Plateau Mont-Royal.#</text:p>
      <text:p text:style-name="P3"/>
      <text:p text:style-name="P3"><text:s/>780: 10:43:17.07 10:43:18.02 <text:s/>Durée 00:00:00.20 <text:s/>Lisibilité 12</text:p>
      <text:p text:style-name="P3">À cet endroit-là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3">on avait justement des gens</text:p>
      <text:p text:style-name="P3">qui louaient impunément</text:p>
      <text:p text:style-name="P3"/>
      <text:p text:style-name="P3"><text:s/>782: 10:43:21.22 10:43:24.07 <text:s/>Durée 00:00:02.10 <text:s/>Lisibilité 36</text:p>
      <text:p text:style-name="P3">en bed and breakfast,</text:p>
      <text:p text:style-name="P3">des professionnels.</text:p>
      <text:p text:style-name="P3"/>
      <text:p text:style-name="P3"><text:s/>783: 10:43:24.11 10:43:28.01 <text:s/>Durée 00:00:03.15 <text:s/>Lisibilité 54</text:p>
      <text:p text:style-name="P3">Là, on était sur le point</text:p>
      <text:p text:style-name="P3">d'envoyer des fiscais.</text:p>
      <text:p text:style-name="P3"/>
      <text:p text:style-name="P3"><text:s/>784: 10:43:28.05 10:43:31.06 <text:s/>Durée 00:00:03.01 <text:s/>Lisibilité 46</text:p>
      <text:p text:style-name="P3">Au moment où on allait le faire,</text:p>
      <text:p text:style-name="P3">le proprietário est décédé.</text:p>
      <text:p text:style-name="P3"/>
      <text:p text:style-name="P3"><text:s/>785: 10:43:31.10 10:43:33.23 <text:s/>Durée 00:00:02.13 <text:s/>Lisibilité 38</text:p>
      <text:p text:style-name="P3">Et son partenaire nous a dit:</text:p>
      <text:p text:style-name="P3"/>
      <text:p text:style-name="P3"><text:s/>786: 10:43:34.02 10:43:37.16 <text:s/>Durée 00:00:03.14 <text:s/>Lisibilité 53</text:p>
      <text:p text:style-name="P3">"Je sors de ce business.</text:p>
      <text:p text:style-name="P3"><text:soft-page-break/>Je ne veux plus rien savoir."</text:p>
      <text:p text:style-name="P3"/>
      <text:p text:style-name="P3"><text:s/>787: 10:43:37.20 10:43:39.17 <text:s/>Durée 00:00:01.22 <text:s/>Lisibilité 28</text:p>
      <text:p text:style-name="P3">Et on n'a pas envoyé les fiscais.</text:p>
      <text:p text:style-name="P3"/>
      <text:p text:style-name="P3"><text:s/>788: 10:43:39.21 10:43:43.24 <text:s/>Durée 00:00:04.03 <text:s/>Lisibilité 62</text:p>
      <text:p text:style-name="P3">On s'aperçoit qu'il nous a roulés.</text:p>
      <text:p text:style-name="P3"/>
      <text:p text:style-name="P3"><text:s/>789: 10:43:44.03 10:43:46.21 <text:s/>Durée 00:00:02.18 <text:s/>Lisibilité 41</text:p>
      <text:p text:style-name="P3">Il a attendu et il recommence.</text:p>
      <text:p text:style-name="P3">On va recommencer aussi.</text:p>
      <text:p text:style-name="P3"/>
      <text:p text:style-name="P3"><text:s/>790: 10:43:47.12 10:43:50.00 <text:s/>Durée 00:00:02.13 <text:s/>Lisibilité 38</text:p>
      <text:p text:style-name="P3">#On apprend</text:p>
      <text:p text:style-name="P3">qu'après la mort du proprietário,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é Sonder qui est devenu le loueur</text:p>
      <text:p text:style-name="P3">des apartamentos de la rue Cartier.#</text:p>
      <text:p text:style-name="P3"/>
      <text:p text:style-name="P3"><text:s/>792: 10:43:54.05 10:43:56.08 <text:s/>Durée 00:00:02.03 <text:s/>Lisibilité 32</text:p>
      <text:p text:style-name="P3">Ça devient un hôtel illégal. </text:p>
      <text:p text:style-name="P3"/>
      <text:p text:style-name="P3"><text:s/>793: 10:43:58.22 10:44:02.07 <text:s/>Durée 00:00:03.10 <text:s/>Lisibilité 51</text:p>
      <text:p text:style-name="P3">Ça peut priver une partie</text:p>
      <text:p text:style-name="P3">de la population qui est locataire</text:p>
      <text:p text:style-name="P3"/>
      <text:p text:style-name="P3"><text:s/>794: 10:44:02.11 10:44:04.02 <text:s/>Durée 00:00:01.16 <text:s/>Lisibilité 25</text:p>
      <text:p text:style-name="P3">d'un accès</text:p>
      <text:p text:style-name="P3">à des logements de qualité.</text:p>
      <text:p text:style-name="P3"/>
      <text:p text:style-name="P3"><text:s/>795: 10:44:04.06 10:44:06.21 <text:s/>Durée 00:00:02.15 <text:s/>Lisibilité 39</text:p>
      <text:p text:style-name="P3">Les logements sur le marché locatif</text:p>
      <text:p text:style-name="P3">sont peu nombreux.</text:p>
      <text:p text:style-name="P3"/>
      <text:p text:style-name="P3"><text:s/>796: 10:44:07.14 10:44:11.23 <text:s/>Durée 00:00:04.09 <text:s/>Lisibilité 65</text:p>
      <text:p text:style-name="P3">#Pour l'urbaniste Gérard Beaudet,</text:p>
      <text:p text:style-name="P3">é le parc locatif qui est menacé#</text:p>
      <text:p text:style-name="P3"/>
      <text:p text:style-name="P3"><text:s/>797: 10:44:12.03 10:44:14.23 <text:s/>Durée 00:00:02.20 <text:s/>Lisibilité 42</text:p>
      <text:p text:style-name="P3">#et la qualité de vie</text:p>
      <text:p text:style-name="P3">qui risque de s'effriter,#</text:p>
      <text:p text:style-name="P3"/>
      <text:p text:style-name="P3"><text:s/>798: 10:44:15.03 10:44:15.23 <text:s/>Durée 00:00:00.20 <text:s/>Lisibilité 12</text:p>
      <text:p text:style-name="P3">#et pas qu'à Montreal.#</text:p>
      <text:p text:style-name="P3"/>
      <text:p text:style-name="P3"><text:s/>799: 10:44:16.02 10:44:17.12 <text:s/>Durée 00:00:01.10 <text:s/>Lisibilité 21</text:p>
      <text:p text:style-name="P3">Dans la Haute-Ville de Québec,</text:p>
      <text:p text:style-name="P3"/>
      <text:p text:style-name="P3"><text:s/>800: 10:44:17.17 10:44:20.14 <text:s/>Durée 00:00:02.22 <text:s/>Lisibilité 43</text:p>
      <text:p text:style-name="P3">on a vu s'effondrer</text:p>
      <text:p text:style-name="P3">l'offre des services de proximité,</text:p>
      <text:p text:style-name="P3"/>
      <text:p text:style-name="P3"><text:s/>801: 10:44:20.18 10:44:22.21 <text:s/>Durée 00:00:02.03 <text:s/>Lisibilité 32</text:p>
      <text:p text:style-name="P3">ce qui fait qu'aujourd'hui,</text:p>
      <text:p text:style-name="P3"><text:soft-page-break/>habiter le Vieux-Québec,</text:p>
      <text:p text:style-name="P3"/>
      <text:p text:style-name="P3"><text:s/>802: 10:44:23.00 10:44:26.02 <text:s/>Durée 00:00:03.02 <text:s/>Lisibilité 46</text:p>
      <text:p text:style-name="P3">é un problema car il faut</text:p>
      <text:p text:style-name="P3">en sortir pour avoir accès </text:p>
      <text:p text:style-name="P3"/>
      <text:p text:style-name="P3"><text:s/>803: 10:44:26.07 10:44:28.03 <text:s/>Durée 00:00:01.21 <text:s/>Lisibilité 28</text:p>
      <text:p text:style-name="P3">à quelques services de base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De toute évidence, la location Airbnb</text:p>
      <text:p text:style-name="P3">peut rapporter gros.#</text:p>
      <text:p text:style-name="P3"/>
      <text:p text:style-name="P3"><text:s/>805: 10:44:32.18 10:44:35.13 <text:s/>Durée 00:00:02.20 <text:s/>Lisibilité 42</text:p>
      <text:p text:style-name="P3">#On n'a qu'à consulter</text:p>
      <text:p text:style-name="P3">le rapport AirDNA 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#préparé</text:p>
      <text:p text:style-name="P3">par des spécialistes américains#</text:p>
      <text:p text:style-name="P3"/>
      <text:p text:style-name="P1"><text:span text:style-name="Fonte_20_parág._20_padrão"><text:span text:style-name="T1"><text:s/>807: 10:44:38.04 10:44:40.12 <text:s/>Durée 00:00:02.08 <text:s/>Lisibilité 35</text:span></text:span></text:p>
      <text:p text:style-name="P3">#qui analysent les locações d'Airbnb.#</text:p>
      <text:p text:style-name="P3"/>
      <text:p text:style-name="P3"><text:s/>808: 10:44:40.16 10:44:43.00 <text:s/>Durée 00:00:02.09 <text:s/>Lisibilité 35</text:p>
      <text:p text:style-name="P3">#Sur Le Plateau,</text:p>
      <text:p text:style-name="P3">cette maison rue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se classe en première position</text:p>
      <text:p text:style-name="P3">dans les 4 chambres et plu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On estime le revenu annuel</text:p>
      <text:p text:style-name="P3">à 207 280 dollars américains.#</text:p>
      <text:p text:style-name="P3"/>
      <text:p text:style-name="P3"><text:s/>811: 10:44:54.18 10:44:56.23 <text:s/>Durée 00:00:02.05 <text:s/>Lisibilité 33</text:p>
      <text:p text:style-name="P3">#Les intermediários de la location#</text:p>
      <text:p text:style-name="P3"/>
      <text:p text:style-name="P3"><text:s/>812: 10:44:57.02 10:44:58.08 <text:s/>Durée 00:00:01.06 <text:s/>Lisibilité 19</text:p>
      <text:p text:style-name="P3">#sont de plus en plus nombreux#</text:p>
      <text:p text:style-name="P3"/>
      <text:p text:style-name="P3"><text:s/>813: 10:44:58.12 10:45:02.04 <text:s/>Durée 00:00:03.17 <text:s/>Lisibilité 55</text:p>
      <text:p text:style-name="P3">#avec la popularité d'Airbnb</text:p>
      <text:p text:style-name="P3">qui ne cesse de croître.#</text:p>
      <text:p text:style-name="P3"/>
      <text:p text:style-name="P3"><text:s/>814: 10:45:02.24 10:45:04.09 <text:s/>Durée 00:00:01.10 <text:s/>Lisibilité 21</text:p>
      <text:p text:style-name="P3">É intéressant d'agir comme ça</text:p>
      <text:p text:style-name="P3"/>
      <text:p text:style-name="P3"><text:s/>815: 10:45:04.14 10:45:07.00 <text:s/>Durée 00:00:02.11 <text:s/>Lisibilité 37</text:p>
      <text:p text:style-name="P3">on n'a pas</text:p>
      <text:p text:style-name="P3">d'investissement de départ,</text:p>
      <text:p text:style-name="P3"/>
      <text:p text:style-name="P3"><text:s/>816: 10:45:07.04 10:45:09.19 <text:s/>Durée 00:00:02.15 <text:s/>Lisibilité 39</text:p>
      <text:p text:style-name="P3">on n'a pas à acheter des logements,</text:p>
      <text:p text:style-name="P3"><text:soft-page-break/>on sert d'intermediário.</text:p>
      <text:p text:style-name="P3"/>
      <text:p text:style-name="P3"><text:s/>817: 10:45:10.17 10:45:13.10 <text:s/>Durée 00:00:02.18 <text:s/>Lisibilité 41</text:p>
      <text:p text:style-name="P3">#Ces entreprises recherchent</text:p>
      <text:p text:style-name="P3">des apartamentos disponibles#</text:p>
      <text:p text:style-name="P3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3">#et ils concluent des accords</text:p>
      <text:p text:style-name="P3">de location avec les proprietários.#</text:p>
      <text:p text:style-name="P3"/>
      <text:p text:style-name="P3"><text:s/>819: 10:45:18.03 10:45:20.24 <text:s/>Durée 00:00:02.21 <text:s/>Lisibilité 43</text:p>
      <text:p text:style-name="P3">É un service clé en main,</text:p>
      <text:p text:style-name="P3">de A à Z.</text:p>
      <text:p text:style-name="P3"/>
      <text:p text:style-name="P3"><text:s/>820: 10:45:21.03 10:45:24.08 <text:s/>Durée 00:00:03.05 <text:s/>Lisibilité 48</text:p>
      <text:p text:style-name="P3">On s'occupe de gérer votre apartamento</text:p>
      <text:p text:style-name="P3">pour maximiser les revenus.</text:p>
      <text:p text:style-name="P3"/>
      <text:p text:style-name="P3"><text:s/>821: 10:45:24.24 10:45:27.10 <text:s/>Durée 00:00:02.11 <text:s/>Lisibilité 37</text:p>
      <text:p text:style-name="P3">#Nos recherches</text:p>
      <text:p text:style-name="P3">nous ont conduits vers cet homme#</text:p>
      <text:p text:style-name="P3"/>
      <text:p text:style-name="P1"><text:span text:style-name="Fonte_20_parág._20_padrão"><text:span text:style-name="T1"><text:s/>822: 10:45:27.15 10:45:30.23 <text:s/>Durée 00:00:03.08 <text:s/>Lisibilité 50</text:span></text:span></text:p>
      <text:p text:style-name="P3">#qui loue pour une courte durée</text:p>
      <text:p text:style-name="P3">des apartamentos aux turistas#</text:p>
      <text:p text:style-name="P3"/>
      <text:p text:style-name="P3"><text:s/>823: 10:45:31.02 10:45:34.00 <text:s/>Durée 00:00:02.23 <text:s/>Lisibilité 44</text:p>
      <text:p text:style-name="P3">#dans des zones residenteielles</text:p>
      <text:p text:style-name="P3">sur Le Plateau,#</text:p>
      <text:p text:style-name="P3"/>
      <text:p text:style-name="P3"><text:s/>824: 10:45:34.04 10:45:35.10 <text:s/>Durée 00:00:01.06 <text:s/>Lisibilité 19</text:p>
      <text:p text:style-name="P3">#ce qui est illégal.#</text:p>
      <text:p text:style-name="P3"/>
      <text:p text:style-name="P3"><text:s/>825: 10:45:35.14 10:45:36.19 <text:s/>Durée 00:00:01.05 <text:s/>Lisibilité 18</text:p>
      <text:p text:style-name="P3">#Sans permis, en plus.#</text:p>
      <text:p text:style-name="P3"/>
      <text:p text:style-name="P3"><text:s/>826: 10:45:37.08 10:45:39.03 <text:s/>Durée 00:00:01.20 <text:s/>Lisibilité 27</text:p>
      <text:p text:style-name="P3">#À l'aide d'une câmera cachée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on veut savoir comment il négocie</text:p>
      <text:p text:style-name="P3">avec un proprietário.#</text:p>
      <text:p text:style-name="P3"/>
      <text:p text:style-name="P3"><text:s/>828: 10:45:42.06 10:45:44.18 <text:s/>Durée 00:00:02.12 <text:s/>Lisibilité 37</text:p>
      <text:p text:style-name="P3">Ça ne coûte rien</text:p>
      <text:p text:style-name="P3">de faire affaire avec nous.</text:p>
      <text:p text:style-name="P3"/>
      <text:p text:style-name="P3"><text:s/>829: 10:45:44.22 10:45:47.10 <text:s/>Durée 00:00:02.13 <text:s/>Lisibilité 38</text:p>
      <text:p text:style-name="P3"><text:s/>À la fin, on va prendre une commission</text:p>
      <text:p text:style-name="P3">du revenu généré.</text:p>
      <text:p text:style-name="P3"/>
      <text:p text:style-name="P3"><text:s/>830: 10:45:47.14 10:45:49.10 <text:s/>Durée 00:00:01.21 <text:s/>Lisibilité 28</text:p>
      <text:p text:style-name="P3">- Et ça, é une commission de combien?</text:p>
      <text:p text:style-name="P3">- De 20%.</text:p>
      <text:p text:style-name="P3"/>
      <text:p text:style-name="P3"><text:soft-page-break/><text:s/>831: 10:45:49.14 10:45:52.08 <text:s/>Durée 00:00:02.19 <text:s/>Lisibilité 41</text:p>
      <text:p text:style-name="P3">- De 20% que vous prenez.</text:p>
      <text:p text:style-name="P3">- On prend une commission de 20%.</text:p>
      <text:p text:style-name="P3"/>
      <text:p text:style-name="P3"><text:s/>832: 10:45:53.08 10:45:55.01 <text:s/>Durée 00:00:01.18 <text:s/>Lisibilité 26</text:p>
      <text:p text:style-name="P3">#D'après son estimation,#</text:p>
      <text:p text:style-name="P3"/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3">#la location de l'apartamento</text:p>
      <text:p text:style-name="P3">rapporterait 5 mil dollars par mois.#</text:p>
      <text:p text:style-name="P3"/>
      <text:p text:style-name="P3"><text:s/>834: 10:45:59.14 10:46:03.15 <text:s/>Durée 00:00:04.01 <text:s/>Lisibilité 61</text:p>
      <text:p text:style-name="P3">#20% de commission, é</text:p>
      <text:p text:style-name="P3">1 mil dollars par mois dans sa poche.#</text:p>
      <text:p text:style-name="P3"/>
      <text:p text:style-name="P3"><text:s/>835: 10:46:03.20 10:46:06.11 <text:s/>Durée 00:00:02.16 <text:s/>Lisibilité 40</text:p>
      <text:p text:style-name="P3">#Et le permis requis</text:p>
      <text:p text:style-name="P3">par le ministère du Tourisme#</text:p>
      <text:p text:style-name="P3"/>
      <text:p text:style-name="P3"><text:s/>836: 10:46:06.16 10:46:09.06 <text:s/>Durée 00:00:02.15 <text:s/>Lisibilité 39</text:p>
      <text:p text:style-name="P3">#ne semble avoir aucune importance.#</text:p>
      <text:p text:style-name="P3"/>
      <text:p text:style-name="P3"><text:s/>837: 10:46:09.11 10:46:13.24 <text:s/>Durée 00:00:04.13 <text:s/>Lisibilité 68</text:p>
      <text:p text:style-name="P3">Si un inspecteur vient chez vous,</text:p>
      <text:p text:style-name="P3">la première fois, é un avertissement.</text:p>
      <text:p text:style-name="P3"/>
      <text:p text:style-name="P3"><text:s/>838: 10:46:14.03 10:46:18.05 <text:s/>Durée 00:00:04.02 <text:s/>Lisibilité 61</text:p>
      <text:p text:style-name="P3">La deuxième fois, il y a</text:p>
      <text:p text:style-name="P3">une amende qui est instaurée.</text:p>
      <text:p text:style-name="P3"/>
      <text:p text:style-name="P3"><text:s/>839: 10:46:18.09 10:46:20.16 <text:s/>Durée 00:00:02.07 <text:s/>Lisibilité 34</text:p>
      <text:p text:style-name="P3">Je n'ai jamais eu d'inspecteur</text:p>
      <text:p text:style-name="P3">qui est venu, et moi, je dis toujours:</text:p>
      <text:p text:style-name="P3"/>
      <text:p text:style-name="P3"><text:s/>840: 10:46:20.20 10:46:23.12 <text:s/>Durée 00:00:02.17 <text:s/>Lisibilité 40</text:p>
      <text:p text:style-name="P3">"Si un inspecteur vient et qu'il dit</text:p>
      <text:p text:style-name="P3">qu'il y a quelque chose qui se passe,</text:p>
      <text:p text:style-name="P3"/>
      <text:p text:style-name="P3"><text:s/>841: 10:46:23.16 10:46:25.18 <text:s/>Durée 00:00:02.02 <text:s/>Lisibilité 31</text:p>
      <text:p text:style-name="P3">"on va arrêter, monsieur."</text:p>
      <text:p text:style-name="P3"/>
      <text:p text:style-name="P3"><text:s/>842: 10:46:25.22 10:46:28.10 <text:s/>Durée 00:00:02.13 <text:s/>Lisibilité 38</text:p>
      <text:p text:style-name="P3">- É comme ça que vous fonctionnez?</text:p>
      <text:p text:style-name="P3">- Ouais.</text:p>
      <text:p text:style-name="P3"/>
      <text:p text:style-name="P3"><text:s/>843: 10:46:30.23 10:46:34.05 <text:s/>Durée 00:00:03.07 <text:s/>Lisibilité 49</text:p>
      <text:p text:style-name="P3">#Une autre compagnie qui signe</text:p>
      <text:p text:style-name="P3">des accords avec les proprietário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Sonder.#</text:p>
      <text:p text:style-name="P3"/>
      <text:p text:style-name="P3"><text:s/>845: 10:46:35.12 10:46:37.17 <text:s/>Durée 00:00:02.05 <text:s/>Lisibilité 33</text:p>
      <text:p text:style-name="P3">#É elle qui loue</text:p>
      <text:p text:style-name="P3">sur la rue Cartier.#</text:p>
      <text:p text:style-name="P3"><text:soft-page-break/></text:p>
      <text:p text:style-name="P3"><text:s/>846: 10:46:37.21 10:46:41.10 <text:s/>Durée 00:00:03.14 <text:s/>Lisibilité 53</text:p>
      <text:p text:style-name="P3">#Après plusieurs tentatives,</text:p>
      <text:p text:style-name="P3">la direction de l'entreprise#</text:p>
      <text:p text:style-name="P3"/>
      <text:p text:style-name="P3"><text:s/>847: 10:46:41.14 10:46:43.01 <text:s/>Durée 00:00:01.12 <text:s/>Lisibilité 22</text:p>
      <text:p text:style-name="P3">#accepte de nous parler.#</text:p>
      <text:p text:style-name="P3"/>
      <text:p text:style-name="P3"><text:s/>848: 10:46:43.06 10:46:44.19 <text:s/>Durée 00:00:01.13 <text:s/>Lisibilité 23</text:p>
      <text:p text:style-name="P3">Dans les entreprises qui proposent</text:p>
      <text:p text:style-name="P3"/>
      <text:p text:style-name="P3"><text:s/>849: 10:46:44.23 10:46:46.21 <text:s/>Durée 00:00:01.23 <text:s/>Lisibilité 29</text:p>
      <text:p text:style-name="P3">des services de location</text:p>
      <text:p text:style-name="P3">à court terme,</text:p>
      <text:p text:style-name="P3"/>
      <text:p text:style-name="P3"><text:s/>850: 10:46:47.00 10:46:49.19 <text:s/>Durée 00:00:02.19 <text:s/>Lisibilité 41</text:p>
      <text:p text:style-name="P3">on est parmi les plus gros</text:p>
      <text:p text:style-name="P3">au monde en ce moment.</text:p>
      <text:p text:style-name="P3"/>
      <text:p text:style-name="P3"><text:s/>851: 10:46:49.23 10:46:54.01 <text:s/>Durée 00:00:04.03 <text:s/>Lisibilité 62</text:p>
      <text:p text:style-name="P3">#L'entreprise Sonder loue une centaine</text:p>
      <text:p text:style-name="P3">de résidences de tourisme à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#dont une quarantaine sur Le Plateau,</text:p>
      <text:p text:style-name="P3">notamment celles de la rue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est le presidente de Sonder.#</text:p>
      <text:p text:style-name="P3"/>
      <text:p text:style-name="P3"><text:s/>854: 10:47:01.04 10:47:04.18 <text:s/>Durée 00:00:03.14 <text:s/>Lisibilité 53</text:p>
      <text:p text:style-name="P3">Le permis, on veut l'obtenir.</text:p>
      <text:p text:style-name="P3"/>
      <text:p text:style-name="P3"><text:s/>855: 10:47:05.12 10:47:08.07 <text:s/>Durée 00:00:02.20 <text:s/>Lisibilité 42</text:p>
      <text:p text:style-name="P3">Dans la plupart des cas, é</text:p>
      <text:p text:style-name="P3">extrêmement difficile de l'obtenir.</text:p>
      <text:p text:style-name="P3"/>
      <text:p text:style-name="P3"><text:s/>856: 10:47:08.11 10:47:10.01 <text:s/>Durée 00:00:01.15 <text:s/>Lisibilité 24</text:p>
      <text:p text:style-name="P3">Parfois,</text:p>
      <text:p text:style-name="P3">é pratiquement impossible.</text:p>
      <text:p text:style-name="P3"/>
      <text:p text:style-name="P3"><text:s/>857: 10:47:10.06 10:47:12.22 <text:s/>Durée 00:00:02.16 <text:s/>Lisibilité 40</text:p>
      <text:p text:style-name="P3">Ce qu'on souhaite faire,</text:p>
      <text:p text:style-name="P3">é aider à mettre en place</text:p>
      <text:p text:style-name="P3"/>
      <text:p text:style-name="P3"><text:s/>858: 10:47:13.01 10:47:15.04 <text:s/>Durée 00:00:02.03 <text:s/>Lisibilité 32</text:p>
      <text:p text:style-name="P3">un permis qui va permettre</text:p>
      <text:p text:style-name="P3">à la plupart des gens </text:p>
      <text:p text:style-name="P3"/>
      <text:p text:style-name="P3"><text:s/>859: 10:47:15.09 10:47:18.12 <text:s/>Durée 00:00:03.03 <text:s/>Lisibilité 47</text:p>
      <text:p text:style-name="P3">qui opèrent de façon saine</text:p>
      <text:p text:style-name="P3">dans la société d'avoir un permis.</text:p>
      <text:p text:style-name="P3"/>
      <text:p text:style-name="P3"><text:s/>860: 10:47:19.03 10:47:23.18 <text:s/>Durée 00:00:04.15 <text:s/>Lisibilité 69</text:p>
      <text:p text:style-name="P3"><text:soft-page-break/>#Après vérification, nous constatons</text:p>
      <text:p text:style-name="P3">que Sonder ne détient aucun permis#</text:p>
      <text:p text:style-name="P3"/>
      <text:p text:style-name="P3"><text:s/>861: 10:47:23.22 10:47:26.19 <text:s/>Durée 00:00:02.22 <text:s/>Lisibilité 43</text:p>
      <text:p text:style-name="P3">#pour sa centaine d'apartamentos</text:p>
      <text:p text:style-name="P3">à Montreal.#</text:p>
      <text:p text:style-name="P3"/>
      <text:p text:style-name="P3"><text:s/>862: 10:47:26.23 10:47:29.14 <text:s/>Durée 00:00:02.16 <text:s/>Lisibilité 40</text:p>
      <text:p text:style-name="P3">Chaque fois qu'il y a une innovation</text:p>
      <text:p text:style-name="P3">dans la société, </text:p>
      <text:p text:style-name="P3"/>
      <text:p text:style-name="P3"><text:s/>863: 10:47:29.19 10:47:33.05 <text:s/>Durée 00:00:03.11 <text:s/>Lisibilité 52</text:p>
      <text:p text:style-name="P3">il y a un certain moment</text:p>
      <text:p text:style-name="P3">où les règles sont desafionies,</text:p>
      <text:p text:style-name="P3"/>
      <text:p text:style-name="P3"><text:s/>864: 10:47:33.09 10:47:35.05 <text:s/>Durée 00:00:01.21 <text:s/>Lisibilité 28</text:p>
      <text:p text:style-name="P3">et ça ne se fait pas</text:p>
      <text:p text:style-name="P3">du jour au lendemain</text:p>
      <text:p text:style-name="P3"/>
      <text:p text:style-name="P3"><text:s/>865: 10:47:35.09 10:47:37.05 <text:s/>Durée 00:00:01.21 <text:s/>Lisibilité 28</text:p>
      <text:p text:style-name="P3">Pendant ce moment,</text:p>
      <text:p text:style-name="P3">ce qui est important, </text:p>
      <text:p text:style-name="P3"/>
      <text:p text:style-name="P3"><text:s/>866: 10:47:37.09 10:47:41.20 <text:s/>Durée 00:00:04.11 <text:s/>Lisibilité 67</text:p>
      <text:p text:style-name="P3">é qu'on fasse des choses</text:p>
      <text:p text:style-name="P3">qui soient bonnes pour la société</text:p>
      <text:p text:style-name="P3"/>
      <text:p text:style-name="P3"><text:s/>867: 10:47:41.24 10:47:45.00 <text:s/>Durée 00:00:03.01 <text:s/>Lisibilité 46</text:p>
      <text:p text:style-name="P3">et qu'on travaille ensemble</text:p>
      <text:p text:style-name="P3">pour qu'il y ait un sistema lé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Sonder est maintenant présente#</text:p>
      <text:p text:style-name="P3"/>
      <text:p text:style-name="P3"><text:s/>869: 10:47:48.01 10:47:50.15 <text:s/>Durée 00:00:02.14 <text:s/>Lisibilité 38</text:p>
      <text:p text:style-name="P3">#dans les principales villes</text:p>
      <text:p text:style-name="P3">en Amérique du Nord.#</text:p>
      <text:p text:style-name="P3"/>
      <text:p text:style-name="P3"><text:s/>870: 10:47:50.19 10:47:52.08 <text:s/>Durée 00:00:01.14 <text:s/>Lisibilité 23</text:p>
      <text:p text:style-name="P3">Si nos atividades</text:p>
      <text:p text:style-name="P3">ne sont pas bienvenues,</text:p>
      <text:p text:style-name="P3"/>
      <text:p text:style-name="P3"><text:s/>871: 10:47:52.12 10:47:55.18 <text:s/>Durée 00:00:03.06 <text:s/>Lisibilité 49</text:p>
      <text:p text:style-name="P3">je n'opérerai pas dans le flou</text:p>
      <text:p text:style-name="P3">pendant une décennie.</text:p>
      <text:p text:style-name="P3"/>
      <text:p text:style-name="P3"><text:s/>872: 10:47:55.23 10:47:58.00 <text:s/>Durée 00:00:02.02 <text:s/>Lisibilité 31</text:p>
      <text:p text:style-name="P3">On ne peut pas opérer</text:p>
      <text:p text:style-name="P3">de façon illégale,</text:p>
      <text:p text:style-name="P3"/>
      <text:p text:style-name="P3"><text:s/>873: 10:47:58.04 10:47:59.18 <text:s/>Durée 00:00:01.14 <text:s/>Lisibilité 23</text:p>
      <text:p text:style-name="P3">dans aucune ville dans le monde.</text:p>
      <text:p text:style-name="P3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3">#Un 3e joueur dans notre dossier:</text:p>
      <text:p text:style-name="P3"><text:soft-page-break/>Jeff Letendre.#</text:p>
      <text:p text:style-name="P3"/>
      <text:p text:style-name="P3"><text:s/>875: 10:48:06.07 10:48:09.07 <text:s/>Durée 00:00:03.00 <text:s/>Lisibilité 45</text:p>
      <text:p text:style-name="P3">#L'an dernier encore,</text:p>
      <text:p text:style-name="P3">il n'avait pas tous ses permis,#</text:p>
      <text:p text:style-name="P3"/>
      <text:p text:style-name="P3"><text:s/>876: 10:48:09.11 10:48:11.22 <text:s/>Durée 00:00:02.11 <text:s/>Lisibilité 37</text:p>
      <text:p text:style-name="P3">#comme la grande majorité</text:p>
      <text:p text:style-name="P3">de ses concurrents. #</text:p>
      <text:p text:style-name="P3"/>
      <text:p text:style-name="P3"><text:s/>877: 10:48:12.01 10:48:14.20 <text:s/>Durée 00:00:02.19 <text:s/>Lisibilité 41</text:p>
      <text:p text:style-name="P3">#Aujourd'hui,</text:p>
      <text:p text:style-name="P3">il dit qu'il est légal à 100%.#</text:p>
      <text:p text:style-name="P3"/>
      <text:p text:style-name="P3"><text:s/>878: 10:48:15.11 10:48:18.08 <text:s/>Durée 00:00:02.22 <text:s/>Lisibilité 43</text:p>
      <text:p text:style-name="P3">#Il loue maintenant</text:p>
      <text:p text:style-name="P3">ses 50 résidences de tourisme#</text:p>
      <text:p text:style-name="P3"/>
      <text:p text:style-name="P3"><text:s/>879: 10:48:18.12 10:48:20.13 <text:s/>Durée 00:00:02.01 <text:s/>Lisibilité 31</text:p>
      <text:p text:style-name="P3">#sur des rues commerciales,#</text:p>
      <text:p text:style-name="P3"/>
      <text:p text:style-name="P3"><text:s/>880: 10:48:20.17 10:48:23.13 <text:s/>Durée 00:00:02.21 <text:s/>Lisibilité 43</text:p>
      <text:p text:style-name="P3">#ce qui est permis dans</text:p>
      <text:p text:style-name="P3">des arrondissements comme Le Plateau.#</text:p>
      <text:p text:style-name="P3"/>
      <text:p text:style-name="P3"><text:s/>881: 10:48:23.18 10:48:25.24 <text:s/>Durée 00:00:02.06 <text:s/>Lisibilité 34</text:p>
      <text:p text:style-name="P3">On connaît les bairros</text:p>
      <text:p text:style-name="P3">qui sont en demande.</text:p>
      <text:p text:style-name="P3"/>
      <text:p text:style-name="P3"><text:s/>882: 10:48:26.03 10:48:28.01 <text:s/>Durée 00:00:01.23 <text:s/>Lisibilité 29</text:p>
      <text:p text:style-name="P3">On connaît</text:p>
      <text:p text:style-name="P3">de mieux en mieux le zonage.</text:p>
      <text:p text:style-name="P3"/>
      <text:p text:style-name="P3"><text:s/>883: 10:48:28.05 10:48:31.00 <text:s/>Durée 00:00:02.20 <text:s/>Lisibilité 42</text:p>
      <text:p text:style-name="P3">Je peux dire rapidement</text:p>
      <text:p text:style-name="P3">si j'aurai un permis là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Jeff Letendre vient cependant</text:p>
      <text:p text:style-name="P3">d'encaisser un coup dur.#</text:p>
      <text:p text:style-name="P3"/>
      <text:p text:style-name="P3"><text:s/>885: 10:48:36.14 10:48:39.19 <text:s/>Durée 00:00:03.05 <text:s/>Lisibilité 48</text:p>
      <text:p text:style-name="P3">#La ville considère que</text:p>
      <text:p text:style-name="P3">les résidences de tourisme qu'il loue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3">#sont commerciales</text:p>
      <text:p text:style-name="P3">et non residenteielles.#</text:p>
      <text:p text:style-name="P3"/>
      <text:p text:style-name="P3"><text:s/>887: 10:48:42.18 10:48:44.21 <text:s/>Durée 00:00:02.03 <text:s/>Lisibilité 32</text:p>
      <text:p text:style-name="P3">#Il doit donc payer</text:p>
      <text:p text:style-name="P3">plus d'impôts fonciers.#</text:p>
      <text:p text:style-name="P3"/>
      <text:p text:style-name="P3"><text:s/>888: 10:48:45.13 10:48:47.14 <text:s/>Durée 00:00:02.01 <text:s/>Lisibilité 31</text:p>
      <text:p text:style-name="P3">Le message de la ville</text:p>
      <text:p text:style-name="P3"><text:soft-page-break/>actuellement, é:</text:p>
      <text:p text:style-name="P3"/>
      <text:p text:style-name="P3"><text:s/>889: 10:48:47.18 10:48:50.01 <text:s/>Durée 00:00:02.08 <text:s/>Lisibilité 35</text:p>
      <text:p text:style-name="P3">"Si t'es illégal, reste illégal,</text:p>
      <text:p text:style-name="P3"/>
      <text:p text:style-name="P3"><text:s/>890: 10:48:50.05 10:48:52.13 <text:s/>Durée 00:00:02.08 <text:s/>Lisibilité 35</text:p>
      <text:p text:style-name="P3">"parce que si tu vas</text:p>
      <text:p text:style-name="P3">chercher un permis,</text:p>
      <text:p text:style-name="P3"/>
      <text:p text:style-name="P3"><text:s/>891: 10:48:52.17 10:48:53.24 <text:s/>Durée 00:00:01.07 <text:s/>Lisibilité 19</text:p>
      <text:p text:style-name="P3">"je vais t'étouffer."</text:p>
      <text:p text:style-name="P3"/>
      <text:p text:style-name="P3"><text:s/>892: 10:48:56.05 10:48:59.23 <text:s/>Durée 00:00:03.18 <text:s/>Lisibilité 56</text:p>
      <text:p text:style-name="P3">#Selon Pierre Desrochers, qui préside</text:p>
      <text:p text:style-name="P3">le Comité exécutif de Montreal,#</text:p>
      <text:p text:style-name="P3"/>
      <text:p text:style-name="P3"><text:s/>893: 10:49:00.02 10:49:02.11 <text:s/>Durée 00:00:02.09 <text:s/>Lisibilité 35</text:p>
      <text:p text:style-name="P3">#ces résidences</text:p>
      <text:p text:style-name="P3">sont une sorte d'hôtel,#</text:p>
      <text:p text:style-name="P3"/>
      <text:p text:style-name="P3"><text:s/>894: 10:49:02.15 10:49:05.07 <text:s/>Durée 00:00:02.17 <text:s/>Lisibilité 40</text:p>
      <text:p text:style-name="P3">#et tout le monde doit être traité</text:p>
      <text:p text:style-name="P3">de façon équitable.#</text:p>
      <text:p text:style-name="P3"/>
      <text:p text:style-name="P3"><text:s/>895: 10:49:05.11 10:49:08.09 <text:s/>Durée 00:00:02.23 <text:s/>Lisibilité 44</text:p>
      <text:p text:style-name="P3">On ne fait pas ça </text:p>
      <text:p text:style-name="P3">pour s'acharner sur quiconque.</text:p>
      <text:p text:style-name="P3"/>
      <text:p text:style-name="P3"><text:s/>896: 10:49:08.13 10:49:11.04 <text:s/>Durée 00:00:02.16 <text:s/>Lisibilité 40</text:p>
      <text:p text:style-name="P3">On veut tout simplement appliquer</text:p>
      <text:p text:style-name="P3">la réglementation,</text:p>
      <text:p text:style-name="P3"/>
      <text:p text:style-name="P3"><text:s/>897: 10:49:11.08 10:49:13.12 <text:s/>Durée 00:00:02.04 <text:s/>Lisibilité 32</text:p>
      <text:p text:style-name="P3">qui est importante,</text:p>
      <text:p text:style-name="P3">que les gens veulent qu'on applique.</text:p>
      <text:p text:style-name="P3"/>
      <text:p text:style-name="P3"><text:s/>898: 10:49:13.17 10:49:16.04 <text:s/>Durée 00:00:02.12 <text:s/>Lisibilité 37</text:p>
      <text:p text:style-name="P3">Le phénomène Airbnb va rester</text:p>
      <text:p text:style-name="P3"/>
      <text:p text:style-name="P3"><text:s/>899: 10:49:16.08 10:49:18.10 <text:s/>Durée 00:00:02.02 <text:s/>Lisibilité 31</text:p>
      <text:p text:style-name="P3">et é pas la bonne façon,</text:p>
      <text:p text:style-name="P3">de dire aux gens:</text:p>
      <text:p text:style-name="P3"/>
      <text:p text:style-name="P3"><text:s/>900: 10:49:18.14 10:49:21.18 <text:s/>Durée 00:00:03.04 <text:s/>Lisibilité 47</text:p>
      <text:p text:style-name="P3">"Venez vous légaliser et on va</text:p>
      <text:p text:style-name="P3">tripler votre taxe foncière."</text:p>
      <text:p text:style-name="P3"/>
      <text:p text:style-name="P3"><text:s/>901: 10:49:21.23 10:49:25.14 <text:s/>Durée 00:00:03.16 <text:s/>Lisibilité 55</text:p>
      <text:p text:style-name="P3">Il faut être conscient qu'il y a</text:p>
      <text:p text:style-name="P3">des impôts qui ne sont pas payés,</text:p>
      <text:p text:style-name="P3"/>
      <text:p text:style-name="P3"><text:s/>902: 10:49:25.18 10:49:29.11 <text:s/>Durée 00:00:03.18 <text:s/>Lisibilité 56</text:p>
      <text:p text:style-name="P3">que la vie des gens est perturbée,</text:p>
      <text:p text:style-name="P3">que des locataires sont évincés.</text:p>
      <text:p text:style-name="P3"/>
      <text:p text:style-name="P3"><text:soft-page-break/><text:s/>903: 10:49:29.15 10:49:32.05 <text:s/>Durée 00:00:02.15 <text:s/>Lisibilité 39</text:p>
      <text:p text:style-name="P3">#Le député</text:p>
      <text:p text:style-name="P3">de la circonscription de Mercier,#</text:p>
      <text:p text:style-name="P3"/>
      <text:p text:style-name="P3"><text:s/>904: 10:49:32.09 10:49:34.24 <text:s/>Durée 00:00:02.15 <text:s/>Lisibilité 39</text:p>
      <text:p text:style-name="P3">#qui couvre Le Plateau, Amir Khadir,#</text:p>
      <text:p text:style-name="P3"/>
      <text:p text:style-name="P3"><text:s/>905: 10:49:35.04 10:49:36.15 <text:s/>Durée 00:00:01.11 <text:s/>Lisibilité 22</text:p>
      <text:p text:style-name="P3">#et le maire de l'arrondissement#</text:p>
      <text:p text:style-name="P3"/>
      <text:p text:style-name="P3"><text:s/>906: 10:49:36.19 10:49:38.02 <text:s/>Durée 00:00:01.08 <text:s/>Lisibilité 20</text:p>
      <text:p text:style-name="P3">#réclament une loi québécoise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#sur les établissements d'hébergement</text:p>
      <text:p text:style-name="P3">touristique plus efficace.#</text:p>
      <text:p text:style-name="P3"/>
      <text:p text:style-name="P3"><text:s/>908: 10:49:42.07 10:49:46.05 <text:s/>Durée 00:00:03.23 <text:s/>Lisibilité 59</text:p>
      <text:p text:style-name="P3">#Ils suggèrent un maximum</text:p>
      <text:p text:style-name="P3">de 60 jours de location par an.#</text:p>
      <text:p text:style-name="P3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Les citoyens mécontents,</text:p>
      <text:p text:style-name="P3">voisins de la rue Cartier,#</text:p>
      <text:p text:style-name="P3"/>
      <text:p text:style-name="P3"><text:s/>910: 10:49:49.15 10:49:52.00 <text:s/>Durée 00:00:02.10 <text:s/>Lisibilité 36</text:p>
      <text:p text:style-name="P3">#étaient présents</text:p>
      <text:p text:style-name="P3">à la conférence de presse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jours, pour eux,</text:p>
      <text:p text:style-name="P3">é beaucoup trop.#</text:p>
      <text:p text:style-name="P3"/>
      <text:p text:style-name="P3"><text:s/>912: 10:49:55.01 10:49:59.11 <text:s/>Durée 00:00:04.10 <text:s/>Lisibilité 66</text:p>
      <text:p text:style-name="P3">Si on loue 4 jours</text:p>
      <text:p text:style-name="P3">à 15 reprises dans l'ano,</text:p>
      <text:p text:style-name="P3"/>
      <text:p text:style-name="P3"><text:s/>913: 10:49:59.15 10:50:01.18 <text:s/>Durée 00:00:02.03 <text:s/>Lisibilité 32</text:p>
      <text:p text:style-name="P3">ça fait 60 jours,</text:p>
      <text:p text:style-name="P3">même si é pas consécutif.</text:p>
      <text:p text:style-name="P3"/>
      <text:p text:style-name="P3"><text:s/>914: 10:50:01.22 10:50:04.17 <text:s/>Durée 00:00:02.20 <text:s/>Lisibilité 42</text:p>
      <text:p text:style-name="P3">Mais ça fait quand même</text:p>
      <text:p text:style-name="P3">l'équivalent de 60 jours.</text:p>
      <text:p text:style-name="P3"/>
      <text:p text:style-name="P3"><text:s/>915: 10:50:04.21 10:50:07.00 <text:s/>Durée 00:00:02.04 <text:s/>Lisibilité 32</text:p>
      <text:p text:style-name="P3">Ça fait un été complet de fêtes.</text:p>
      <text:p text:style-name="P3"/>
      <text:p text:style-name="P3"><text:s/>916: 10:50:07.05 10:50:09.13 <text:s/>Durée 00:00:02.08 <text:s/>Lisibilité 35</text:p>
      <text:p text:style-name="P3">Les 60, on pourra toujours</text:p>
      <text:p text:style-name="P3">les discuter,</text:p>
      <text:p text:style-name="P3"/>
      <text:p text:style-name="P3"><text:s/>917: 10:50:09.17 10:50:11.08 <text:s/>Durée 00:00:01.16 <text:s/>Lisibilité 25</text:p>
      <text:p text:style-name="P3">mais il faut</text:p>
      <text:p text:style-name="P3">qu'il y ait une date limite</text:p>
      <text:p text:style-name="P3"><text:soft-page-break/></text:p>
      <text:p text:style-name="P3"><text:s/>918: 10:50:11.12 10:50:13.19 <text:s/>Durée 00:00:02.07 <text:s/>Lisibilité 34</text:p>
      <text:p text:style-name="P3">au-delà de laquelle la personne</text:p>
      <text:p text:style-name="P3">ne puisse plus,</text:p>
      <text:p text:style-name="P3"/>
      <text:p text:style-name="P3"><text:s/>919: 10:50:13.23 10:50:17.05 <text:s/>Durée 00:00:03.07 <text:s/>Lisibilité 49</text:p>
      <text:p text:style-name="P3">pour que ça préserve</text:p>
      <text:p text:style-name="P3">l'esprit que é occasionnel,</text:p>
      <text:p text:style-name="P3"/>
      <text:p text:style-name="P3"><text:s/>920: 10:50:17.09 10:50:19.07 <text:s/>Durée 00:00:01.23 <text:s/>Lisibilité 29</text:p>
      <text:p text:style-name="P3">que é pas</text:p>
      <text:p text:style-name="P3">une atividade commerciale.</text:p>
      <text:p text:style-name="P3"/>
      <text:p text:style-name="P3"><text:s/>921: 10:50:20.02 10:50:23.05 <text:s/>Durée 00:00:03.03 <text:s/>Lisibilité 47</text:p>
      <text:p text:style-name="P3">#Pendant ce temps, la plupart</text:p>
      <text:p text:style-name="P3">des intermediários de la location#</text:p>
      <text:p text:style-name="P3"/>
      <text:p text:style-name="P3"><text:s/>922: 10:50:23.10 10:50:27.11 <text:s/>Durée 00:00:04.01 <text:s/>Lisibilité 61</text:p>
      <text:p text:style-name="P3">#encaissent des profits illégalement,</text:p>
      <text:p text:style-name="P3">en toute impunité.#</text:p>
      <text:p text:style-name="P3"/>
      <text:p text:style-name="P3"><text:s/>923: 10:50:27.16 10:50:29.02 <text:s/>Durée 00:00:01.11 <text:s/>Lisibilité 22</text:p>
      <text:p text:style-name="P3">É vraiment plus vivable ici.</text:p>
      <text:p text:style-name="P3"/>
      <text:p text:style-name="P3"><text:s/>924: 10:50:29.06 10:50:31.01 <text:s/>Durée 00:00:01.20 <text:s/>Lisibilité 27</text:p>
      <text:p text:style-name="P3">#Pour les residentes du Plateau,#</text:p>
      <text:p text:style-name="P3"/>
      <text:p text:style-name="P3"><text:s/>925: 10:50:31.05 10:50:34.12 <text:s/>Durée 00:00:03.07 <text:s/>Lisibilité 49</text:p>
      <text:p text:style-name="P3">#il est temps que ça bouge,</text:p>
      <text:p text:style-name="P3">au nível municipal#</text:p>
      <text:p text:style-name="P3"/>
      <text:p text:style-name="P3"><text:s/>926: 10:50:34.17 10:50:35.16 <text:s/>Durée 00:00:00.24 <text:s/>Lisibilité 14</text:p>
      <text:p text:style-name="P3">#et provincial.#</text:p>
      <text:p text:style-name="P3"/>
      <text:p text:style-name="P3"><text:s/>927: 10:50:35.20 10:50:37.14 <text:s/>Durée 00:00:01.19 <text:s/>Lisibilité 26</text:p>
      <text:p text:style-name="P3">La base de la vie en société,</text:p>
      <text:p text:style-name="P3"/>
      <text:p text:style-name="P3"><text:s/>928: 10:50:37.19 10:50:39.05 <text:s/>Durée 00:00:01.11 <text:s/>Lisibilité 22</text:p>
      <text:p text:style-name="P3">é d'avoir la paix.</text:p>
      <text:p text:style-name="P3"/>
      <text:p text:style-name="P3"><text:s/>929: 10:50:39.09 10:50:41.20 <text:s/>Durée 00:00:02.11 <text:s/>Lisibilité 37</text:p>
      <text:p text:style-name="P3">Si t'as pas la paix,</text:p>
      <text:p text:style-name="P3">tout fout le camp.</text:p>
      <text:p text:style-name="P3"/>
      <text:p text:style-name="P3"><text:s/>930: 10:50:42.00 10:50:42.23 <text:s/>Durée 00:00:00.23 <text:s/>Lisibilité 14</text:p>
      <text:p text:style-name="P3">Il faut des lois.</text:p>
      <text:p text:style-name="P3"/>
      <text:p text:style-name="P3"><text:s/>931: 10:50:43.02 10:50:46.01 <text:s/>Durée 00:00:02.24 <text:s/>Lisibilité 44</text:p>
      <text:p text:style-name="P3">Il faut renforcer les lois,</text:p>
      <text:p text:style-name="P3">et surtout, les faire appliquer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Le problema majeur,</text:p>
      <text:p text:style-name="P3">é qu'il y a pas d'application.</text:p>
      <text:p text:style-name="P3"/>
      <text:p text:style-name="P3"><text:soft-page-break/><text:s/>933: 10:50:49.00 10:50:51.03 <text:s/>Durée 00:00:02.03 <text:s/>Lisibilité 32</text:p>
      <text:p text:style-name="P3">Il y a des gens pour prendre</text:p>
      <text:p text:style-name="P3">nos impôts. </text:p>
      <text:p text:style-name="P3"/>
      <text:p text:style-name="P3"><text:s/>934: 10:50:51.07 10:50:53.07 <text:s/>Durée 00:00:02.00 <text:s/>Lisibilité 30</text:p>
      <text:p text:style-name="P3">É bien, mais j'aimerais</text:p>
      <text:p text:style-name="P3">un service derrière.</text:p>
      <text:p text:style-name="P3"/>
      <text:p text:style-name="P3"><text:s/>935: 10:50:56.18 10:50:59.01 <text:s/>Durée 00:00:02.08 <text:s/>Lisibilité 35</text:p>
      <text:p text:style-name="P3">Le gouvernement québécois annonçait</text:p>
      <text:p text:style-name="P3">que dès le mois d'octobre,</text:p>
      <text:p text:style-name="P3"/>
      <text:p text:style-name="P3"><text:s/>936: 10:50:59.05 10:51:01.05 <text:s/>Durée 00:00:02.00 <text:s/>Lisibilité 30</text:p>
      <text:p text:style-name="P3">Airbnb va percevoir la taxe d'hébergement</text:p>
      <text:p text:style-name="P3">de toutes ces locações</text:p>
      <text:p text:style-name="P3"/>
      <text:p text:style-name="P3"><text:s/>937: 10:51:01.09 10:51:02.22 <text:s/>Durée 00:00:01.13 <text:s/>Lisibilité 23</text:p>
      <text:p text:style-name="P3">et en faire la déclaration</text:p>
      <text:p text:style-name="P3"><text:s/>à Revenu Québec.</text:p>
      <text:p text:style-name="P3"/>
      <text:p text:style-name="P3"><text:s/>938: 10:51:03.01 10:51:03.22 <text:s/>Durée 00:00:00.21 <text:s/>Lisibilité 13</text:p>
      <text:p text:style-name="P3">É une première dans le pays,</text:p>
      <text:p text:style-name="P3"/>
      <text:p text:style-name="P3"><text:s/>939: 10:51:04.01 10:51:06.17 <text:s/>Durée 00:00:02.16 <text:s/>Lisibilité 40</text:p>
      <text:p text:style-name="P3">mais cela ne règle pas le problema</text:p>
      <text:p text:style-name="P3">de l'occupation illégale des apartamentos,</text:p>
      <text:p text:style-name="P3"/>
      <text:p text:style-name="P3"><text:s/>940: 10:51:06.21 10:51:08.22 <text:s/>Durée 00:00:02.01 <text:s/>Lisibilité 31</text:p>
      <text:p text:style-name="P3">Un problema auquel le gouvernement</text:p>
      <text:p text:style-name="P3">veut s'attaquer dès cet automne.</text:p>
      <text:p text:style-name="P3"/>
      <text:p text:style-name="P3"><text:s/>941: 10:51:09.02 10:51:10.14 <text:s/>Durée 00:00:01.12 <text:s/>Lisibilité 22</text:p>
      <text:p text:style-name="P3">É tout pour aujourd'hui.</text:p>
      <text:p text:style-name="P3"/>
      <text:p text:style-name="P3"><text:s/>942: 10:51:10.18 10:51:11.24 <text:s/>Durée 00:00:01.06 <text:s/>Lisibilité 19</text:p>
      <text:p text:style-name="P3">De Bern à Yaoundé,</text:p>
      <text:p text:style-name="P3"/>
      <text:p text:style-name="P3"><text:s/>943: 10:51:12.03 10:51:14.15 <text:s/>Durée 00:00:02.12 <text:s/>Lisibilité 37</text:p>
      <text:p text:style-name="P3">où que vous soyez</text:p>
      <text:p text:style-name="P3">dans la francophonie et ailleurs,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">merci de suivre les émissions</text:p>
      <text:p text:style-name="P3">de Radio-Canadá sur TV5 Monde.</text:p>
      <text:p text:style-name="P3"/>
      <text:p text:style-name="P3"><text:s/>945: 10:51:19.01 10:51:19.23 <text:s/>Durée 00:00:00.22 <text:s/>Lisibilité 13</text:p>
      <text:p text:style-name="P3">À la prochaine.</text:p>
      <text:p text:style-name="P3"/>
      <text:p text:style-name="P3"><text:s/>946: 10:51:38.03 10:51:40.19 <text:s/>Durée 00:00:02.16 <text:s/>Lisibilité 40</text:p>
      <text:p text:style-name="P3">Sous-titrage: ECLAIR</text:p>
      <text:p text:style-name="P1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draw:fill="bitmap" draw:fill-image-name="Grade_25_20azul" draw:fill-image-width="0cm" draw:fill-image-height="0cm" draw:fill-image-ref-point="top-left" style:footnote-max-height="0cm">
        <style:background-image xlink:href="Pictures/100000000000011A000003C793B76448E6F26366.png" xlink:type="simple" xlink:actuate="onLoad"/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initial-creator>Adriana</meta:initial-creator>
    <meta:creation-date>2017-11-19T11:33:00Z</meta:creation-date>
    <dc:date>2017-11-19T12:00:16.845000000</dc:date>
    <meta:editing-cycles>13</meta:editing-cycles>
    <meta:editing-duration>PT1H19M50S</meta:editing-duration>
    <meta:document-statistic meta:table-count="0" meta:image-count="0" meta:object-count="0" meta:page-count="109" meta:paragraph-count="4343" meta:word-count="22497" meta:character-count="167796" meta:non-whitespace-character-count="144449"/>
    <meta:template xlink:type="simple" xlink:actuate="onRequest" xlink:title="" xlink:href="Normal"/>
  </office:meta>
</office:document-meta>
</file>